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9cm" fo:margin-left="0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3.498cm"/>
    </style:style>
    <style:style style:name="Table2.C" style:family="table-column">
      <style:table-column-properties style:column-width="2.198cm"/>
    </style:style>
    <style:style style:name="Table2.D" style:family="table-column">
      <style:table-column-properties style:column-width="2.312cm"/>
    </style:style>
    <style:style style:name="Table2.E" style:family="table-column">
      <style:table-column-properties style:column-width="2.085cm"/>
    </style:style>
    <style:style style:name="Table2.F" style:family="table-column">
      <style:table-column-properties style:column-width="2.2cm"/>
    </style:style>
    <style:style style:name="Table2.H" style:family="table-column">
      <style:table-column-properties style:column-width="2.219cm"/>
    </style:style>
    <style:style style:name="Table2.1" style:family="table-row">
      <style:table-row-properties style:min-row-height="0.706cm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H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87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8" style:family="table-row">
      <style:table-row-properties style:min-row-height="0.522cm"/>
    </style:style>
    <style:style style:name="Table2.33" style:family="table-row">
      <style:table-row-properties style:min-row-height="0.637cm"/>
    </style:style>
    <style:style style:name="Таблица1" style:family="table">
      <style:table-properties style:width="17.609cm" fo:margin-left="0cm" table:align="left"/>
    </style:style>
    <style:style style:name="Таблица1.A" style:family="table-column">
      <style:table-column-properties style:column-width="2.598cm"/>
    </style:style>
    <style:style style:name="Таблица1.B" style:family="table-column">
      <style:table-column-properties style:column-width="0.697cm"/>
    </style:style>
    <style:style style:name="Таблица1.C" style:family="table-column">
      <style:table-column-properties style:column-width="2.693cm"/>
    </style:style>
    <style:style style:name="Таблица1.D" style:family="table-column">
      <style:table-column-properties style:column-width="0.723cm"/>
    </style:style>
    <style:style style:name="Таблица1.E" style:family="table-column">
      <style:table-column-properties style:column-width="1.9cm"/>
    </style:style>
    <style:style style:name="Таблица1.F" style:family="table-column">
      <style:table-column-properties style:column-width="2.477cm"/>
    </style:style>
    <style:style style:name="Таблица1.G" style:family="table-column">
      <style:table-column-properties style:column-width="1.901cm"/>
    </style:style>
    <style:style style:name="Таблица1.H" style:family="table-column">
      <style:table-column-properties style:column-width="2.117cm"/>
    </style:style>
    <style:style style:name="Таблица1.I" style:family="table-column">
      <style:table-column-properties style:column-width="2.503cm"/>
    </style:style>
    <style:style style:name="Таблица1.A1" style:family="table-cell">
      <style:table-cell-properties fo:padding="0.097cm" fo:border="0.05pt solid #000000"/>
    </style:style>
    <style:style style:name="Таблица1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A2" style:family="table-cell">
      <style:table-cell-properties fo:padding="0.097cm" fo:border-left="0.05pt solid #000000" fo:border-right="none" fo:border-top="0.05pt solid #000000" fo:border-bottom="none"/>
    </style:style>
    <style:style style:name="Таблица1.B2" style:family="table-cell">
      <style:table-cell-properties fo:padding="0.097cm" fo:border-left="none" fo:border-right="0.05pt solid #000000" fo:border-top="0.05pt solid #000000" fo:border-bottom="none"/>
    </style:style>
    <style:style style:name="Таблица1.C2" style:family="table-cell">
      <style:table-cell-properties fo:padding="0.097cm" fo:border-left="0.05pt solid #000000" fo:border-right="none" fo:border-top="none" fo:border-bottom="none"/>
    </style:style>
    <style:style style:name="Таблица1.D2" style:family="table-cell">
      <style:table-cell-properties fo:padding="0.097cm" fo:border="none"/>
    </style:style>
    <style:style style:name="Таблица1.I2" style:family="table-cell">
      <style:table-cell-properties fo:padding="0.097cm" fo:border-left="0.05pt solid #000000" fo:border-right="0.05pt solid #000000" fo:border-top="none" fo:border-bottom="none"/>
    </style:style>
    <style:style style:name="Таблица1.B3" style:family="table-cell">
      <style:table-cell-properties fo:padding="0.097cm" fo:border-left="none" fo:border-right="0.05pt solid #000000" fo:border-top="none" fo:border-bottom="none"/>
    </style:style>
    <style:style style:name="Таблица1.H3" style:family="table-cell">
      <style:table-cell-properties fo:padding="0.097cm" fo:border-left="none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none" fo:border-right="0.05pt solid #000000" fo:border-top="none" fo:border-bottom="0.05pt solid #000000"/>
    </style:style>
    <style:style style:name="Таблица1.G4" style:family="table-cell">
      <style:table-cell-properties fo:padding="0.097cm" fo:border-left="none" fo:border-right="none" fo:border-top="0.05pt solid #000000" fo:border-bottom="none"/>
    </style:style>
    <style:style style:name="Таблица1.I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607cm" fo:margin-left="0cm" table:align="left" fo:background-color="transparent">
        <style:background-image/>
      </style:table-properties>
    </style:style>
    <style:style style:name="Таблица2.A" style:family="table-column">
      <style:table-column-properties style:column-width="0.688cm"/>
    </style:style>
    <style:style style:name="Таблица2.B" style:family="table-column">
      <style:table-column-properties style:column-width="3.413cm"/>
    </style:style>
    <style:style style:name="Таблица2.C" style:family="table-column">
      <style:table-column-properties style:column-width="0.9cm"/>
    </style:style>
    <style:style style:name="Таблица2.Q" style:family="table-column">
      <style:table-column-properties style:column-width="0.912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2" style:family="table-row">
      <style:table-row-properties style:min-row-height="3.036cm" fo:background-color="transparent">
        <style:background-image/>
      </style:table-row-properties>
    </style:style>
    <style:style style:name="Таблица2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F2" style:family="table-cell">
      <style:table-cell-properties fo:background-color="#ffff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.Q2" style:family="table-cell">
      <style:table-cell-properties fo:background-color="#ffff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2.3" style:family="table-row">
      <style:table-row-properties fo:background-color="transparent">
        <style:background-image/>
      </style:table-row-properties>
    </style:style>
    <style:style style:name="Таблица2.4" style:family="table-row">
      <style:table-row-properties fo:background-color="transparent">
        <style:background-image/>
      </style:table-row-properties>
    </style:style>
    <style:style style:name="Таблица2.5" style:family="table-row">
      <style:table-row-properties fo:background-color="transparent">
        <style:background-image/>
      </style:table-row-properties>
    </style:style>
    <style:style style:name="Таблица2.6" style:family="table-row">
      <style:table-row-properties fo:background-color="transparent">
        <style:background-image/>
      </style:table-row-properties>
    </style:style>
    <style:style style:name="Таблица2.7" style:family="table-row">
      <style:table-row-properties fo:background-color="transparent">
        <style:background-image/>
      </style:table-row-properties>
    </style:style>
    <style:style style:name="Таблица2.8" style:family="table-row">
      <style:table-row-properties fo:background-color="transparent">
        <style:background-image/>
      </style:table-row-properties>
    </style:style>
    <style:style style:name="Таблица2.9" style:family="table-row">
      <style:table-row-properties fo:background-color="transparent">
        <style:background-image/>
      </style:table-row-properties>
    </style:style>
    <style:style style:name="Таблица2.10" style:family="table-row">
      <style:table-row-properties fo:background-color="transparent">
        <style:background-image/>
      </style:table-row-properties>
    </style:style>
    <style:style style:name="Таблица2.11" style:family="table-row">
      <style:table-row-properties fo:background-color="transparent">
        <style:background-image/>
      </style:table-row-properties>
    </style:style>
    <style:style style:name="Таблица2.12" style:family="table-row">
      <style:table-row-properties fo:background-color="transparent">
        <style:background-image/>
      </style:table-row-properties>
    </style:style>
    <style:style style:name="Таблица2.13" style:family="table-row">
      <style:table-row-properties fo:background-color="transparent">
        <style:background-image/>
      </style:table-row-properties>
    </style:style>
    <style:style style:name="Таблица2.14" style:family="table-row">
      <style:table-row-properties fo:background-color="transparent">
        <style:background-image/>
      </style:table-row-properties>
    </style:style>
    <style:style style:name="Таблица2.15" style:family="table-row">
      <style:table-row-properties fo:background-color="transparent">
        <style:background-image/>
      </style:table-row-properties>
    </style:style>
    <style:style style:name="Таблица2.16" style:family="table-row">
      <style:table-row-properties fo:background-color="transparent">
        <style:background-image/>
      </style:table-row-properties>
    </style:style>
    <style:style style:name="Таблица2.17" style:family="table-row">
      <style:table-row-properties fo:background-color="transparent">
        <style:background-image/>
      </style:table-row-properties>
    </style:style>
    <style:style style:name="Таблица3" style:family="table">
      <style:table-properties style:width="9.499cm" table:align="left" fo:background-color="transparent">
        <style:background-image/>
      </style:table-properties>
    </style:style>
    <style:style style:name="Таблица3.A" style:family="table-column">
      <style:table-column-properties style:column-width="2.408cm"/>
    </style:style>
    <style:style style:name="Таблица3.B" style:family="table-column">
      <style:table-column-properties style:column-width="1.085cm"/>
    </style:style>
    <style:style style:name="Таблица3.C" style:family="table-column">
      <style:table-column-properties style:column-width="0.9cm"/>
    </style:style>
    <style:style style:name="Таблица3.H" style:family="table-column">
      <style:table-column-properties style:column-width="1.508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fo:padding="0.049cm" fo:border="0.05pt solid #000000" style:writing-mode="page"/>
    </style:style>
    <style:style style:name="Таблица3.2" style:family="table-row">
      <style:table-row-properties style:min-row-height="3.036cm" fo:background-color="transparent">
        <style:background-image/>
      </style:table-row-properties>
    </style:style>
    <style:style style:name="Таблица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.3" style:family="table-row">
      <style:table-row-properties fo:background-color="transparent">
        <style:background-image/>
      </style:table-row-properties>
    </style:style>
    <style:style style:name="Таблица3.4" style:family="table-row">
      <style:table-row-properties fo:background-color="transparent">
        <style:background-image/>
      </style:table-row-properties>
    </style:style>
    <style:style style:name="Таблица3.5" style:family="table-row">
      <style:table-row-properties fo:background-color="transparent">
        <style:background-image/>
      </style:table-row-properties>
    </style:style>
    <style:style style:name="Таблица3.6" style:family="table-row">
      <style:table-row-properties fo:background-color="transparent">
        <style:background-image/>
      </style:table-row-properties>
    </style:style>
    <style:style style:name="Таблица3.7" style:family="table-row">
      <style:table-row-properties fo:background-color="transparent">
        <style:background-image/>
      </style:table-row-properties>
    </style:style>
    <style:style style:name="Таблица3.8" style:family="table-row">
      <style:table-row-properties fo:background-color="transparent">
        <style:background-image/>
      </style:table-row-properties>
    </style:style>
    <style:style style:name="Таблица3.9" style:family="table-row">
      <style:table-row-properties fo:background-color="transparent">
        <style:background-image/>
      </style:table-row-properties>
    </style:style>
    <style:style style:name="Таблица3.10" style:family="table-row">
      <style:table-row-properties fo:background-color="transparent">
        <style:background-image/>
      </style:table-row-properties>
    </style:style>
    <style:style style:name="Таблица3.11" style:family="table-row">
      <style:table-row-properties fo:background-color="transparent">
        <style:background-image/>
      </style:table-row-properties>
    </style:style>
    <style:style style:name="Таблица3.12" style:family="table-row">
      <style:table-row-properties fo:background-color="transparent">
        <style:background-image/>
      </style:table-row-properties>
    </style:style>
    <style:style style:name="Таблица3.13" style:family="table-row">
      <style:table-row-properties fo:background-color="transparent">
        <style:background-image/>
      </style:table-row-properties>
    </style:style>
    <style:style style:name="Таблица4" style:family="table">
      <style:table-properties style:width="12.984cm" table:align="left" fo:background-color="transparent">
        <style:background-image/>
      </style:table-properties>
    </style:style>
    <style:style style:name="Таблица4.A" style:family="table-column">
      <style:table-column-properties style:column-width="1.005cm"/>
    </style:style>
    <style:style style:name="Таблица4.C" style:family="table-column">
      <style:table-column-properties style:column-width="0.979cm"/>
    </style:style>
    <style:style style:name="Таблица4.L" style:family="table-column">
      <style:table-column-properties style:column-width="0.995cm"/>
    </style:style>
    <style:style style:name="Таблица4.M" style:family="table-column">
      <style:table-column-properties style:column-width="0.982cm"/>
    </style:style>
    <style:style style:name="Таблица4.A1" style:family="table-cell">
      <style:table-cell-properties fo:padding="0.097cm" fo:border="none"/>
    </style:style>
    <style:style style:name="Таблица4.3" style:family="table-row">
      <style:table-row-properties fo:background-color="transparent">
        <style:background-image/>
      </style:table-row-properties>
    </style:style>
    <style:style style:name="Таблица4.C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3" style:family="table-cell">
      <style:table-cell-properties fo:padding="0.097cm" fo:border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6" style:family="table-row">
      <style:table-row-properties style:min-row-height="0.679cm" fo:background-color="transparent">
        <style:background-image/>
      </style:table-row-properties>
    </style:style>
    <style:style style:name="Таблица5" style:family="table">
      <style:table-properties style:width="12.984cm" table:align="left" fo:background-color="transparent">
        <style:background-image/>
      </style:table-properties>
    </style:style>
    <style:style style:name="Таблица5.A" style:family="table-column">
      <style:table-column-properties style:column-width="1.005cm"/>
    </style:style>
    <style:style style:name="Таблица5.C" style:family="table-column">
      <style:table-column-properties style:column-width="0.979cm"/>
    </style:style>
    <style:style style:name="Таблица5.L" style:family="table-column">
      <style:table-column-properties style:column-width="0.995cm"/>
    </style:style>
    <style:style style:name="Таблица5.M" style:family="table-column">
      <style:table-column-properties style:column-width="0.982cm"/>
    </style:style>
    <style:style style:name="Таблица5.A1" style:family="table-cell">
      <style:table-cell-properties fo:padding="0.097cm" fo:border="none"/>
    </style:style>
    <style:style style:name="Таблица5.3" style:family="table-row">
      <style:table-row-properties fo:background-color="transparent">
        <style:background-image/>
      </style:table-row-properties>
    </style:style>
    <style:style style:name="Таблица5.C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3" style:family="table-cell">
      <style:table-cell-properties fo:padding="0.097cm" fo:border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6" style:family="table-row">
      <style:table-row-properties style:min-row-height="0.679cm" fo:background-color="transparent">
        <style:background-image/>
      </style:table-row-properties>
    </style:style>
    <style:style style:name="P1" style:family="paragraph" style:parent-style-name="Text_20_body">
      <style:paragraph-properties fo:text-align="center" style:justify-single-word="false" fo:break-before="page"/>
      <style:text-properties fo:font-size="14pt" officeooo:rsid="0031b24a" officeooo:paragraph-rsid="0031b24a" style:font-size-asian="12.25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4pt" officeooo:rsid="0031b24a" officeooo:paragraph-rsid="0031b24a" style:font-size-asian="12.25pt" style:font-size-complex="14pt"/>
    </style:style>
    <style:style style:name="P3" style:family="paragraph" style:parent-style-name="Text_20_body">
      <style:paragraph-properties fo:text-align="end" style:justify-single-word="false"/>
      <style:text-properties fo:font-size="14pt" officeooo:rsid="0031b24a" officeooo:paragraph-rsid="0031b24a" style:font-size-asian="12.25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8pt" officeooo:rsid="0031b24a" officeooo:paragraph-rsid="0031b24a" style:font-size-asian="15.75pt" style:font-size-complex="18pt"/>
    </style:style>
    <style:style style:name="P5" style:family="paragraph" style:parent-style-name="Standard">
      <style:paragraph-properties fo:break-before="page"/>
      <style:text-properties fo:font-variant="normal" fo:text-transform="none" fo:color="#000000" loext:opacity="100%" style:text-position="0% 100%" fo:font-size="14pt" fo:letter-spacing="normal" fo:language="ru" fo:country="RU" fo:font-weight="bold" officeooo:rsid="0014d2c1" officeooo:paragraph-rsid="0014d2c1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font-variant="normal" fo:text-transform="none" fo:color="#000000" loext:opacity="100%" style:text-position="0% 100%" fo:font-size="14pt" fo:letter-spacing="normal" fo:language="ru" fo:country="RU" fo:font-weight="bold" officeooo:rsid="001dc19d" officeooo:paragraph-rsid="001dc19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officeooo:paragraph-rsid="0031b24a"/>
    </style:style>
    <style:style style:name="P8" style:family="paragraph" style:parent-style-name="Standard">
      <style:paragraph-properties fo:break-before="page"/>
      <style:text-properties fo:font-size="14pt" fo:font-weight="bold" officeooo:rsid="0028da10" officeooo:paragraph-rsid="002fda84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2e6d34" officeooo:paragraph-rsid="002e6d3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343f0f" officeooo:paragraph-rsid="00343f0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37f881" officeooo:paragraph-rsid="0037f88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e2209" officeooo:paragraph-rsid="002e2209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8da10" officeooo:paragraph-rsid="002fda84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5d342" officeooo:paragraph-rsid="0025d342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28da10" officeooo:paragraph-rsid="0028da10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e2209" officeooo:paragraph-rsid="002e2209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43bdd" officeooo:paragraph-rsid="00243bdd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e6d34" officeooo:paragraph-rsid="002e6d34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37f881" officeooo:paragraph-rsid="0037f88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officeooo:rsid="003abaef" officeooo:paragraph-rsid="003abaef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36bca7" officeooo:paragraph-rsid="0036bca7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232097" officeooo:paragraph-rsid="00232097" style:font-size-asian="14pt" style:font-size-complex="14pt"/>
    </style:style>
    <style:style style:name="P23" style:family="paragraph" style:parent-style-name="Standard">
      <style:text-properties fo:font-size="14pt" fo:language="ru" fo:country="RU" officeooo:rsid="0010c7ee" style:font-size-asian="14pt" style:font-size-complex="14pt"/>
    </style:style>
    <style:style style:name="P24" style:family="paragraph" style:parent-style-name="Standard">
      <style:text-properties fo:font-size="14pt" fo:language="ru" fo:country="RU" fo:font-weight="bold" officeooo:rsid="0014d2c1" officeooo:paragraph-rsid="0014d2c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3abaef"/>
    </style:style>
    <style:style style:name="P27" style:family="paragraph" style:parent-style-name="Standard">
      <style:paragraph-properties fo:text-align="center" style:justify-single-word="false"/>
      <style:text-properties officeooo:rsid="0036bca7" officeooo:paragraph-rsid="0036bca7"/>
    </style:style>
    <style:style style:name="P28" style:family="paragraph" style:parent-style-name="Standard">
      <style:text-properties fo:font-weight="normal" officeooo:rsid="003da277" officeooo:paragraph-rsid="003f14ff" style:font-weight-asian="normal" style:font-weight-complex="normal"/>
    </style:style>
    <style:style style:name="P29" style:family="paragraph" style:parent-style-name="Standard">
      <style:text-properties fo:font-weight="normal" officeooo:rsid="003f14ff" officeooo:paragraph-rsid="003f14ff" style:font-weight-asian="normal" style:font-weight-complex="normal"/>
    </style:style>
    <style:style style:name="P30" style:family="paragraph" style:parent-style-name="Standard">
      <style:text-properties fo:font-weight="normal" officeooo:rsid="003fbf2b" officeooo:paragraph-rsid="003fbf2b" style:font-weight-asian="normal" style:font-weight-complex="normal"/>
    </style:style>
    <style:style style:name="P31" style:family="paragraph" style:parent-style-name="Standard">
      <style:text-properties fo:font-weight="normal" officeooo:rsid="00417b18" officeooo:paragraph-rsid="00417b18" style:font-weight-asian="normal" style:font-weight-complex="normal"/>
    </style:style>
    <style:style style:name="P32" style:family="paragraph" style:parent-style-name="Standard">
      <style:text-properties officeooo:paragraph-rsid="0037f881"/>
    </style:style>
    <style:style style:name="P33" style:family="paragraph" style:parent-style-name="Standard">
      <style:text-properties officeooo:rsid="0039dc9c" officeooo:paragraph-rsid="0039dc9c"/>
    </style:style>
    <style:style style:name="P34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normal" officeooo:rsid="00232097" officeooo:paragraph-rsid="0031b24a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bold" officeooo:rsid="001dc19d" officeooo:paragraph-rsid="001dc19d" style:font-size-asian="14pt" style:font-weight-asian="bold" style:font-size-complex="14pt" style:font-weight-complex="bold"/>
    </style:style>
    <style:style style:name="P36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bold" officeooo:rsid="0014d2c1" officeooo:paragraph-rsid="0014d2c1" style:font-size-asian="14pt" style:font-weight-asian="bold" style:font-size-complex="14pt" style:font-weight-complex="bold"/>
    </style:style>
    <style:style style:name="P37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officeooo:rsid="0013d67d" officeooo:paragraph-rsid="0013d67d" style:font-size-asian="14pt" style:font-size-complex="14pt"/>
    </style:style>
    <style:style style:name="P38" style:family="paragraph" style:parent-style-name="Standard">
      <style:text-properties fo:font-variant="normal" fo:text-transform="none" fo:color="#000000" loext:opacity="100%" style:text-position="sub 58%" fo:font-size="14pt" fo:letter-spacing="normal" fo:language="ru" fo:country="RU" officeooo:rsid="0012716b" officeooo:paragraph-rsid="0012716b" style:font-size-asian="14pt" style:font-size-complex="14pt"/>
    </style:style>
    <style:style style:name="P39" style:family="paragraph" style:parent-style-name="Standard">
      <style:text-properties fo:font-weight="bold" officeooo:rsid="0039dc9c" officeooo:paragraph-rsid="0039dc9c" style:font-weight-asian="bold" style:font-weight-complex="bold"/>
    </style:style>
    <style:style style:name="P40" style:family="paragraph" style:parent-style-name="Standard">
      <style:text-properties fo:font-weight="bold" officeooo:rsid="003abaef" officeooo:paragraph-rsid="003abaef" style:font-weight-asian="bold" style:font-weight-complex="bold"/>
    </style:style>
    <style:style style:name="P41" style:family="paragraph" style:parent-style-name="Standard">
      <style:text-properties fo:font-weight="bold" officeooo:rsid="003c2f1b" officeooo:paragraph-rsid="003c2f1b" style:font-weight-asian="bold" style:font-weight-complex="bold"/>
    </style:style>
    <style:style style:name="P42" style:family="paragraph" style:parent-style-name="Standard">
      <style:text-properties fo:font-weight="bold" officeooo:rsid="003da277" officeooo:paragraph-rsid="003da277" style:font-weight-asian="bold" style:font-weight-complex="bold"/>
    </style:style>
    <style:style style:name="P43" style:family="paragraph" style:parent-style-name="Standard">
      <style:text-properties fo:font-weight="bold" officeooo:rsid="003fbf2b" officeooo:paragraph-rsid="003fbf2b" style:font-weight-asian="bold" style:font-weight-complex="bold"/>
    </style:style>
    <style:style style:name="P44" style:family="paragraph" style:parent-style-name="Standard">
      <style:text-properties fo:font-weight="bold" officeooo:rsid="00417b18" officeooo:paragraph-rsid="00417b18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officeooo:rsid="003ae218" officeooo:paragraph-rsid="003ae218"/>
    </style:style>
    <style:style style:name="P46" style:family="paragraph" style:parent-style-name="Standard">
      <style:text-properties officeooo:rsid="003ae218" officeooo:paragraph-rsid="003ae218"/>
    </style:style>
    <style:style style:name="P47" style:family="paragraph" style:parent-style-name="Standard">
      <style:text-properties officeooo:rsid="003c2f1b" officeooo:paragraph-rsid="003c2f1b"/>
    </style:style>
    <style:style style:name="P48" style:family="paragraph" style:parent-style-name="Standard">
      <style:text-properties officeooo:rsid="0025d342" officeooo:paragraph-rsid="0025d342"/>
    </style:style>
    <style:style style:name="P49" style:family="paragraph" style:parent-style-name="Table_20_Contents">
      <style:text-properties fo:font-size="14pt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4f562" officeooo:paragraph-rsid="0034f562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4f562" officeooo:paragraph-rsid="003abaef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550d1" officeooo:paragraph-rsid="003550d1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550d1" officeooo:paragraph-rsid="003abaef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paragraph-rsid="003abaef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paragraph-rsid="00243bdd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36bca7" officeooo:paragraph-rsid="0036bca7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36bca7" officeooo:paragraph-rsid="003abaef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3abaef" officeooo:paragraph-rsid="003abaef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3ae218" officeooo:paragraph-rsid="003ae218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1dc19d" officeooo:paragraph-rsid="00243bdd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1dc19d" officeooo:paragraph-rsid="001dc19d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1dc19d" officeooo:paragraph-rsid="00232097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25d342" officeooo:paragraph-rsid="0025d342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223b8c" officeooo:paragraph-rsid="00243bdd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223b8c" officeooo:paragraph-rsid="00223b8c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232097" officeooo:paragraph-rsid="00232097" style:font-size-asian="14pt" style:font-size-complex="14pt"/>
    </style:style>
    <style:style style:name="P68" style:family="paragraph" style:parent-style-name="Table_20_Contents">
      <style:text-properties fo:font-size="14pt" officeooo:rsid="00161b13" officeooo:paragraph-rsid="00161b13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1a2791" officeooo:paragraph-rsid="001a2791" style:font-size-asian="14pt" style:font-size-complex="14pt"/>
    </style:style>
    <style:style style:name="P70" style:family="paragraph" style:parent-style-name="Table_20_Contents">
      <style:text-properties fo:font-size="14pt" officeooo:rsid="001a2791" officeooo:paragraph-rsid="001a2791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14d2c1" officeooo:paragraph-rsid="0014d2c1" style:font-size-asian="14pt" style:font-size-complex="14pt"/>
    </style:style>
    <style:style style:name="P72" style:family="paragraph" style:parent-style-name="Table_20_Contents">
      <style:text-properties fo:font-size="14pt" officeooo:rsid="0014d2c1" officeooo:paragraph-rsid="0014d2c1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197121" officeooo:paragraph-rsid="00197121" style:font-size-asian="14pt" style:font-size-complex="14pt"/>
    </style:style>
    <style:style style:name="P75" style:family="paragraph" style:parent-style-name="Table_20_Contents">
      <style:text-properties fo:font-size="14pt" officeooo:rsid="00197121" officeooo:paragraph-rsid="00197121" style:font-size-asian="14pt" style:font-size-complex="14pt"/>
    </style:style>
    <style:style style:name="P76" style:family="paragraph" style:parent-style-name="Table_20_Contents">
      <style:text-properties fo:font-size="14pt" officeooo:paragraph-rsid="0014d2c1" style:font-size-asian="14pt" style:font-size-complex="14pt"/>
    </style:style>
    <style:style style:name="P77" style:family="paragraph" style:parent-style-name="Table_20_Contents">
      <style:text-properties fo:font-size="14pt" officeooo:paragraph-rsid="001a2791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fo:font-size="14pt" officeooo:rsid="00179b74" officeooo:paragraph-rsid="00179b74" style:font-size-asian="14pt" style:font-size-complex="14pt"/>
    </style:style>
    <style:style style:name="P79" style:family="paragraph" style:parent-style-name="Table_20_Contents">
      <style:text-properties fo:font-size="14pt" officeooo:rsid="00179b74" officeooo:paragraph-rsid="00179b74" style:font-size-asian="14pt" style:font-size-complex="14pt"/>
    </style:style>
    <style:style style:name="P80" style:family="paragraph" style:parent-style-name="Table_20_Contents">
      <style:text-properties fo:font-size="14pt" officeooo:rsid="00155e1b" officeooo:paragraph-rsid="00155e1b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fo:font-weight="normal" officeooo:rsid="0025d342" officeooo:paragraph-rsid="0025d342" style:font-size-asian="14pt" style:font-weight-asian="normal" style:font-size-complex="14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size="14pt" fo:font-weight="normal" officeooo:rsid="001bcd61" officeooo:paragraph-rsid="00243bdd" style:font-size-asian="14pt" style:font-weight-asian="normal" style:font-size-complex="14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4pt" fo:font-weight="normal" officeooo:rsid="001bcd61" officeooo:paragraph-rsid="001bcd61" style:font-size-asian="14pt" style:font-weight-asian="normal" style:font-size-complex="14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size="14pt" fo:font-weight="normal" officeooo:rsid="00232097" officeooo:paragraph-rsid="00243bdd" style:font-size-asian="14pt" style:font-weight-asian="normal" style:font-size-complex="14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size="14pt" fo:font-weight="normal" officeooo:rsid="00232097" officeooo:paragraph-rsid="00232097" style:font-size-asian="14pt" style:font-weight-asian="normal" style:font-size-complex="14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14pt" fo:font-weight="normal" officeooo:rsid="001a2791" officeooo:paragraph-rsid="00243bdd" style:font-size-asian="14pt" style:font-weight-asian="normal" style:font-size-complex="14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size="14pt" fo:font-weight="normal" officeooo:rsid="001a2791" officeooo:paragraph-rsid="001a2791" style:font-size-asian="14pt" style:font-weight-asian="normal" style:font-size-complex="14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4pt" fo:font-weight="normal" officeooo:rsid="00197121" officeooo:paragraph-rsid="00243bdd" style:font-size-asian="14pt" style:font-weight-asian="normal" style:font-size-complex="14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fo:font-size="14pt" fo:font-weight="normal" officeooo:rsid="00197121" officeooo:paragraph-rsid="00197121" style:font-size-asian="14pt" style:font-weight-asian="normal" style:font-size-complex="14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font-size="14pt" fo:font-weight="normal" officeooo:rsid="00197121" officeooo:paragraph-rsid="00179b74" style:font-size-asian="14pt" style:font-weight-asian="normal" style:font-size-complex="14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size="14pt" fo:font-weight="normal" officeooo:rsid="00179b74" officeooo:paragraph-rsid="00243bdd" style:font-size-asian="14pt" style:font-weight-asian="normal" style:font-size-complex="14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fo:font-size="14pt" fo:font-weight="normal" officeooo:rsid="00179b74" officeooo:paragraph-rsid="00179b74" style:font-size-asian="14pt" style:font-weight-asian="normal" style:font-size-complex="14pt" style:font-weight-complex="normal"/>
    </style:style>
    <style:style style:name="P93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94" style:family="paragraph" style:parent-style-name="Table_20_Contents">
      <style:text-properties fo:font-size="14pt" fo:font-weight="bold" officeooo:rsid="00161b13" officeooo:paragraph-rsid="00161b13" style:font-size-asian="14pt" style:font-weight-asian="bold" style:font-size-complex="14pt" style:font-weight-complex="bold"/>
    </style:style>
    <style:style style:name="P95" style:family="paragraph" style:parent-style-name="Table_20_Contents">
      <style:text-properties fo:font-size="14pt" fo:font-weight="bold" officeooo:rsid="0014d2c1" officeooo:paragraph-rsid="0014d2c1" style:font-size-asian="14pt" style:font-weight-asian="bold" style:font-size-complex="14pt" style:font-weight-complex="bold"/>
    </style:style>
    <style:style style:name="P96" style:family="paragraph" style:parent-style-name="Table_20_Contents">
      <style:text-properties fo:font-size="14pt" fo:font-weight="bold" officeooo:rsid="001bcd61" officeooo:paragraph-rsid="001bcd61" style:font-size-asian="14pt" style:font-weight-asian="bold" style:font-size-complex="14pt" style:font-weight-complex="bold"/>
    </style:style>
    <style:style style:name="P97" style:family="paragraph" style:parent-style-name="Table_20_Contents">
      <style:text-properties fo:font-size="14pt" fo:font-weight="bold" officeooo:rsid="001a2791" officeooo:paragraph-rsid="001a2791" style:font-size-asian="14pt" style:font-weight-asian="bold" style:font-size-complex="14pt" style:font-weight-complex="bold"/>
    </style:style>
    <style:style style:name="P98" style:family="paragraph" style:parent-style-name="Table_20_Contents">
      <style:text-properties fo:font-size="14pt" fo:font-weight="bold" officeooo:rsid="00197121" officeooo:paragraph-rsid="00197121" style:font-size-asian="14pt" style:font-weight-asian="bold" style:font-size-complex="14pt" style:font-weight-complex="bold"/>
    </style:style>
    <style:style style:name="P99" style:family="paragraph" style:parent-style-name="Table_20_Contents">
      <style:text-properties fo:font-size="14pt" fo:font-weight="bold" officeooo:rsid="00179b74" officeooo:paragraph-rsid="00179b74" style:font-size-asian="14pt" style:font-weight-asian="bold" style:font-size-complex="14pt" style:font-weight-complex="bold"/>
    </style:style>
    <style:style style:name="P100" style:family="paragraph" style:parent-style-name="Table_20_Contents">
      <style:text-properties fo:font-size="14pt" fo:font-weight="bold" officeooo:rsid="00155e1b" officeooo:paragraph-rsid="00155e1b" style:font-size-asian="14pt" style:font-weight-asian="bold" style:font-size-complex="14pt" style:font-weight-complex="bold"/>
    </style:style>
    <style:style style:name="P101" style:family="paragraph" style:parent-style-name="Table_20_Contents">
      <style:text-properties fo:font-size="14pt" fo:font-weight="bold" officeooo:paragraph-rsid="0014d2c1" style:font-size-asian="14pt" style:font-weight-asian="bold" style:font-size-complex="14pt" style:font-weight-complex="bold"/>
    </style:style>
    <style:style style:name="P102" style:family="paragraph" style:parent-style-name="Table_20_Contents">
      <style:text-properties fo:font-size="14pt" fo:language="ru" fo:country="RU" style:font-size-asian="14pt" style:font-size-complex="14pt"/>
    </style:style>
    <style:style style:name="P103" style:family="paragraph" style:parent-style-name="Table_20_Contents">
      <style:text-properties fo:font-size="14pt" fo:language="ru" fo:country="RU" officeooo:rsid="00105e8e" officeooo:paragraph-rsid="00105e8e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3pt" fo:language="ru" fo:country="RU" officeooo:rsid="0010c7ee" officeooo:paragraph-rsid="0010c7ee" style:font-size-asian="13pt" style:font-size-complex="13pt"/>
    </style:style>
    <style:style style:name="P105" style:family="paragraph" style:parent-style-name="Table_20_Contents">
      <style:paragraph-properties fo:text-align="center" style:justify-single-word="false"/>
      <style:text-properties fo:font-size="13pt" fo:language="ru" fo:country="RU" officeooo:paragraph-rsid="00105e8e" style:font-size-asian="13pt" style:font-size-complex="13pt"/>
    </style:style>
    <style:style style:name="P106" style:family="paragraph" style:parent-style-name="Table_20_Contents">
      <style:paragraph-properties fo:text-align="center" style:justify-single-word="false"/>
      <style:text-properties fo:font-size="13pt" fo:language="ru" fo:country="RU" officeooo:rsid="00105e8e" officeooo:paragraph-rsid="00105e8e" style:font-size-asian="13pt" style:font-size-complex="13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3550d1" officeooo:paragraph-rsid="003550d1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officeooo:paragraph-rsid="003abaef"/>
    </style:style>
    <style:style style:name="P109" style:family="paragraph" style:parent-style-name="Table_20_Contents">
      <style:text-properties style:text-position="0% 100%" fo:font-size="14pt" fo:font-weight="bold" officeooo:rsid="001a2791" officeooo:paragraph-rsid="001a2791" style:font-size-asian="14pt" style:font-weight-asian="bold" style:font-size-complex="14pt" style:font-weight-complex="bold"/>
    </style:style>
    <style:style style:name="P110" style:family="paragraph" style:parent-style-name="Table_20_Contents">
      <style:text-properties fo:font-variant="normal" fo:text-transform="none" fo:color="#000000" loext:opacity="100%" fo:font-size="14pt" fo:letter-spacing="normal" officeooo:rsid="0014d2c1" officeooo:paragraph-rsid="0014d2c1" style:font-size-asian="14pt" style:font-size-complex="14pt"/>
    </style:style>
    <style:style style:name="P111" style:family="paragraph" style:parent-style-name="Table_20_Contents">
      <style:text-properties fo:font-variant="normal" fo:text-transform="none" fo:color="#000000" loext:opacity="100%" fo:font-size="14pt" fo:letter-spacing="normal" fo:font-weight="bold" officeooo:rsid="0014d2c1" officeooo:paragraph-rsid="0014d2c1" style:font-size-asian="14pt" style:font-weight-asian="bold" style:font-size-complex="14pt" style:font-weight-complex="bold"/>
    </style:style>
    <style:style style:name="P112" style:family="paragraph">
      <loext:graphic-properties draw:fill="none" draw:fill-color="#000000"/>
    </style:style>
    <style:style style:name="P113" style:family="paragraph">
      <loext:graphic-properties draw:fill="none" draw:fill-color="#000000"/>
      <style:paragraph-properties fo:text-align="center"/>
    </style:style>
    <style:style style:name="P114" style:family="paragraph">
      <loext:graphic-properties draw:fill-color="#000000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05e8e"/>
    </style:style>
    <style:style style:name="T3" style:family="text">
      <style:text-properties style:text-position="sub 58%" officeooo:rsid="003abaef"/>
    </style:style>
    <style:style style:name="T4" style:family="text">
      <style:text-properties style:text-position="sub 58%" fo:font-size="14pt" officeooo:rsid="003abaef" style:font-size-asian="14pt" style:font-size-complex="14pt"/>
    </style:style>
    <style:style style:name="T5" style:family="text">
      <style:text-properties style:text-position="sub 58%" fo:font-size="12pt" officeooo:rsid="003abaef" style:font-size-asian="12pt" style:font-size-complex="12pt"/>
    </style:style>
    <style:style style:name="T6" style:family="text">
      <style:text-properties style:text-position="sub 58%" officeooo:rsid="003f14ff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4d2c1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1a2791" style:font-weight-asian="bold" style:font-weight-complex="bold"/>
    </style:style>
    <style:style style:name="T11" style:family="text">
      <style:text-properties style:text-position="0% 100%" officeooo:rsid="001a2791"/>
    </style:style>
    <style:style style:name="T12" style:family="text">
      <style:text-properties style:text-position="0% 100%" fo:font-size="14pt" officeooo:rsid="0034f562" style:font-size-asian="14pt" style:font-size-complex="14pt"/>
    </style:style>
    <style:style style:name="T13" style:family="text">
      <style:text-properties style:text-position="0% 100%" fo:font-size="12pt" officeooo:rsid="003550d1" style:font-size-asian="12pt" style:font-size-complex="12pt"/>
    </style:style>
    <style:style style:name="T14" style:family="text">
      <style:text-properties style:text-position="0% 100%" officeooo:rsid="003f14ff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officeooo:rsid="0010c7ee"/>
    </style:style>
    <style:style style:name="T17" style:family="text">
      <style:text-properties fo:font-variant="normal" fo:text-transform="none" fo:color="#000000" loext:opacity="100%" style:text-position="0% 100%" fo:letter-spacing="normal"/>
    </style:style>
    <style:style style:name="T18" style:family="text">
      <style:text-properties fo:font-variant="normal" fo:text-transform="none" fo:color="#000000" loext:opacity="100%" style:text-position="0% 100%" fo:font-size="14pt" fo:letter-spacing="normal" fo:language="ru" fo:country="RU" fo:font-weight="bold" officeooo:rsid="00238fe3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fo:letter-spacing="normal" officeooo:rsid="0014d2c1"/>
    </style:style>
    <style:style style:name="T20" style:family="text">
      <style:text-properties fo:font-variant="normal" fo:text-transform="none" fo:color="#000000" loext:opacity="100%" fo:letter-spacing="normal" officeooo:rsid="00155e1b"/>
    </style:style>
    <style:style style:name="T21" style:family="text">
      <style:text-properties officeooo:rsid="0014d2c1"/>
    </style:style>
    <style:style style:name="T22" style:family="text">
      <style:text-properties fo:font-weight="bold" officeooo:rsid="001a2791" style:font-weight-asian="bold" style:font-weight-complex="bold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14d2c1"/>
    </style:style>
    <style:style style:name="T25" style:family="text">
      <style:text-properties style:text-position="super 58%" fo:font-weight="bold" officeooo:rsid="001a2791" style:font-weight-asian="bold" style:font-weight-complex="bold"/>
    </style:style>
    <style:style style:name="T26" style:family="text">
      <style:text-properties officeooo:rsid="00155e1b"/>
    </style:style>
    <style:style style:name="T27" style:family="text">
      <style:text-properties officeooo:rsid="00161b13"/>
    </style:style>
    <style:style style:name="T28" style:family="text">
      <style:text-properties officeooo:rsid="00197121"/>
    </style:style>
    <style:style style:name="T29" style:family="text">
      <style:text-properties officeooo:rsid="00105e8e"/>
    </style:style>
    <style:style style:name="T30" style:family="text">
      <style:text-properties officeooo:rsid="00232097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style:font-size-asian="14pt" style:font-weight-asian="normal" style:font-weight-complex="normal"/>
    </style:style>
    <style:style style:name="T33" style:family="text">
      <style:text-properties officeooo:rsid="0031b24a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37f881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39dc9c" style:font-size-asian="14pt" style:font-weight-asian="normal" style:font-size-complex="14pt" style:font-weight-complex="normal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37f881" style:font-size-asian="14pt" style:font-size-complex="14pt"/>
    </style:style>
    <style:style style:name="T39" style:family="text">
      <style:text-properties fo:font-size="14pt" officeooo:rsid="0034f562" style:font-size-asian="14pt" style:font-size-complex="14pt"/>
    </style:style>
    <style:style style:name="T40" style:family="text">
      <style:text-properties fo:font-size="12pt" officeooo:rsid="003550d1" style:font-size-asian="12pt" style:font-size-complex="12pt"/>
    </style:style>
    <style:style style:name="T41" style:family="text">
      <style:text-properties officeooo:rsid="003f14f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1.177cm" fo:min-width="0.44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1.229cm" fo:min-width="0.5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3cm" fo:min-width="3.6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43cm" fo:min-width="3.61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3cm" fo:min-width="3.7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cm" svg:stroke-color="#000000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49cm" svg:stroke-color="#ff0000" draw:fill="none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3cm" fo:min-width="0.58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64cm" fo:min-width="0.5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1.125cm" fo:min-width="0.46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1.224cm" fo:min-width="0.4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1.132cm" fo:min-width="0.39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1.286cm" fo:min-width="0.70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2.843cm" fo:min-width="0.65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46cm" fo:min-width="0.4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13cm" fo:min-width="0.4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45cm" fo:min-width="0.69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0.43cm" fo:min-width="0.4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.049cm" svg:stroke-color="#ff0000" draw:fill="none" draw:fill-color="#000000" draw:textarea-horizontal-align="justify" draw:textarea-vertical-align="middle" draw:auto-grow-height="false" fo:min-height="1.337cm" fo:min-width="0.78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иональный Исследовательский Университет</text:p>
      <text:p text:style-name="P2">Информационных Технологий Механики и Оптики</text:p>
      <text:p text:style-name="P2"/>
      <text:p text:style-name="P2"/>
      <text:p text:style-name="P2"/>
      <text:p text:style-name="P2"/>
      <text:p text:style-name="P2"/>
      <text:p text:style-name="P2"/>
      <text:p text:style-name="P4">Курсовая работа по дискретной математике</text:p>
      <text:p text:style-name="P4">«Синтез комбинационных схем»</text:p>
      <text:p text:style-name="P4"/>
      <text:p text:style-name="P3"/>
      <text:p text:style-name="P3"/>
      <text:p text:style-name="P3"/>
      <text:p text:style-name="P3">Выполнил:</text:p>
      <text:p text:style-name="P3">обучающийся Р3110</text:p>
      <text:p text:style-name="P3">Бавыкин Роман</text:p>
      <text:p text:style-name="P3">Преподаватель:</text:p>
      <text:p text:style-name="P3">Поляков Владимир Иванович</text:p>
      <text:p text:style-name="P3"/>
      <text:p text:style-name="P3"/>
      <text:p text:style-name="P3"/>
      <text:p text:style-name="P3"/>
      <text:p text:style-name="P3"/>
      <text:p text:style-name="P2">Санкт-Петербург</text:p>
      <text:p text:style-name="P2">2020 г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3">Условия, при которых f=1</text:p>
          </table:table-cell>
          <table:table-cell table:style-name="Table1.B1" office:value-type="string">
            <text:p text:style-name="P103">Условия, при которых f=d</text:p>
          </table:table-cell>
        </table:table-row>
        <table:table-row>
          <table:table-cell table:style-name="Table1.A2" office:value-type="string">
            <text:p text:style-name="P102">2≤|x<text:span text:style-name="T1">1</text:span>x<text:span text:style-name="T1">2</text:span>x<text:span text:style-name="T1">5</text:span>-x<text:span text:style-name="T2">3</text:span>x<text:span text:style-name="T1">4</text:span>|≤4</text:p>
          </table:table-cell>
          <table:table-cell table:style-name="Table1.B2" office:value-type="string">
            <text:p text:style-name="P102">|x<text:span text:style-name="T1">1</text:span>x<text:span text:style-name="T1">2</text:span>x<text:span text:style-name="T1">5</text:span>-x<text:span text:style-name="T1">3</text:span>x<text:span text:style-name="T1">4</text:span><text:span text:style-name="T7">|</text:span>=5</text:p>
          </table:table-cell>
        </table:table-row>
      </table:table>
      <text:p text:style-name="P24">Составление таблицы истинности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106">N</text:p>
          </table:table-cell>
          <table:table-cell table:style-name="Table2.A1" office:value-type="string">
            <text:p text:style-name="P106">X<text:span text:style-name="T1">1</text:span><text:span text:style-name="T7">X</text:span><text:span text:style-name="T1">2</text:span><text:span text:style-name="T7">X</text:span><text:span text:style-name="T1">3</text:span><text:span text:style-name="T7">X</text:span><text:span text:style-name="T1">4</text:span><text:span text:style-name="T7">X</text:span><text:span text:style-name="T1">5</text:span></text:p>
          </table:table-cell>
          <table:table-cell table:style-name="Table2.A1" office:value-type="string">
            <text:p text:style-name="P106">X<text:span text:style-name="T1">1</text:span><text:span text:style-name="T7">X</text:span><text:span text:style-name="T1">2</text:span><text:span text:style-name="T7">X</text:span><text:span text:style-name="T1">5</text:span></text:p>
          </table:table-cell>
          <table:table-cell table:style-name="Table2.A1" office:value-type="string">
            <text:p text:style-name="P106"><text:span text:style-name="T7">(X</text:span><text:span text:style-name="T1">1</text:span><text:span text:style-name="T7">X</text:span><text:span text:style-name="T1">2</text:span><text:span text:style-name="T7">X</text:span><text:span text:style-name="T1">5</text:span><text:span text:style-name="T7">)</text:span><text:span text:style-name="T1">10</text:span></text:p>
          </table:table-cell>
          <table:table-cell table:style-name="Table2.A1" office:value-type="string">
            <text:p text:style-name="P106">X<text:span text:style-name="T1">3</text:span><text:span text:style-name="T7">X</text:span><text:span text:style-name="T1">4</text:span></text:p>
          </table:table-cell>
          <table:table-cell table:style-name="Table2.A1" office:value-type="string">
            <text:p text:style-name="P106">(X<text:span text:style-name="T1">3</text:span><text:span text:style-name="T7">X</text:span><text:span text:style-name="T1">4</text:span><text:span text:style-name="T7">)</text:span><text:span text:style-name="T1">10</text:span></text:p>
          </table:table-cell>
          <table:table-cell table:style-name="Table2.A1" office:value-type="string">
            <text:p text:style-name="P105">|<text:span text:style-name="T1"> </text:span>- |</text:p>
          </table:table-cell>
          <table:table-cell table:style-name="Table2.H1" office:value-type="string">
            <text:p text:style-name="P106">f</text:p>
          </table:table-cell>
        </table:table-row>
        <table:table-row table:style-name="Table2.2">
          <table:table-cell table:style-name="Table2.A2" office:value-type="string">
            <text:p text:style-name="P106">0</text:p>
          </table:table-cell>
          <table:table-cell table:style-name="Table2.A2" office:value-type="string">
            <text:p text:style-name="P106">0 0 0 0 0</text:p>
          </table:table-cell>
          <table:table-cell table:style-name="Table2.A2" office:value-type="string">
            <text:p text:style-name="P104">0 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0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1</text:p>
          </table:table-cell>
          <table:table-cell table:style-name="Table2.A2" office:value-type="string">
            <text:p text:style-name="P106">0 0 0 0 1</text:p>
          </table:table-cell>
          <table:table-cell table:style-name="Table2.A2" office:value-type="string">
            <text:p text:style-name="P104">0 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1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2</text:p>
          </table:table-cell>
          <table:table-cell table:style-name="Table2.A2" office:value-type="string">
            <text:p text:style-name="P106">0 0 0 1 0</text:p>
          </table:table-cell>
          <table:table-cell table:style-name="Table2.A2" office:value-type="string">
            <text:p text:style-name="P104">0 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1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3</text:p>
          </table:table-cell>
          <table:table-cell table:style-name="Table2.A2" office:value-type="string">
            <text:p text:style-name="P106">0 0 0 1 1</text:p>
          </table:table-cell>
          <table:table-cell table:style-name="Table2.A2" office:value-type="string">
            <text:p text:style-name="P104">0 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0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4</text:p>
          </table:table-cell>
          <table:table-cell table:style-name="Table2.A2" office:value-type="string">
            <text:p text:style-name="P106">0 0 1 0 0</text:p>
          </table:table-cell>
          <table:table-cell table:style-name="Table2.A2" office:value-type="string">
            <text:p text:style-name="P104">0 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2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5</text:p>
          </table:table-cell>
          <table:table-cell table:style-name="Table2.A2" office:value-type="string">
            <text:p text:style-name="P106">0 0 1 0 1</text:p>
          </table:table-cell>
          <table:table-cell table:style-name="Table2.A2" office:value-type="string">
            <text:p text:style-name="P104">0 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1</text:p>
          </table:table-cell>
          <table:table-cell table:style-name="Table2.H2" office:value-type="string">
            <text:p text:style-name="P104">0</text:p>
          </table:table-cell>
        </table:table-row>
        <table:table-row table:style-name="Table2.8">
          <table:table-cell table:style-name="Table2.A2" office:value-type="string">
            <text:p text:style-name="P106">6</text:p>
          </table:table-cell>
          <table:table-cell table:style-name="Table2.A2" office:value-type="string">
            <text:p text:style-name="P106">0 0 1 1 0</text:p>
          </table:table-cell>
          <table:table-cell table:style-name="Table2.A2" office:value-type="string">
            <text:p text:style-name="P104">0 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3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7</text:p>
          </table:table-cell>
          <table:table-cell table:style-name="Table2.A2" office:value-type="string">
            <text:p text:style-name="P106">0 0 1 1 1</text:p>
          </table:table-cell>
          <table:table-cell table:style-name="Table2.A2" office:value-type="string">
            <text:p text:style-name="P104">0 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2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8</text:p>
          </table:table-cell>
          <table:table-cell table:style-name="Table2.A2" office:value-type="string">
            <text:p text:style-name="P106">0 1 0 0 0</text:p>
          </table:table-cell>
          <table:table-cell table:style-name="Table2.A2" office:value-type="string">
            <text:p text:style-name="P104">0 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2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9</text:p>
          </table:table-cell>
          <table:table-cell table:style-name="Table2.A2" office:value-type="string">
            <text:p text:style-name="P106">0 1 0 0 1</text:p>
          </table:table-cell>
          <table:table-cell table:style-name="Table2.A2" office:value-type="string">
            <text:p text:style-name="P104">0 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3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10</text:p>
          </table:table-cell>
          <table:table-cell table:style-name="Table2.A2" office:value-type="string">
            <text:p text:style-name="P106">0 1 0 1 0</text:p>
          </table:table-cell>
          <table:table-cell table:style-name="Table2.A2" office:value-type="string">
            <text:p text:style-name="P104">0 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1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11</text:p>
          </table:table-cell>
          <table:table-cell table:style-name="Table2.A2" office:value-type="string">
            <text:p text:style-name="P106">0 1 0 1 1</text:p>
          </table:table-cell>
          <table:table-cell table:style-name="Table2.A2" office:value-type="string">
            <text:p text:style-name="P104">0 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2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12</text:p>
          </table:table-cell>
          <table:table-cell table:style-name="Table2.A2" office:value-type="string">
            <text:p text:style-name="P106">0 1 1 0 0</text:p>
          </table:table-cell>
          <table:table-cell table:style-name="Table2.A2" office:value-type="string">
            <text:p text:style-name="P104">0 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0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13</text:p>
          </table:table-cell>
          <table:table-cell table:style-name="Table2.A2" office:value-type="string">
            <text:p text:style-name="P106">0 1 1 0 1</text:p>
          </table:table-cell>
          <table:table-cell table:style-name="Table2.A2" office:value-type="string">
            <text:p text:style-name="P104">0 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1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14</text:p>
          </table:table-cell>
          <table:table-cell table:style-name="Table2.A2" office:value-type="string">
            <text:p text:style-name="P106">0 1 1 1 0</text:p>
          </table:table-cell>
          <table:table-cell table:style-name="Table2.A2" office:value-type="string">
            <text:p text:style-name="P104">0 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1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15</text:p>
          </table:table-cell>
          <table:table-cell table:style-name="Table2.A2" office:value-type="string">
            <text:p text:style-name="P106">0 1 1 1 1</text:p>
          </table:table-cell>
          <table:table-cell table:style-name="Table2.A2" office:value-type="string">
            <text:p text:style-name="P104">0 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0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16</text:p>
          </table:table-cell>
          <table:table-cell table:style-name="Table2.A2" office:value-type="string">
            <text:p text:style-name="P106">1 0 0 0 0</text:p>
          </table:table-cell>
          <table:table-cell table:style-name="Table2.A2" office:value-type="string">
            <text:p text:style-name="P104">1 0 0</text:p>
          </table:table-cell>
          <table:table-cell table:style-name="Table2.A2" office:value-type="string">
            <text:p text:style-name="P104">4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4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17</text:p>
          </table:table-cell>
          <table:table-cell table:style-name="Table2.A2" office:value-type="string">
            <text:p text:style-name="P106">1 0 0 0 1</text:p>
          </table:table-cell>
          <table:table-cell table:style-name="Table2.A2" office:value-type="string">
            <text:p text:style-name="P104">1 0 1</text:p>
          </table:table-cell>
          <table:table-cell table:style-name="Table2.A2" office:value-type="string">
            <text:p text:style-name="P104">5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5</text:p>
          </table:table-cell>
          <table:table-cell table:style-name="Table2.H2" office:value-type="string">
            <text:p text:style-name="P104">d</text:p>
          </table:table-cell>
        </table:table-row>
        <table:table-row>
          <table:table-cell table:style-name="Table2.A2" office:value-type="string">
            <text:p text:style-name="P106">18</text:p>
          </table:table-cell>
          <table:table-cell table:style-name="Table2.A2" office:value-type="string">
            <text:p text:style-name="P105"><text:span text:style-name="T16">1</text:span><text:span text:style-name="T29"> 0 0 1 0</text:span></text:p>
          </table:table-cell>
          <table:table-cell table:style-name="Table2.A2" office:value-type="string">
            <text:p text:style-name="P104">1 0 0</text:p>
          </table:table-cell>
          <table:table-cell table:style-name="Table2.A2" office:value-type="string">
            <text:p text:style-name="P104">4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3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19</text:p>
          </table:table-cell>
          <table:table-cell table:style-name="Table2.A2" office:value-type="string">
            <text:p text:style-name="P105"><text:span text:style-name="T16">1</text:span><text:span text:style-name="T29"> 0 0 1 1</text:span></text:p>
          </table:table-cell>
          <table:table-cell table:style-name="Table2.A2" office:value-type="string">
            <text:p text:style-name="P104">1 0 1</text:p>
          </table:table-cell>
          <table:table-cell table:style-name="Table2.A2" office:value-type="string">
            <text:p text:style-name="P104">5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4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20</text:p>
          </table:table-cell>
          <table:table-cell table:style-name="Table2.A2" office:value-type="string">
            <text:p text:style-name="P105"><text:span text:style-name="T16">1</text:span><text:span text:style-name="T29"> 0 1 0 0</text:span></text:p>
          </table:table-cell>
          <table:table-cell table:style-name="Table2.A2" office:value-type="string">
            <text:p text:style-name="P104">1 0 0</text:p>
          </table:table-cell>
          <table:table-cell table:style-name="Table2.A2" office:value-type="string">
            <text:p text:style-name="P104">4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2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21</text:p>
          </table:table-cell>
          <table:table-cell table:style-name="Table2.A2" office:value-type="string">
            <text:p text:style-name="P105"><text:span text:style-name="T16">1</text:span><text:span text:style-name="T29"> 0 1 0 1</text:span></text:p>
          </table:table-cell>
          <table:table-cell table:style-name="Table2.A2" office:value-type="string">
            <text:p text:style-name="P104">1 0 1</text:p>
          </table:table-cell>
          <table:table-cell table:style-name="Table2.A2" office:value-type="string">
            <text:p text:style-name="P104">5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3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22</text:p>
          </table:table-cell>
          <table:table-cell table:style-name="Table2.A2" office:value-type="string">
            <text:p text:style-name="P105"><text:span text:style-name="T16">1</text:span><text:span text:style-name="T29"> 0 1 1 0</text:span></text:p>
          </table:table-cell>
          <table:table-cell table:style-name="Table2.A2" office:value-type="string">
            <text:p text:style-name="P104">1 0 0</text:p>
          </table:table-cell>
          <table:table-cell table:style-name="Table2.A2" office:value-type="string">
            <text:p text:style-name="P104">4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1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23</text:p>
          </table:table-cell>
          <table:table-cell table:style-name="Table2.A2" office:value-type="string">
            <text:p text:style-name="P106"><text:span text:style-name="T16">1</text:span> 0 1 1 1</text:p>
          </table:table-cell>
          <table:table-cell table:style-name="Table2.A2" office:value-type="string">
            <text:p text:style-name="P104">1 0 1</text:p>
          </table:table-cell>
          <table:table-cell table:style-name="Table2.A2" office:value-type="string">
            <text:p text:style-name="P104">5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2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24</text:p>
          </table:table-cell>
          <table:table-cell table:style-name="Table2.A2" office:value-type="string">
            <text:p text:style-name="P105"><text:span text:style-name="T16">1</text:span><text:span text:style-name="T29"> 1 0 0 0</text:span></text:p>
          </table:table-cell>
          <table:table-cell table:style-name="Table2.A2" office:value-type="string">
            <text:p text:style-name="P104">1 1 0</text:p>
          </table:table-cell>
          <table:table-cell table:style-name="Table2.A2" office:value-type="string">
            <text:p text:style-name="P104">6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6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25</text:p>
          </table:table-cell>
          <table:table-cell table:style-name="Table2.A2" office:value-type="string">
            <text:p text:style-name="P105"><text:span text:style-name="T16">1</text:span><text:span text:style-name="T29"> 1 0 0 1</text:span></text:p>
          </table:table-cell>
          <table:table-cell table:style-name="Table2.A2" office:value-type="string">
            <text:p text:style-name="P104">1 1 1</text:p>
          </table:table-cell>
          <table:table-cell table:style-name="Table2.A2" office:value-type="string">
            <text:p text:style-name="P104">7</text:p>
          </table:table-cell>
          <table:table-cell table:style-name="Table2.A2" office:value-type="string">
            <text:p text:style-name="P104">0 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7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26</text:p>
          </table:table-cell>
          <table:table-cell table:style-name="Table2.A2" office:value-type="string">
            <text:p text:style-name="P105"><text:span text:style-name="T16">1</text:span><text:span text:style-name="T29"> 1 0 1 0</text:span></text:p>
          </table:table-cell>
          <table:table-cell table:style-name="Table2.A2" office:value-type="string">
            <text:p text:style-name="P104">1 1 0</text:p>
          </table:table-cell>
          <table:table-cell table:style-name="Table2.A2" office:value-type="string">
            <text:p text:style-name="P104">6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5</text:p>
          </table:table-cell>
          <table:table-cell table:style-name="Table2.H2" office:value-type="string">
            <text:p text:style-name="P104">d</text:p>
          </table:table-cell>
        </table:table-row>
        <table:table-row>
          <table:table-cell table:style-name="Table2.A2" office:value-type="string">
            <text:p text:style-name="P106">27</text:p>
          </table:table-cell>
          <table:table-cell table:style-name="Table2.A2" office:value-type="string">
            <text:p text:style-name="P105"><text:span text:style-name="T16">1</text:span><text:span text:style-name="T29"> 1 0 1 1</text:span></text:p>
          </table:table-cell>
          <table:table-cell table:style-name="Table2.A2" office:value-type="string">
            <text:p text:style-name="P104">1 1 1</text:p>
          </table:table-cell>
          <table:table-cell table:style-name="Table2.A2" office:value-type="string">
            <text:p text:style-name="P104">7</text:p>
          </table:table-cell>
          <table:table-cell table:style-name="Table2.A2" office:value-type="string">
            <text:p text:style-name="P104">0 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6</text:p>
          </table:table-cell>
          <table:table-cell table:style-name="Table2.H2" office:value-type="string">
            <text:p text:style-name="P104">0</text:p>
          </table:table-cell>
        </table:table-row>
        <table:table-row>
          <table:table-cell table:style-name="Table2.A2" office:value-type="string">
            <text:p text:style-name="P106">28</text:p>
          </table:table-cell>
          <table:table-cell table:style-name="Table2.A2" office:value-type="string">
            <text:p text:style-name="P105"><text:span text:style-name="T16">1</text:span><text:span text:style-name="T29"> 1 1 0 0</text:span></text:p>
          </table:table-cell>
          <table:table-cell table:style-name="Table2.A2" office:value-type="string">
            <text:p text:style-name="P104">1 1 0</text:p>
          </table:table-cell>
          <table:table-cell table:style-name="Table2.A2" office:value-type="string">
            <text:p text:style-name="P104">6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4</text:p>
          </table:table-cell>
          <table:table-cell table:style-name="Table2.H2" office:value-type="string">
            <text:p text:style-name="P104">1</text:p>
          </table:table-cell>
        </table:table-row>
        <table:table-row>
          <table:table-cell table:style-name="Table2.A2" office:value-type="string">
            <text:p text:style-name="P106">29</text:p>
          </table:table-cell>
          <table:table-cell table:style-name="Table2.A2" office:value-type="string">
            <text:p text:style-name="P105"><text:span text:style-name="T16">1</text:span><text:span text:style-name="T29"> 1 1 0 1</text:span></text:p>
          </table:table-cell>
          <table:table-cell table:style-name="Table2.A2" office:value-type="string">
            <text:p text:style-name="P104">1 1 1</text:p>
          </table:table-cell>
          <table:table-cell table:style-name="Table2.A2" office:value-type="string">
            <text:p text:style-name="P104">7</text:p>
          </table:table-cell>
          <table:table-cell table:style-name="Table2.A2" office:value-type="string">
            <text:p text:style-name="P104">1 0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5</text:p>
          </table:table-cell>
          <table:table-cell table:style-name="Table2.H2" office:value-type="string">
            <text:p text:style-name="P104">d</text:p>
          </table:table-cell>
        </table:table-row>
        <table:table-row>
          <table:table-cell table:style-name="Table2.A2" office:value-type="string">
            <text:p text:style-name="P106">30</text:p>
          </table:table-cell>
          <table:table-cell table:style-name="Table2.A2" office:value-type="string">
            <text:p text:style-name="P105"><text:span text:style-name="T16">1</text:span><text:span text:style-name="T29"> 1 1 1 0</text:span></text:p>
          </table:table-cell>
          <table:table-cell table:style-name="Table2.A2" office:value-type="string">
            <text:p text:style-name="P104">1 1 0</text:p>
          </table:table-cell>
          <table:table-cell table:style-name="Table2.A2" office:value-type="string">
            <text:p text:style-name="P104">6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3</text:p>
          </table:table-cell>
          <table:table-cell table:style-name="Table2.H2" office:value-type="string">
            <text:p text:style-name="P104">1</text:p>
          </table:table-cell>
        </table:table-row>
        <table:table-row table:style-name="Table2.33">
          <table:table-cell table:style-name="Table2.A2" office:value-type="string">
            <text:p text:style-name="P106">31</text:p>
          </table:table-cell>
          <table:table-cell table:style-name="Table2.A2" office:value-type="string">
            <text:p text:style-name="P105"><text:span text:style-name="T16">1</text:span><text:span text:style-name="T29"> 1 1 1 1</text:span></text:p>
          </table:table-cell>
          <table:table-cell table:style-name="Table2.A2" office:value-type="string">
            <text:p text:style-name="P104">1 1 1</text:p>
          </table:table-cell>
          <table:table-cell table:style-name="Table2.A2" office:value-type="string">
            <text:p text:style-name="P104">7</text:p>
          </table:table-cell>
          <table:table-cell table:style-name="Table2.A2" office:value-type="string">
            <text:p text:style-name="P104">1 1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4">4</text:p>
          </table:table-cell>
          <table:table-cell table:style-name="Table2.H2" office:value-type="string">
            <text:p text:style-name="P104">1</text:p>
          </table:table-cell>
        </table:table-row>
      </table:table>
      <text:p text:style-name="P23"/>
      <text:p text:style-name="P5">Представить булевую функцию в аналитическом виде с помощью КДНФ и ККНФ</text:p>
      <text:p text:style-name="P36"/>
      <text:p text:style-name="P36">КДНФ:</text:p>
      <text:p text:style-name="P38"><draw:frame draw:style-name="fr2" draw:name="Object1" text:anchor-type="as-char" svg:y="-1.004cm" svg:width="17.182cm" svg:height="1.9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8"/>
      <text:p text:style-name="P36">ККНФ:</text:p>
      <text:p text:style-name="P37"><draw:frame draw:style-name="fr2" draw:name="Объект1" text:anchor-type="as-char" svg:y="-1.342cm" svg:width="17.425cm" svg:height="2.58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5">Минимизация булевой функции методом Квайна-Мак-Класки</text:p>
      <text:p text:style-name="P36">Нахождение простых импликант (максимальных кубов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101"><text:span text:style-name="T21">K</text:span><text:span text:style-name="T24">0</text:span><text:span text:style-name="T8"> </text:span><text:span text:style-name="T17">∪ </text:span><text:span text:style-name="T8">N(f)</text:span></text:p>
          </table:table-cell>
          <table:covered-table-cell/>
          <table:table-cell table:style-name="Таблица1.C1" table:number-columns-spanned="3" office:value-type="string">
            <text:p text:style-name="P100">K<text:span text:style-name="T23">1</text:span><text:span text:style-name="T7">(f)</text:span></text:p>
          </table:table-cell>
          <table:covered-table-cell/>
          <table:covered-table-cell/>
          <table:table-cell table:style-name="Таблица1.C1" table:number-columns-spanned="3" office:value-type="string">
            <text:p text:style-name="P94">K<text:span text:style-name="T23">2</text:span><text:span text:style-name="T7">(f)</text:span></text:p>
          </table:table-cell>
          <table:covered-table-cell/>
          <table:covered-table-cell/>
          <table:table-cell table:style-name="Таблица1.A1" office:value-type="string">
            <text:p text:style-name="P109">Z(f)</text:p>
          </table:table-cell>
        </table:table-row>
        <table:table-row>
          <table:table-cell table:style-name="Таблица1.A2" office:value-type="string">
            <text:p text:style-name="P72">1. <text:span text:style-name="T26">00100</text:span></text:p>
          </table:table-cell>
          <table:table-cell table:style-name="Таблица1.B2" office:value-type="string">
            <text:p text:style-name="P71">v</text:p>
          </table:table-cell>
          <table:table-cell table:style-name="Таблица1.C2" office:value-type="string">
            <text:p text:style-name="P95">1. <text:span text:style-name="T26">001X0</text:span>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80">1-4</text:p>
          </table:table-cell>
          <table:table-cell table:style-name="Таблица1.C2" office:value-type="string">
            <text:p text:style-name="P99">1. 100XX</text:p>
          </table:table-cell>
          <table:table-cell table:style-name="Таблица1.D2" office:value-type="string">
            <text:p text:style-name="P79">4-11</text:p>
          </table:table-cell>
          <table:table-cell table:style-name="Таблица1.D2" office:value-type="string">
            <text:p text:style-name="P75">5-9</text:p>
          </table:table-cell>
          <table:table-cell table:style-name="Таблица1.I2" office:value-type="string">
            <text:p text:style-name="P99">1. 100XX</text:p>
          </table:table-cell>
        </table:table-row>
        <table:table-row>
          <table:table-cell table:style-name="Таблица1.C2" office:value-type="string">
            <text:p text:style-name="P72">2. <text:span text:style-name="T26">01000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95">2. <text:span text:style-name="T26">X0100</text:span>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80">1-8</text:p>
          </table:table-cell>
          <table:table-cell table:style-name="Таблица1.C2" office:value-type="string">
            <text:p text:style-name="P99">2. 10X0X</text:p>
          </table:table-cell>
          <table:table-cell table:style-name="Таблица1.D2" office:value-type="string">
            <text:p text:style-name="P79">4-13</text:p>
          </table:table-cell>
          <table:table-cell table:style-name="Таблица1.H3" office:value-type="string">
            <text:p text:style-name="P75">6-10</text:p>
          </table:table-cell>
          <table:table-cell table:style-name="Таблица1.I2" office:value-type="string">
            <text:p text:style-name="P99">2. 10X0X</text:p>
          </table:table-cell>
        </table:table-row>
        <table:table-row>
          <table:table-cell table:style-name="Таблица1.A4" office:value-type="string">
            <text:p text:style-name="P72">3. <text:span text:style-name="T26">10000</text:span></text:p>
          </table:table-cell>
          <table:table-cell table:style-name="Таблица1.B4" office:value-type="string">
            <text:p text:style-name="P71">v</text:p>
          </table:table-cell>
          <table:table-cell table:style-name="Таблица1.C2" office:value-type="string">
            <text:p text:style-name="P95">3. <text:span text:style-name="T26">0100X</text:span>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80">2-5</text:p>
          </table:table-cell>
          <table:table-cell table:style-name="Таблица1.A2" office:value-type="string">
            <text:p text:style-name="P99"><text:span text:style-name="T28">3</text:span>. <text:span text:style-name="T28">10XX1</text:span></text:p>
          </table:table-cell>
          <table:table-cell table:style-name="Таблица1.G4" office:value-type="string">
            <text:p text:style-name="P75">9-17</text:p>
          </table:table-cell>
          <table:table-cell table:style-name="Таблица1.D2" office:value-type="string">
            <text:p text:style-name="P75">10-16</text:p>
          </table:table-cell>
          <table:table-cell table:style-name="Таблица1.I2" office:value-type="string">
            <text:p text:style-name="P99"><text:span text:style-name="T28">3</text:span>. <text:span text:style-name="T28">10XX1</text:span></text:p>
          </table:table-cell>
        </table:table-row>
        <table:table-row>
          <table:table-cell table:style-name="Таблица1.A2" office:value-type="string">
            <text:p text:style-name="P72">4. <text:span text:style-name="T26">00110</text:span></text:p>
          </table:table-cell>
          <table:table-cell table:style-name="Таблица1.B2" office:value-type="string">
            <text:p text:style-name="P71">v</text:p>
          </table:table-cell>
          <table:table-cell table:style-name="Таблица1.C2" office:value-type="string">
            <text:p text:style-name="P72">4. <text:span text:style-name="T27">1000X</text:span></text:p>
          </table:table-cell>
          <table:table-cell table:style-name="Таблица1.D2" office:value-type="string">
            <text:p text:style-name="P78">v</text:p>
          </table:table-cell>
          <table:table-cell table:style-name="Таблица1.D2" office:value-type="string">
            <text:p text:style-name="P68">3-6</text:p>
          </table:table-cell>
          <table:table-cell table:style-name="Таблица1.A4" office:value-type="string">
            <text:p text:style-name="P98">4. 1X10X</text:p>
          </table:table-cell>
          <table:table-cell table:style-name="Таблица1.H3" office:value-type="string">
            <text:p text:style-name="P75">13-20</text:p>
          </table:table-cell>
          <table:table-cell table:style-name="Таблица1.H3" office:value-type="string">
            <text:p text:style-name="P75">14-18</text:p>
          </table:table-cell>
          <table:table-cell table:style-name="Таблица1.I2" office:value-type="string">
            <text:p text:style-name="P98">4. 1X10X</text:p>
          </table:table-cell>
        </table:table-row>
        <table:table-row>
          <table:table-cell table:style-name="Таблица1.C2" office:value-type="string">
            <text:p text:style-name="P76"><text:span text:style-name="T19">5. </text:span><text:span text:style-name="T20">0100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110">5. <text:span text:style-name="T27">100X0</text:span></text:p>
          </table:table-cell>
          <table:table-cell table:style-name="Таблица1.D2" office:value-type="string">
            <text:p text:style-name="P78">v</text:p>
          </table:table-cell>
          <table:table-cell table:style-name="Таблица1.D2" office:value-type="string">
            <text:p text:style-name="P68">3-7</text:p>
          </table:table-cell>
          <table:table-cell table:style-name="Таблица1.C2" office:value-type="string">
            <text:p text:style-name="P97">5. 1X1X1</text:p>
          </table:table-cell>
          <table:table-cell table:style-name="Таблица1.D2" office:value-type="string">
            <text:p text:style-name="P70">17-23</text:p>
          </table:table-cell>
          <table:table-cell table:style-name="Таблица1.D2" office:value-type="string">
            <text:p text:style-name="P70">18-22</text:p>
          </table:table-cell>
          <table:table-cell table:style-name="Таблица1.I2" office:value-type="string">
            <text:p text:style-name="P97">5. 1X1X1</text:p>
          </table:table-cell>
        </table:table-row>
        <table:table-row>
          <table:table-cell table:style-name="Таблица1.C2" office:value-type="string">
            <text:p text:style-name="P110">6. <text:span text:style-name="T26">1000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A4" office:value-type="string">
            <text:p text:style-name="P110">6. <text:span text:style-name="T27">10X00</text:span></text:p>
          </table:table-cell>
          <table:table-cell table:style-name="Таблица1.H3" office:value-type="string">
            <text:p text:style-name="P78">v</text:p>
          </table:table-cell>
          <table:table-cell table:style-name="Таблица1.H3" office:value-type="string">
            <text:p text:style-name="P68">3-8</text:p>
          </table:table-cell>
          <table:table-cell table:style-name="Таблица1.C2" office:value-type="string">
            <text:p text:style-name="P97">6. 111XX</text:p>
          </table:table-cell>
          <table:table-cell table:style-name="Таблица1.D2" office:value-type="string">
            <text:p text:style-name="P70">20-24</text:p>
          </table:table-cell>
          <table:table-cell table:style-name="Таблица1.D2" office:value-type="string">
            <text:p text:style-name="P70">21-23</text:p>
          </table:table-cell>
          <table:table-cell table:style-name="Таблица1.I2" office:value-type="string">
            <text:p text:style-name="P97">6. 111XX</text:p>
          </table:table-cell>
        </table:table-row>
        <table:table-row>
          <table:table-cell table:style-name="Таблица1.C2" office:value-type="string">
            <text:p text:style-name="P110">7. <text:span text:style-name="T26">10010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111">7. <text:span text:style-name="T27">0011X</text:span>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68">4-9</text:p>
          </table:table-cell>
          <table:table-cell table:style-name="Таблица1.C2" office:value-type="string">
            <text:p text:style-name="P75"/>
          </table:table-cell>
          <table:table-cell table:style-name="Таблица1.D2" office:value-type="string">
            <text:p text:style-name="P70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7</text:span>. 001X0</text:p>
          </table:table-cell>
        </table:table-row>
        <table:table-row>
          <table:table-cell table:style-name="Таблица1.A4" office:value-type="string">
            <text:p text:style-name="P110">8. <text:span text:style-name="T26">10100</text:span></text:p>
          </table:table-cell>
          <table:table-cell table:style-name="Таблица1.B4" office:value-type="string">
            <text:p text:style-name="P71">v</text:p>
          </table:table-cell>
          <table:table-cell table:style-name="Таблица1.C2" office:value-type="string">
            <text:p text:style-name="P111">8. <text:span text:style-name="T27">010X1</text:span>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68">5-10</text:p>
          </table:table-cell>
          <table:table-cell table:style-name="Таблица1.C2" office:value-type="string">
            <text:p text:style-name="P75"/>
          </table:table-cell>
          <table:table-cell table:style-name="Таблица1.D2" office:value-type="string">
            <text:p text:style-name="P70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8</text:span>. X0100</text:p>
          </table:table-cell>
        </table:table-row>
        <table:table-row>
          <table:table-cell table:style-name="Таблица1.C2" office:value-type="string">
            <text:p text:style-name="P110">9. <text:span text:style-name="T26">0011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110">9. <text:span text:style-name="T27">100X1</text:span></text:p>
          </table:table-cell>
          <table:table-cell table:style-name="Таблица1.D2" office:value-type="string">
            <text:p text:style-name="P74">v</text:p>
          </table:table-cell>
          <table:table-cell table:style-name="Таблица1.D2" office:value-type="string">
            <text:p text:style-name="P68">6-11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9</text:span>. 0100X</text:p>
          </table:table-cell>
        </table:table-row>
        <table:table-row>
          <table:table-cell table:style-name="Таблица1.C2" office:value-type="string">
            <text:p text:style-name="P72">10. <text:span text:style-name="T26">0101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72">10. <text:span text:style-name="T27">10X01</text:span></text:p>
          </table:table-cell>
          <table:table-cell table:style-name="Таблица1.D2" office:value-type="string">
            <text:p text:style-name="P74">v</text:p>
          </table:table-cell>
          <table:table-cell table:style-name="Таблица1.D2" office:value-type="string">
            <text:p text:style-name="P68">6-12</text:p>
          </table:table-cell>
          <table:table-cell table:style-name="Таблица1.C2" office:value-type="string">
            <text:p text:style-name="P77"><text:span text:style-name="T22">K</text:span><text:span text:style-name="T25">3</text:span><text:span text:style-name="T10">(f)</text:span><text:span text:style-name="T11"> = </text:span><text:span text:style-name="T17">∅</text:span></text:p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10</text:span>. 0011X</text:p>
          </table:table-cell>
        </table:table-row>
        <table:table-row>
          <table:table-cell table:style-name="Таблица1.C2" office:value-type="string">
            <text:p text:style-name="P72">11. <text:span text:style-name="T26">1001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72">11. <text:span text:style-name="T27">1001X</text:span></text:p>
          </table:table-cell>
          <table:table-cell table:style-name="Таблица1.D2" office:value-type="string">
            <text:p text:style-name="P74">v</text:p>
          </table:table-cell>
          <table:table-cell table:style-name="Таблица1.D2" office:value-type="string">
            <text:p text:style-name="P68">7-11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11</text:span>. 010X1</text:p>
          </table:table-cell>
        </table:table-row>
        <table:table-row>
          <table:table-cell table:style-name="Таблица1.C2" office:value-type="string">
            <text:p text:style-name="P72">12. <text:span text:style-name="T26">1010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95">12. <text:span text:style-name="T27">1X010</text:span>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68">7-13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12</text:span>. 1X010</text:p>
          </table:table-cell>
        </table:table-row>
        <table:table-row>
          <table:table-cell table:style-name="Таблица1.C2" office:value-type="string">
            <text:p text:style-name="P72">13. <text:span text:style-name="T26">11010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76"><text:span text:style-name="T21">13. </text:span><text:span text:style-name="T27">1010X</text:span></text:p>
          </table:table-cell>
          <table:table-cell table:style-name="Таблица1.D2" office:value-type="string">
            <text:p text:style-name="P74">v</text:p>
          </table:table-cell>
          <table:table-cell table:style-name="Таблица1.D2" office:value-type="string">
            <text:p text:style-name="P68">8-12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13</text:span>. X0111</text:p>
          </table:table-cell>
        </table:table-row>
        <table:table-row>
          <table:table-cell table:style-name="Таблица1.A4" office:value-type="string">
            <text:p text:style-name="P72">14. <text:span text:style-name="T26">11100</text:span></text:p>
          </table:table-cell>
          <table:table-cell table:style-name="Таблица1.B4" office:value-type="string">
            <text:p text:style-name="P71">v</text:p>
          </table:table-cell>
          <table:table-cell table:style-name="Таблица1.A4" office:value-type="string">
            <text:p text:style-name="P72">14. <text:span text:style-name="T27">1X100</text:span></text:p>
          </table:table-cell>
          <table:table-cell table:style-name="Таблица1.H3" office:value-type="string">
            <text:p text:style-name="P74">v</text:p>
          </table:table-cell>
          <table:table-cell table:style-name="Таблица1.H3" office:value-type="string">
            <text:p text:style-name="P68">8-14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6"><text:span text:style-name="T30">14</text:span>. 11X10</text:p>
          </table:table-cell>
        </table:table-row>
        <table:table-row>
          <table:table-cell table:style-name="Таблица1.C2" office:value-type="string">
            <text:p text:style-name="P72">15. <text:span text:style-name="T26">1011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95">15. <text:span text:style-name="T27">X0111</text:span>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68">9-15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C2" office:value-type="string">
            <text:p text:style-name="P72">16. <text:span text:style-name="T26">1110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72">16. <text:span text:style-name="T27">10X11</text:span></text:p>
          </table:table-cell>
          <table:table-cell table:style-name="Таблица1.D2" office:value-type="string">
            <text:p text:style-name="P69">v</text:p>
          </table:table-cell>
          <table:table-cell table:style-name="Таблица1.D2" office:value-type="string">
            <text:p text:style-name="P68">11-15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A4" office:value-type="string">
            <text:p text:style-name="P72">17. <text:span text:style-name="T26">11110</text:span></text:p>
          </table:table-cell>
          <table:table-cell table:style-name="Таблица1.B4" office:value-type="string">
            <text:p text:style-name="P71">v</text:p>
          </table:table-cell>
          <table:table-cell table:style-name="Таблица1.C2" office:value-type="string">
            <text:p text:style-name="P72">17. <text:span text:style-name="T27">101X1</text:span></text:p>
          </table:table-cell>
          <table:table-cell table:style-name="Таблица1.D2" office:value-type="string">
            <text:p text:style-name="P69">v</text:p>
          </table:table-cell>
          <table:table-cell table:style-name="Таблица1.D2" office:value-type="string">
            <text:p text:style-name="P68">12-15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C2" office:value-type="string">
            <text:p text:style-name="P72">18. <text:span text:style-name="T26">11111</text:span></text:p>
          </table:table-cell>
          <table:table-cell table:style-name="Таблица1.B3" office:value-type="string">
            <text:p text:style-name="P71">v</text:p>
          </table:table-cell>
          <table:table-cell table:style-name="Таблица1.C2" office:value-type="string">
            <text:p text:style-name="P72">18. <text:span text:style-name="T27">1X101</text:span></text:p>
          </table:table-cell>
          <table:table-cell table:style-name="Таблица1.D2" office:value-type="string">
            <text:p text:style-name="P69">v</text:p>
          </table:table-cell>
          <table:table-cell table:style-name="Таблица1.D2" office:value-type="string">
            <text:p text:style-name="P68">12-16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C2" office:value-type="string">
            <text:p text:style-name="P72"/>
          </table:table-cell>
          <table:table-cell table:style-name="Таблица1.B3" office:value-type="string">
            <text:p text:style-name="P71"/>
          </table:table-cell>
          <table:table-cell table:style-name="Таблица1.C2" office:value-type="string">
            <text:p text:style-name="P94">19. 11X10</text:p>
          </table:table-cell>
          <table:table-cell table:style-name="Таблица1.D2" office:value-type="string">
            <text:p text:style-name="P73"/>
          </table:table-cell>
          <table:table-cell table:style-name="Таблица1.D2" office:value-type="string">
            <text:p text:style-name="P68">13-17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C2" office:value-type="string">
            <text:p text:style-name="P72"/>
          </table:table-cell>
          <table:table-cell table:style-name="Таблица1.B3" office:value-type="string">
            <text:p text:style-name="P71"/>
          </table:table-cell>
          <table:table-cell table:style-name="Таблица1.C2" office:value-type="string">
            <text:p text:style-name="P68">20. 1110X</text:p>
          </table:table-cell>
          <table:table-cell table:style-name="Таблица1.D2" office:value-type="string">
            <text:p text:style-name="P69">v</text:p>
          </table:table-cell>
          <table:table-cell table:style-name="Таблица1.D2" office:value-type="string">
            <text:p text:style-name="P68">14-16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C2" office:value-type="string">
            <text:p text:style-name="P72"/>
          </table:table-cell>
          <table:table-cell table:style-name="Таблица1.B3" office:value-type="string">
            <text:p text:style-name="P71"/>
          </table:table-cell>
          <table:table-cell table:style-name="Таблица1.A4" office:value-type="string">
            <text:p text:style-name="P68">21. 111X0</text:p>
          </table:table-cell>
          <table:table-cell table:style-name="Таблица1.H3" office:value-type="string">
            <text:p text:style-name="P69">v</text:p>
          </table:table-cell>
          <table:table-cell table:style-name="Таблица1.H3" office:value-type="string">
            <text:p text:style-name="P68">14-17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C2" office:value-type="string">
            <text:p text:style-name="P72"/>
          </table:table-cell>
          <table:table-cell table:style-name="Таблица1.B3" office:value-type="string">
            <text:p text:style-name="P71"/>
          </table:table-cell>
          <table:table-cell table:style-name="Таблица1.C2" office:value-type="string">
            <text:p text:style-name="P68">22. 1X111</text:p>
          </table:table-cell>
          <table:table-cell table:style-name="Таблица1.D2" office:value-type="string">
            <text:p text:style-name="P69">v</text:p>
          </table:table-cell>
          <table:table-cell table:style-name="Таблица1.D2" office:value-type="string">
            <text:p text:style-name="P68">15-18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C2" office:value-type="string">
            <text:p text:style-name="P72"/>
          </table:table-cell>
          <table:table-cell table:style-name="Таблица1.B3" office:value-type="string">
            <text:p text:style-name="P71"/>
          </table:table-cell>
          <table:table-cell table:style-name="Таблица1.C2" office:value-type="string">
            <text:p text:style-name="P68">23. 111X1</text:p>
          </table:table-cell>
          <table:table-cell table:style-name="Таблица1.D2" office:value-type="string">
            <text:p text:style-name="P69">v</text:p>
          </table:table-cell>
          <table:table-cell table:style-name="Таблица1.D2" office:value-type="string">
            <text:p text:style-name="P68">16-18</text:p>
          </table:table-cell>
          <table:table-cell table:style-name="Таблица1.C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D2" office:value-type="string">
            <text:p text:style-name="P49"/>
          </table:table-cell>
          <table:table-cell table:style-name="Таблица1.I2" office:value-type="string">
            <text:p text:style-name="P93"/>
          </table:table-cell>
        </table:table-row>
        <table:table-row>
          <table:table-cell table:style-name="Таблица1.A4" office:value-type="string">
            <text:p text:style-name="P72"/>
          </table:table-cell>
          <table:table-cell table:style-name="Таблица1.B4" office:value-type="string">
            <text:p text:style-name="P71"/>
          </table:table-cell>
          <table:table-cell table:style-name="Таблица1.A4" office:value-type="string">
            <text:p text:style-name="P68">24. 1111X</text:p>
          </table:table-cell>
          <table:table-cell table:style-name="Таблица1.H3" office:value-type="string">
            <text:p text:style-name="P69">v</text:p>
          </table:table-cell>
          <table:table-cell table:style-name="Таблица1.H3" office:value-type="string">
            <text:p text:style-name="P68">17-18</text:p>
          </table:table-cell>
          <table:table-cell table:style-name="Таблица1.A4" office:value-type="string">
            <text:p text:style-name="P49"/>
          </table:table-cell>
          <table:table-cell table:style-name="Таблица1.H3" office:value-type="string">
            <text:p text:style-name="P49"/>
          </table:table-cell>
          <table:table-cell table:style-name="Таблица1.H3" office:value-type="string">
            <text:p text:style-name="P49"/>
          </table:table-cell>
          <table:table-cell table:style-name="Таблица1.I25" office:value-type="string">
            <text:p text:style-name="P93"/>
          </table:table-cell>
        </table:table-row>
      </table:table>
      <text:p text:style-name="P35"/>
      <text:p text:style-name="P6">Импликантная таблиц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14"/>
        <table:table-column table:style-name="Таблица2.Q"/>
        <table:table-row>
          <table:table-cell table:style-name="Таблица2.A1" table:number-rows-spanned="3" table:number-columns-spanned="2" office:value-type="string">
            <text:p text:style-name="P63"/>
            <text:p text:style-name="P63">Простые импликанты</text:p>
            <text:p text:style-name="P63">(максимальные кубы<text:span text:style-name="T30">)</text:span></text:p>
          </table:table-cell>
          <table:covered-table-cell/>
          <table:table-cell table:style-name="Таблица2.C1" table:number-columns-spanned="15" office:value-type="string">
            <text:p text:style-name="P62">0-куб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covered-table-cell/>
          <table:covered-table-cell/>
          <table:table-cell table:style-name="Таблица2.C2" office:value-type="string">
            <text:p text:style-name="P66">0</text:p>
            <text:p text:style-name="P66">0</text:p>
            <text:p text:style-name="P66">1</text:p>
            <text:p text:style-name="P66">0</text:p>
            <text:p text:style-name="P66">0</text:p>
          </table:table-cell>
          <table:table-cell table:style-name="Таблица2.C2" office:value-type="string">
            <text:p text:style-name="P66">0</text:p>
            <text:p text:style-name="P66">0</text:p>
            <text:p text:style-name="P66">1</text:p>
            <text:p text:style-name="P66">1</text:p>
            <text:p text:style-name="P66">0</text:p>
          </table:table-cell>
          <table:table-cell table:style-name="Таблица2.C2" office:value-type="string">
            <text:p text:style-name="P66">0</text:p>
            <text:p text:style-name="P66">0</text:p>
            <text:p text:style-name="P66">1</text:p>
            <text:p text:style-name="P66">1</text:p>
            <text:p text:style-name="P66">1</text:p>
          </table:table-cell>
          <table:table-cell table:style-name="Таблица2.F2" office:value-type="string">
            <text:p text:style-name="P66">0</text:p>
            <text:p text:style-name="P66">1</text:p>
            <text:p text:style-name="P66">0</text:p>
            <text:p text:style-name="P66">0</text:p>
            <text:p text:style-name="P66">0</text:p>
          </table:table-cell>
          <table:table-cell table:style-name="Таблица2.F2" office:value-type="string">
            <text:p text:style-name="P66">0</text:p>
            <text:p text:style-name="P66">1</text:p>
            <text:p text:style-name="P66">0</text:p>
            <text:p text:style-name="P66">0</text:p>
            <text:p text:style-name="P66">1</text:p>
          </table:table-cell>
          <table:table-cell table:style-name="Таблица2.F2" office:value-type="string">
            <text:p text:style-name="P66">0</text:p>
            <text:p text:style-name="P66">1</text:p>
            <text:p text:style-name="P66">0</text:p>
            <text:p text:style-name="P66">1</text:p>
            <text:p text:style-name="P66">1</text:p>
          </table:table-cell>
          <table:table-cell table:style-name="Таблица2.F2" office:value-type="string">
            <text:p text:style-name="P66">1</text:p>
            <text:p text:style-name="P66">0</text:p>
            <text:p text:style-name="P66">0</text:p>
            <text:p text:style-name="P66">0</text:p>
            <text:p text:style-name="P66">0</text:p>
          </table:table-cell>
          <table:table-cell table:style-name="Таблица2.F2" office:value-type="string">
            <text:p text:style-name="P66">1</text:p>
            <text:p text:style-name="P66">0</text:p>
            <text:p text:style-name="P66">0</text:p>
            <text:p text:style-name="P66">1</text:p>
            <text:p text:style-name="P66">0</text:p>
          </table:table-cell>
          <table:table-cell table:style-name="Таблица2.F2" office:value-type="string">
            <text:p text:style-name="P66">1</text:p>
            <text:p text:style-name="P66">0</text:p>
            <text:p text:style-name="P66">0</text:p>
            <text:p text:style-name="P66">1</text:p>
            <text:p text:style-name="P66">1</text:p>
          </table:table-cell>
          <table:table-cell table:style-name="Таблица2.C2" office:value-type="string">
            <text:p text:style-name="P66">1</text:p>
            <text:p text:style-name="P66">0</text:p>
            <text:p text:style-name="P66">1</text:p>
            <text:p text:style-name="P66">0</text:p>
            <text:p text:style-name="P66">0</text:p>
          </table:table-cell>
          <table:table-cell table:style-name="Таблица2.C2" office:value-type="string">
            <text:p text:style-name="P66">1</text:p>
            <text:p text:style-name="P66">0</text:p>
            <text:p text:style-name="P66">1</text:p>
            <text:p text:style-name="P66">0</text:p>
            <text:p text:style-name="P66">1</text:p>
          </table:table-cell>
          <table:table-cell table:style-name="Таблица2.C2" office:value-type="string">
            <text:p text:style-name="P66">1</text:p>
            <text:p text:style-name="P66">0</text:p>
            <text:p text:style-name="P66">1</text:p>
            <text:p text:style-name="P66">1</text:p>
            <text:p text:style-name="P66">1</text:p>
          </table:table-cell>
          <table:table-cell table:style-name="Таблица2.F2" office:value-type="string">
            <text:p text:style-name="P66">1</text:p>
            <text:p text:style-name="P66">1</text:p>
            <text:p text:style-name="P66">1</text:p>
            <text:p text:style-name="P66">0</text:p>
            <text:p text:style-name="P66">0</text:p>
          </table:table-cell>
          <table:table-cell table:style-name="Таблица2.F2" office:value-type="string">
            <text:p text:style-name="P66">1</text:p>
            <text:p text:style-name="P66">1</text:p>
            <text:p text:style-name="P66">1</text:p>
            <text:p text:style-name="P66">1</text:p>
            <text:p text:style-name="P66">0</text:p>
          </table:table-cell>
          <table:table-cell table:style-name="Таблица2.Q2" office:value-type="string">
            <text:p text:style-name="P66">1</text:p>
            <text:p text:style-name="P66">1</text:p>
            <text:p text:style-name="P66">1</text:p>
            <text:p text:style-name="P66">1</text:p>
            <text:p text:style-name="P66">1</text:p>
          </table:table-cell>
        </table:table-row>
        <table:table-row table:style-name="Таблица2.3">
          <table:covered-table-cell/>
          <table:covered-table-cell/>
          <table:table-cell table:style-name="Таблица2.C2" office:value-type="string">
            <text:p text:style-name="P62">1</text:p>
          </table:table-cell>
          <table:table-cell table:style-name="Таблица2.C2" office:value-type="string">
            <text:p text:style-name="P62">2</text:p>
          </table:table-cell>
          <table:table-cell table:style-name="Таблица2.C2" office:value-type="string">
            <text:p text:style-name="P62">3</text:p>
          </table:table-cell>
          <table:table-cell table:style-name="Таблица2.F2" office:value-type="string">
            <text:p text:style-name="P62">4</text:p>
          </table:table-cell>
          <table:table-cell table:style-name="Таблица2.F2" office:value-type="string">
            <text:p text:style-name="P62">5</text:p>
          </table:table-cell>
          <table:table-cell table:style-name="Таблица2.F2" office:value-type="string">
            <text:p text:style-name="P62">6</text:p>
          </table:table-cell>
          <table:table-cell table:style-name="Таблица2.F2" office:value-type="string">
            <text:p text:style-name="P62">7</text:p>
          </table:table-cell>
          <table:table-cell table:style-name="Таблица2.F2" office:value-type="string">
            <text:p text:style-name="P62">8</text:p>
          </table:table-cell>
          <table:table-cell table:style-name="Таблица2.F2" office:value-type="string">
            <text:p text:style-name="P62">9</text:p>
          </table:table-cell>
          <table:table-cell table:style-name="Таблица2.C2" office:value-type="string">
            <text:p text:style-name="P62">10</text:p>
          </table:table-cell>
          <table:table-cell table:style-name="Таблица2.C2" office:value-type="string">
            <text:p text:style-name="P62">11</text:p>
          </table:table-cell>
          <table:table-cell table:style-name="Таблица2.C2" office:value-type="string">
            <text:p text:style-name="P62">12</text:p>
          </table:table-cell>
          <table:table-cell table:style-name="Таблица2.F2" office:value-type="string">
            <text:p text:style-name="P62">13</text:p>
          </table:table-cell>
          <table:table-cell table:style-name="Таблица2.F2" office:value-type="string">
            <text:p text:style-name="P62">14</text:p>
          </table:table-cell>
          <table:table-cell table:style-name="Таблица2.Q2" office:value-type="string">
            <text:p text:style-name="P62">15</text:p>
          </table:table-cell>
        </table:table-row>
        <table:table-row table:style-name="Таблица2.4">
          <table:table-cell table:style-name="Таблица2.F2" office:value-type="string">
            <text:p text:style-name="P22">1</text:p>
          </table:table-cell>
          <table:table-cell table:style-name="Таблица2.F2" office:value-type="string">
            <text:p text:style-name="P92">100XX</text:p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>*</text:p>
          </table:table-cell>
          <table:table-cell table:style-name="Таблица2.F2" office:value-type="string">
            <text:p text:style-name="P62">*</text:p>
          </table:table-cell>
          <table:table-cell table:style-name="Таблица2.F2" office:value-type="string">
            <text:p text:style-name="P62">*</text:p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Q2" office:value-type="string">
            <text:p text:style-name="P62"/>
          </table:table-cell>
        </table:table-row>
        <table:table-row table:style-name="Таблица2.5">
          <table:table-cell table:style-name="Таблица2.C2" office:value-type="string">
            <text:p text:style-name="P22">2</text:p>
          </table:table-cell>
          <table:table-cell table:style-name="Таблица2.C2" office:value-type="string">
            <text:p text:style-name="P92">10X0X</text:p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C2" office:value-type="string">
            <text:p text:style-name="P62">*</text:p>
          </table:table-cell>
          <table:table-cell table:style-name="Таблица2.C2" office:value-type="string">
            <text:p text:style-name="P62">*</text:p>
          </table:table-cell>
          <table:table-cell table:style-name="Таблица2.C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Q2" office:value-type="string">
            <text:p text:style-name="P62"/>
          </table:table-cell>
        </table:table-row>
        <table:table-row table:style-name="Таблица2.6">
          <table:table-cell table:style-name="Таблица2.C2" office:value-type="string">
            <text:p text:style-name="P22">3</text:p>
          </table:table-cell>
          <table:table-cell table:style-name="Таблица2.C2" office:value-type="string">
            <text:p text:style-name="P90">10XX1</text:p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>*</text:p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>*</text:p>
          </table:table-cell>
          <table:table-cell table:style-name="Таблица2.C2" office:value-type="string">
            <text:p text:style-name="P62">*</text:p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Q2" office:value-type="string">
            <text:p text:style-name="P62"/>
          </table:table-cell>
        </table:table-row>
        <table:table-row table:style-name="Таблица2.7">
          <table:table-cell table:style-name="Таблица2.C2" office:value-type="string">
            <text:p text:style-name="P22">4</text:p>
          </table:table-cell>
          <table:table-cell table:style-name="Таблица2.C2" office:value-type="string">
            <text:p text:style-name="P89">1X10X</text:p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C2" office:value-type="string">
            <text:p text:style-name="P62">*</text:p>
          </table:table-cell>
          <table:table-cell table:style-name="Таблица2.C2" office:value-type="string">
            <text:p text:style-name="P62">*</text:p>
          </table:table-cell>
          <table:table-cell table:style-name="Таблица2.C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Q2" office:value-type="string">
            <text:p text:style-name="P62"/>
          </table:table-cell>
        </table:table-row>
        <table:table-row table:style-name="Таблица2.8">
          <table:table-cell table:style-name="Таблица2.C2" office:value-type="string">
            <text:p text:style-name="P22">5</text:p>
          </table:table-cell>
          <table:table-cell table:style-name="Таблица2.C2" office:value-type="string">
            <text:p text:style-name="P87">1X1X1</text:p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C2" office:value-type="string">
            <text:p text:style-name="P62"/>
          </table:table-cell>
          <table:table-cell table:style-name="Таблица2.C2" office:value-type="string">
            <text:p text:style-name="P62">*</text:p>
          </table:table-cell>
          <table:table-cell table:style-name="Таблица2.C2" office:value-type="string">
            <text:p text:style-name="P62">*</text:p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Q2" office:value-type="string">
            <text:p text:style-name="P62">*</text:p>
          </table:table-cell>
        </table:table-row>
        <table:table-row table:style-name="Таблица2.9">
          <table:table-cell table:style-name="Таблица2.F2" office:value-type="string">
            <text:p text:style-name="P22">6</text:p>
          </table:table-cell>
          <table:table-cell table:style-name="Таблица2.F2" office:value-type="string">
            <text:p text:style-name="P87">111XX</text:p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/>
          </table:table-cell>
          <table:table-cell table:style-name="Таблица2.F2" office:value-type="string">
            <text:p text:style-name="P62">*</text:p>
          </table:table-cell>
          <table:table-cell table:style-name="Таблица2.F2" office:value-type="string">
            <text:p text:style-name="P62">*</text:p>
          </table:table-cell>
          <table:table-cell table:style-name="Таблица2.Q2" office:value-type="string">
            <text:p text:style-name="P62">*</text:p>
          </table:table-cell>
        </table:table-row>
        <table:table-row table:style-name="Таблица2.10">
          <table:table-cell table:style-name="Таблица2.C2" office:value-type="string">
            <text:p text:style-name="P67">7</text:p>
          </table:table-cell>
          <table:table-cell table:style-name="Таблица2.C2" office:value-type="string">
            <text:p text:style-name="P85">001X0</text:p>
          </table:table-cell>
          <table:table-cell table:style-name="Таблица2.C2" office:value-type="string">
            <text:p text:style-name="P54">*</text:p>
          </table:table-cell>
          <table:table-cell table:style-name="Таблица2.C2" office:value-type="string">
            <text:p text:style-name="P54">*</text:p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Q2" office:value-type="string">
            <text:p text:style-name="P54"/>
          </table:table-cell>
        </table:table-row>
        <table:table-row table:style-name="Таблица2.11">
          <table:table-cell table:style-name="Таблица2.C2" office:value-type="string">
            <text:p text:style-name="P67">8</text:p>
          </table:table-cell>
          <table:table-cell table:style-name="Таблица2.C2" office:value-type="string">
            <text:p text:style-name="P83">X0100</text:p>
          </table:table-cell>
          <table:table-cell table:style-name="Таблица2.C2" office:value-type="string">
            <text:p text:style-name="P54">*</text:p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C2" office:value-type="string">
            <text:p text:style-name="P54">*</text:p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Q2" office:value-type="string">
            <text:p text:style-name="P54"/>
          </table:table-cell>
        </table:table-row>
        <table:table-row table:style-name="Таблица2.12">
          <table:table-cell table:style-name="Таблица2.F2" office:value-type="string">
            <text:p text:style-name="P67">9</text:p>
          </table:table-cell>
          <table:table-cell table:style-name="Таблица2.F2" office:value-type="string">
            <text:p text:style-name="P83">0100X</text:p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>*</text:p>
          </table:table-cell>
          <table:table-cell table:style-name="Таблица2.F2" office:value-type="string">
            <text:p text:style-name="P54">*</text:p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Q2" office:value-type="string">
            <text:p text:style-name="P54"/>
          </table:table-cell>
        </table:table-row>
        <table:table-row table:style-name="Таблица2.13">
          <table:table-cell table:style-name="Таблица2.C2" office:value-type="string">
            <text:p text:style-name="P67">10</text:p>
          </table:table-cell>
          <table:table-cell table:style-name="Таблица2.C2" office:value-type="string">
            <text:p text:style-name="P83">0011X</text:p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>*</text:p>
          </table:table-cell>
          <table:table-cell table:style-name="Таблица2.C2" office:value-type="string">
            <text:p text:style-name="P54">*</text:p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Q2" office:value-type="string">
            <text:p text:style-name="P54"/>
          </table:table-cell>
        </table:table-row>
        <table:table-row table:style-name="Таблица2.14">
          <table:table-cell table:style-name="Таблица2.F2" office:value-type="string">
            <text:p text:style-name="P67">11</text:p>
          </table:table-cell>
          <table:table-cell table:style-name="Таблица2.F2" office:value-type="string">
            <text:p text:style-name="P83">010X1</text:p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>*</text:p>
          </table:table-cell>
          <table:table-cell table:style-name="Таблица2.F2" office:value-type="string">
            <text:p text:style-name="P54">*</text:p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Q2" office:value-type="string">
            <text:p text:style-name="P54"/>
          </table:table-cell>
        </table:table-row>
        <table:table-row table:style-name="Таблица2.15">
          <table:table-cell table:style-name="Таблица2.C2" office:value-type="string">
            <text:p text:style-name="P67">12</text:p>
          </table:table-cell>
          <table:table-cell table:style-name="Таблица2.C2" office:value-type="string">
            <text:p text:style-name="P83">1X010</text:p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>*</text:p>
          </table:table-cell>
          <table:table-cell table:style-name="Таблица2.F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Q2" office:value-type="string">
            <text:p text:style-name="P54"/>
          </table:table-cell>
        </table:table-row>
        <table:table-row table:style-name="Таблица2.16">
          <table:table-cell table:style-name="Таблица2.C2" office:value-type="string">
            <text:p text:style-name="P67">13</text:p>
          </table:table-cell>
          <table:table-cell table:style-name="Таблица2.C2" office:value-type="string">
            <text:p text:style-name="P83">X0111</text:p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>*</text:p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>*</text:p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Q2" office:value-type="string">
            <text:p text:style-name="P54"/>
          </table:table-cell>
        </table:table-row>
        <table:table-row table:style-name="Таблица2.17">
          <table:table-cell table:style-name="Таблица2.C2" office:value-type="string">
            <text:p text:style-name="P67">14</text:p>
          </table:table-cell>
          <table:table-cell table:style-name="Таблица2.C2" office:value-type="string">
            <text:p text:style-name="P83">11X10</text:p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C2" office:value-type="string">
            <text:p text:style-name="P54"/>
          </table:table-cell>
          <table:table-cell table:style-name="Таблица2.F2" office:value-type="string">
            <text:p text:style-name="P54"/>
          </table:table-cell>
          <table:table-cell table:style-name="Таблица2.F2" office:value-type="string">
            <text:p text:style-name="P54">*</text:p>
          </table:table-cell>
          <table:table-cell table:style-name="Таблица2.Q2" office:value-type="string">
            <text:p text:style-name="P54"/>
          </table:table-cell>
        </table:table-row>
      </table:table>
      <text:p text:style-name="P34"/>
      <text:p text:style-name="P34">Импликанты 1, 6, 9 и 11 — существенные. <draw:frame draw:style-name="fr2" draw:name="Объект2" text:anchor-type="as-char" svg:y="-1.139cm" svg:width="2.441cm" svg:height="2.1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18">Приведенная импликантная таблица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column table:style-name="Таблица3.H"/>
        <table:table-row>
          <table:table-cell table:style-name="Таблица3.A1" table:number-rows-spanned="3" table:number-columns-spanned="2" office:value-type="string">
            <text:p text:style-name="P61"/>
            <text:p text:style-name="P61">Простые импликанты</text:p>
            <text:p text:style-name="P61">(максимальные кубы<text:span text:style-name="T30">)</text:span></text:p>
          </table:table-cell>
          <table:covered-table-cell/>
          <table:table-cell table:style-name="Таблица3.C1" table:number-columns-spanned="6" office:value-type="string">
            <text:p text:style-name="P61">0-куб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/>
          <table:covered-table-cell/>
          <table:table-cell table:style-name="Таблица3.C2" office:value-type="string">
            <text:p text:style-name="P65">0</text:p>
            <text:p text:style-name="P65">0</text:p>
            <text:p text:style-name="P65">1</text:p>
            <text:p text:style-name="P65">0</text:p>
            <text:p text:style-name="P65">0</text:p>
          </table:table-cell>
          <table:table-cell table:style-name="Таблица3.C2" office:value-type="string">
            <text:p text:style-name="P65">0</text:p>
            <text:p text:style-name="P65">0</text:p>
            <text:p text:style-name="P65">1</text:p>
            <text:p text:style-name="P65">1</text:p>
            <text:p text:style-name="P65">0</text:p>
          </table:table-cell>
          <table:table-cell table:style-name="Таблица3.C2" office:value-type="string">
            <text:p text:style-name="P65">0</text:p>
            <text:p text:style-name="P65">0</text:p>
            <text:p text:style-name="P65">1</text:p>
            <text:p text:style-name="P65">1</text:p>
            <text:p text:style-name="P65">1</text:p>
          </table:table-cell>
          <table:table-cell table:style-name="Таблица3.C2" office:value-type="string">
            <text:p text:style-name="P65">1</text:p>
            <text:p text:style-name="P65">0</text:p>
            <text:p text:style-name="P65">1</text:p>
            <text:p text:style-name="P65">0</text:p>
            <text:p text:style-name="P65">0</text:p>
          </table:table-cell>
          <table:table-cell table:style-name="Таблица3.C2" office:value-type="string">
            <text:p text:style-name="P65">1</text:p>
            <text:p text:style-name="P65">0</text:p>
            <text:p text:style-name="P65">1</text:p>
            <text:p text:style-name="P65">0</text:p>
            <text:p text:style-name="P65">1</text:p>
          </table:table-cell>
          <table:table-cell table:style-name="Таблица3.H2" office:value-type="string">
            <text:p text:style-name="P65">1</text:p>
            <text:p text:style-name="P65">0</text:p>
            <text:p text:style-name="P65">1</text:p>
            <text:p text:style-name="P65">1</text:p>
            <text:p text:style-name="P65">1</text:p>
          </table:table-cell>
        </table:table-row>
        <table:table-row table:style-name="Таблица3.3">
          <table:covered-table-cell/>
          <table:covered-table-cell/>
          <table:table-cell table:style-name="Таблица3.C2" office:value-type="string">
            <text:p text:style-name="P64">a</text:p>
          </table:table-cell>
          <table:table-cell table:style-name="Таблица3.C2" office:value-type="string">
            <text:p text:style-name="P64">b</text:p>
          </table:table-cell>
          <table:table-cell table:style-name="Таблица3.C2" office:value-type="string">
            <text:p text:style-name="P64">c</text:p>
          </table:table-cell>
          <table:table-cell table:style-name="Таблица3.C2" office:value-type="string">
            <text:p text:style-name="P64">d</text:p>
          </table:table-cell>
          <table:table-cell table:style-name="Таблица3.C2" office:value-type="string">
            <text:p text:style-name="P64">e</text:p>
          </table:table-cell>
          <table:table-cell table:style-name="Таблица3.H2" office:value-type="string">
            <text:p text:style-name="P64">f</text:p>
          </table:table-cell>
        </table:table-row>
        <table:table-row table:style-name="Таблица3.4">
          <table:table-cell table:style-name="Таблица3.A1" office:value-type="string">
            <text:p text:style-name="P91">10X0X</text:p>
          </table:table-cell>
          <table:table-cell table:style-name="Таблица3.A1" office:value-type="string">
            <text:p text:style-name="P81">A</text:p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>*</text:p>
          </table:table-cell>
          <table:table-cell table:style-name="Таблица3.C2" office:value-type="string">
            <text:p text:style-name="P61">*</text:p>
          </table:table-cell>
          <table:table-cell table:style-name="Таблица3.H2" office:value-type="string">
            <text:p text:style-name="P61"/>
          </table:table-cell>
        </table:table-row>
        <table:table-row table:style-name="Таблица3.5">
          <table:table-cell table:style-name="Таблица3.C2" office:value-type="string">
            <text:p text:style-name="P88">10XX1</text:p>
          </table:table-cell>
          <table:table-cell table:style-name="Таблица3.C2" office:value-type="string">
            <text:p text:style-name="P81">B</text:p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>*</text:p>
          </table:table-cell>
          <table:table-cell table:style-name="Таблица3.H2" office:value-type="string">
            <text:p text:style-name="P61">*</text:p>
          </table:table-cell>
        </table:table-row>
        <table:table-row table:style-name="Таблица3.6">
          <table:table-cell table:style-name="Таблица3.C2" office:value-type="string">
            <text:p text:style-name="P88">1X10X</text:p>
          </table:table-cell>
          <table:table-cell table:style-name="Таблица3.C2" office:value-type="string">
            <text:p text:style-name="P81">C</text:p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>*</text:p>
          </table:table-cell>
          <table:table-cell table:style-name="Таблица3.C2" office:value-type="string">
            <text:p text:style-name="P61">*</text:p>
          </table:table-cell>
          <table:table-cell table:style-name="Таблица3.H2" office:value-type="string">
            <text:p text:style-name="P61"/>
          </table:table-cell>
        </table:table-row>
        <table:table-row table:style-name="Таблица3.7">
          <table:table-cell table:style-name="Таблица3.C2" office:value-type="string">
            <text:p text:style-name="P86">1X1X1</text:p>
          </table:table-cell>
          <table:table-cell table:style-name="Таблица3.C2" office:value-type="string">
            <text:p text:style-name="P81">D</text:p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/>
          </table:table-cell>
          <table:table-cell table:style-name="Таблица3.C2" office:value-type="string">
            <text:p text:style-name="P61">*</text:p>
          </table:table-cell>
          <table:table-cell table:style-name="Таблица3.H2" office:value-type="string">
            <text:p text:style-name="P61">*</text:p>
          </table:table-cell>
        </table:table-row>
        <table:table-row table:style-name="Таблица3.8">
          <table:table-cell table:style-name="Таблица3.C2" office:value-type="string">
            <text:p text:style-name="P84">001X0</text:p>
          </table:table-cell>
          <table:table-cell table:style-name="Таблица3.C2" office:value-type="string">
            <text:p text:style-name="P81">E</text:p>
          </table:table-cell>
          <table:table-cell table:style-name="Таблица3.C2" office:value-type="string">
            <text:p text:style-name="P56">*</text:p>
          </table:table-cell>
          <table:table-cell table:style-name="Таблица3.C2" office:value-type="string">
            <text:p text:style-name="P56">*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H2" office:value-type="string">
            <text:p text:style-name="P56"/>
          </table:table-cell>
        </table:table-row>
        <table:table-row table:style-name="Таблица3.9">
          <table:table-cell table:style-name="Таблица3.C2" office:value-type="string">
            <text:p text:style-name="P82">X0100</text:p>
          </table:table-cell>
          <table:table-cell table:style-name="Таблица3.C2" office:value-type="string">
            <text:p text:style-name="P81">F</text:p>
          </table:table-cell>
          <table:table-cell table:style-name="Таблица3.C2" office:value-type="string">
            <text:p text:style-name="P56">*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>*</text:p>
          </table:table-cell>
          <table:table-cell table:style-name="Таблица3.C2" office:value-type="string">
            <text:p text:style-name="P56"/>
          </table:table-cell>
          <table:table-cell table:style-name="Таблица3.H2" office:value-type="string">
            <text:p text:style-name="P56"/>
          </table:table-cell>
        </table:table-row>
        <table:table-row table:style-name="Таблица3.10">
          <table:table-cell table:style-name="Таблица3.C2" office:value-type="string">
            <text:p text:style-name="P82">0011X</text:p>
          </table:table-cell>
          <table:table-cell table:style-name="Таблица3.C2" office:value-type="string">
            <text:p text:style-name="P81">G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>*</text:p>
          </table:table-cell>
          <table:table-cell table:style-name="Таблица3.C2" office:value-type="string">
            <text:p text:style-name="P56">*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H2" office:value-type="string">
            <text:p text:style-name="P56"/>
          </table:table-cell>
        </table:table-row>
        <table:table-row table:style-name="Таблица3.11">
          <table:table-cell table:style-name="Таблица3.C2" office:value-type="string">
            <text:p text:style-name="P82">1X010</text:p>
          </table:table-cell>
          <table:table-cell table:style-name="Таблица3.C2" office:value-type="string">
            <text:p text:style-name="P81">H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H2" office:value-type="string">
            <text:p text:style-name="P56"/>
          </table:table-cell>
        </table:table-row>
        <table:table-row table:style-name="Таблица3.12">
          <table:table-cell table:style-name="Таблица3.C2" office:value-type="string">
            <text:p text:style-name="P82">X0111</text:p>
          </table:table-cell>
          <table:table-cell table:style-name="Таблица3.C2" office:value-type="string">
            <text:p text:style-name="P81">I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>*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H2" office:value-type="string">
            <text:p text:style-name="P56">*</text:p>
          </table:table-cell>
        </table:table-row>
        <table:table-row table:style-name="Таблица3.13">
          <table:table-cell table:style-name="Таблица3.C2" office:value-type="string">
            <text:p text:style-name="P82">11X10</text:p>
          </table:table-cell>
          <table:table-cell table:style-name="Таблица3.C2" office:value-type="string">
            <text:p text:style-name="P81">J</text:p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C2" office:value-type="string">
            <text:p text:style-name="P56"/>
          </table:table-cell>
          <table:table-cell table:style-name="Таблица3.H2" office:value-type="string">
            <text:p text:style-name="P56"/>
          </table:table-cell>
        </table:table-row>
      </table:table>
      <text:p text:style-name="P48"/>
      <text:p text:style-name="P17">Определение минимального покрытия. Метод Петрика:</text:p>
      <text:p text:style-name="P14">Выпишем буле<text:span text:style-name="T33">в</text:span>о выражение Y, определяющие условие покрытия всех 0-кубов, не покрываемых сущевственными импликантами.</text:p>
      <text:p text:style-name="P14"><draw:frame draw:style-name="fr2" draw:name="Объект3" text:anchor-type="as-char" svg:y="-0.573cm" svg:width="16.321cm" svg:height="0.99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/>
      <text:p text:style-name="P15">Возможны следующие варианты покрытия:</text:p>
      <text:p text:style-name="P15"><text:span text:style-name="T31"><draw:frame draw:style-name="fr2" draw:name="Объект4" text:anchor-type="as-char" svg:y="-1.986cm" svg:width="1.653cm" svg:height="3.88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1">; <text:s text:c="5"/></text:span><text:span text:style-name="T31"><draw:frame draw:style-name="fr2" draw:name="Объект5" text:anchor-type="as-char" svg:y="-1.986cm" svg:width="1.674cm" svg:height="3.886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1">; <text:s text:c="5"/></text:span><text:span text:style-name="T31"><draw:frame draw:style-name="fr2" draw:name="Объект6" text:anchor-type="as-char" svg:y="-1.986cm" svg:width="1.647cm" svg:height="3.886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1">; <text:s text:c="5"/></text:span><text:span text:style-name="T31"><draw:frame draw:style-name="fr2" draw:name="Объект7" text:anchor-type="as-char" svg:y="-1.986cm" svg:width="1.69cm" svg:height="3.886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1">; <text:s text:c="5"/></text:span><text:span text:style-name="T31"><draw:frame draw:style-name="fr2" draw:name="Объект8" text:anchor-type="as-char" svg:y="-1.72cm" svg:width="1.655cm" svg:height="3.35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1">; <text:s text:c="5"/></text:span><text:span text:style-name="T31"><draw:frame draw:style-name="fr2" draw:name="Объект9" text:anchor-type="as-char" svg:y="-1.72cm" svg:width="1.64cm" svg:height="3.35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1">;</text:span></text:p>
      <text:p text:style-name="P8"><text:span text:style-name="T31"><draw:frame draw:style-name="fr2" draw:name="Объект10" text:anchor-type="as-char" svg:y="-1.986cm" svg:width="1.639cm" svg:height="3.886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1">; <text:s text:c="5"/></text:span><text:span text:style-name="T31"><draw:frame draw:style-name="fr2" draw:name="Объект11" text:anchor-type="as-char" svg:y="-1.986cm" svg:width="1.679cm" svg:height="3.886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1">; <text:s text:c="5"/></text:span><text:span text:style-name="T31"><draw:frame draw:style-name="fr2" draw:name="Объект12" text:anchor-type="as-char" svg:y="-1.956cm" svg:width="1.647cm" svg:height="3.886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1">; <text:s text:c="5"/></text:span><text:span text:style-name="T31"><draw:frame draw:style-name="fr2" draw:name="Объект13" text:anchor-type="as-char" svg:y="-1.986cm" svg:width="1.774cm" svg:height="3.88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31">; <text:s text:c="4"/></text:span><text:span text:style-name="T31"><draw:frame draw:style-name="fr2" draw:name="Объект14" text:anchor-type="as-char" svg:y="-1.72cm" svg:width="1.771cm" svg:height="3.35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1">; <text:s text:c="4"/></text:span><text:span text:style-name="T31"><draw:frame draw:style-name="fr2" draw:name="Объект15" text:anchor-type="as-char" svg:y="-1.72cm" svg:width="1.799cm" svg:height="3.35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1"><text:s text:c="5"/></text:span></text:p>
      <text:p text:style-name="P13"><text:s/></text:p>
      <text:p text:style-name="P16">Минимальные покрытия:</text:p>
      <text:p text:style-name="P16"><text:span text:style-name="T31"><draw:frame draw:style-name="fr2" draw:name="Объект16" text:anchor-type="as-char" svg:y="-2.103cm" svg:width="3.983cm" svg:height="4.043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32"><draw:frame draw:style-name="fr2" draw:name="Объект17" text:anchor-type="as-char" svg:y="-2.103cm" svg:width="3.972cm" svg:height="4.043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32"><draw:frame draw:style-name="fr2" draw:name="Объект18" text:anchor-type="as-char" svg:y="-2.103cm" svg:width="3.856cm" svg:height="4.043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32"><draw:frame draw:style-name="fr2" draw:name="Объект19" text:anchor-type="as-char" svg:y="-2.103cm" svg:width="4.03cm" svg:height="4.043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2"><draw:frame draw:style-name="fr2" draw:name="Объект20" text:anchor-type="as-char" svg:y="-0.51cm" svg:width="3.738cm" svg:height="0.69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/>
      <text:p text:style-name="P18">Этим покрытиям соответствуют МДНФ следующего вида:</text:p>
      <text:p text:style-name="P9"><draw:frame draw:style-name="fr2" draw:name="Объект21" text:anchor-type="as-char" svg:y="-0.439cm" svg:width="14.884cm" svg:height="0.61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9"><draw:frame draw:style-name="fr2" draw:name="Объект22" text:anchor-type="as-char" svg:y="-0.439cm" svg:width="14.885cm" svg:height="0.619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9"><draw:frame draw:style-name="fr2" draw:name="Объект23" text:anchor-type="as-char" svg:y="-0.439cm" svg:width="14.885cm" svg:height="0.619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9"><draw:frame draw:style-name="fr2" draw:name="Объект24" text:anchor-type="as-char" svg:y="-0.439cm" svg:width="14.903cm" svg:height="0.619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1"/>
      <text:p text:style-name="P19"><draw:custom-shape text:anchor-type="paragraph" draw:z-index="39" draw:name="Фигура17" draw:style-name="gr13" draw:text-style-name="P112" svg:width="0.833cm" svg:height="1.417cm" svg:x="5.089cm" svg:y="2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Фигура16" draw:style-name="gr14" draw:text-style-name="P112" svg:width="0.775cm" svg:height="2.968cm" svg:x="12.063cm" svg:y="2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Фигура3" draw:style-name="gr19" draw:text-style-name="P112" svg:width="0.927cm" svg:height="1.475cm" svg:x="10.04cm" svg:y="2.1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6" draw:name="Фигура2" draw:style-name="gr20" draw:text-style-name="P114" svg:x1="7.017cm" svg:y1="0.573cm" svg:x2="8.989cm" svg:y2="2.083cm"><text:p/></draw:line><draw:line text:anchor-type="paragraph" draw:z-index="25" draw:name="Фигура1" draw:style-name="gr21" draw:text-style-name="P114" svg:x1="2.014cm" svg:y1="2.1cm" svg:x2="0.007cm" svg:y2="0.572cm"><text:p/></draw:line>Минимизация булевой функции на картах Карно. Определение МДНФ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A" table:number-columns-repeated="4"/>
        <table:table-column table:style-name="Таблица4.C"/>
        <table:table-column table:style-name="Таблица4.A" table:number-columns-repeated="3"/>
        <table:table-column table:style-name="Таблица4.L"/>
        <table:table-column table:style-name="Таблица4.M"/>
        <table:table-row>
          <table:table-cell table:style-name="Таблица4.A1" office:value-type="string">
            <text:p text:style-name="P54"><draw:line text:anchor-type="paragraph" draw:z-index="34" draw:name="Фигура11" draw:style-name="gr7" draw:text-style-name="P113" svg:x1="10.454cm" svg:y1="1.57cm" svg:x2="10.435cm" svg:y2="0.644cm"><text:p/></draw:line><draw:line text:anchor-type="paragraph" draw:z-index="36" draw:name="Фигура13" draw:style-name="gr7" draw:text-style-name="P113" svg:x1="10.436cm" svg:y1="0.644cm" svg:x2="3.387cm" svg:y2="0.644cm"><text:p/></draw:line><draw:line text:anchor-type="paragraph" draw:z-index="37" draw:name="Фигура14" draw:style-name="gr7" draw:text-style-name="P113" svg:x1="3.387cm" svg:y1="1.533cm" svg:x2="3.387cm" svg:y2="0.644cm"><text:p/></draw:line><draw:custom-shape text:anchor-type="paragraph" draw:z-index="44" draw:name="Фигура23" draw:style-name="gr11" draw:text-style-name="P112" svg:width="0.53cm" svg:height="1.324cm" svg:x="4.18cm" svg:y="3.0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4.A1" office:value-type="string">
            <text:p text:style-name="P50">x<text:span text:style-name="T1">1</text:span><text:span text:style-name="T7">x</text:span><text:span text:style-name="T1">2</text:span></text:p>
          </table:table-cell>
          <table:table-cell table:style-name="Таблица4.A1" office:value-type="string">
            <text:p text:style-name="P54"><draw:line text:anchor-type="paragraph" draw:z-index="30" draw:name="Фигура6" draw:style-name="gr7" draw:text-style-name="P113" svg:x1="0.45cm" svg:y1="3.083cm" svg:x2="0.45cm" svg:y2="0.021cm"><text:p/></draw:line><draw:line text:anchor-type="paragraph" draw:z-index="32" draw:name="Фигура8" draw:style-name="gr7" draw:text-style-name="P113" svg:x1="0.45cm" svg:y1="0.021cm" svg:x2="7.479cm" svg:y2="0.021cm"><text:p/></draw:line></text:p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0">x<text:span text:style-name="T1">1</text:span><text:span text:style-name="T7">x</text:span><text:span text:style-name="T1">2</text:span></text:p>
          </table:table-cell>
          <table:table-cell table:style-name="Таблица4.A1" office:value-type="string">
            <text:p text:style-name="P54"><draw:line text:anchor-type="paragraph" draw:z-index="31" draw:name="Фигура7" draw:style-name="gr7" draw:text-style-name="P113" svg:x1="0.457cm" svg:y1="3.083cm" svg:x2="0.494cm" svg:y2="0.021cm"><text:p/></draw:line></text:p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</table:table-row>
        <table:table-row>
          <table:table-cell table:style-name="Таблица4.A1" office:value-type="string">
            <text:p text:style-name="P50">x<text:span text:style-name="T1">3</text:span><text:span text:style-name="T7">x</text:span><text:span text:style-name="T1">4</text:span></text:p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00</text:p>
          </table:table-cell>
          <table:table-cell table:style-name="Таблица4.A1" office:value-type="string">
            <text:p text:style-name="P50">01</text:p>
          </table:table-cell>
          <table:table-cell table:style-name="Таблица4.A1" office:value-type="string">
            <text:p text:style-name="P50">11</text:p>
          </table:table-cell>
          <table:table-cell table:style-name="Таблица4.A1" office:value-type="string">
            <text:p text:style-name="P50"><draw:line text:anchor-type="paragraph" draw:z-index="41" draw:name="Фигура19" draw:style-name="gr7" draw:text-style-name="P113" svg:x1="0.427cm" svg:y1="0.734cm" svg:x2="0.427cm" svg:y2="0.563cm"><text:p/></draw:line>10</text:p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x<text:span text:style-name="T1">3</text:span><text:span text:style-name="T7">x</text:span><text:span text:style-name="T1">4</text:span></text:p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00</text:p>
          </table:table-cell>
          <table:table-cell table:style-name="Таблица4.A1" office:value-type="string">
            <text:p text:style-name="P50">01</text:p>
          </table:table-cell>
          <table:table-cell table:style-name="Таблица4.A1" office:value-type="string">
            <text:p text:style-name="P50">11</text:p>
          </table:table-cell>
          <table:table-cell table:style-name="Таблица4.A1" office:value-type="string">
            <text:p text:style-name="P50"><draw:line text:anchor-type="paragraph" draw:z-index="42" draw:name="Фигура20" draw:style-name="gr7" draw:text-style-name="P113" svg:x1="0.437cm" svg:y1="0.847cm" svg:x2="0.437cm" svg:y2="0.563cm"><text:p/></draw:line><draw:line text:anchor-type="paragraph" draw:z-index="43" draw:name="Фигура21" draw:style-name="gr7" draw:text-style-name="P113" svg:x1="-6.574cm" svg:y1="0.563cm" svg:x2="0.437cm" svg:y2="0.563cm"><text:p/></draw:line>10</text:p>
          </table:table-cell>
        </table:table-row>
        <table:table-row table:style-name="Таблица4.3"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00</text:p>
          </table:table-cell>
          <table:table-cell table:style-name="Таблица4.C3" office:value-type="string">
            <text:p text:style-name="P54"/>
          </table:table-cell>
          <table:table-cell table:style-name="Таблица4.C3" office:value-type="string">
            <text:p text:style-name="P52"><draw:custom-shape text:anchor-type="paragraph" draw:z-index="35" draw:name="Фигура12" draw:style-name="gr15" draw:text-style-name="P112" svg:width="0.567cm" svg:height="0.549cm" svg:x="0.132cm" svg:y="0.0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4.C3" office:value-type="string">
            <text:p text:style-name="P52"/>
          </table:table-cell>
          <table:table-cell table:style-name="Таблица4.F3" office:value-type="string">
            <text:p text:style-name="P52">1</text:p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00</text:p>
          </table:table-cell>
          <table:table-cell table:style-name="Таблица4.C3" office:value-type="string">
            <text:p text:style-name="P54"/>
          </table:table-cell>
          <table:table-cell table:style-name="Таблица4.C3" office:value-type="string">
            <text:p text:style-name="P52"><draw:custom-shape text:anchor-type="paragraph" draw:z-index="33" draw:name="Фигура10" draw:style-name="gr16" draw:text-style-name="P112" svg:width="0.511cm" svg:height="0.512cm" svg:x="0.169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4.C3" office:value-type="string">
            <text:p text:style-name="P52"/>
          </table:table-cell>
          <table:table-cell table:style-name="Таблица4.F3" office:value-type="string">
            <text:p text:style-name="P52"><draw:custom-shape text:anchor-type="paragraph" draw:z-index="40" draw:name="Фигура18" draw:style-name="gr12" draw:text-style-name="P112" svg:width="0.493cm" svg:height="1.228cm" svg:x="0.153cm" svg:y="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</text:p>
          </table:table-cell>
        </table:table-row>
        <table:table-row table:style-name="Таблица4.3"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01</text:p>
          </table:table-cell>
          <table:table-cell table:style-name="Таблица4.C4" office:value-type="string">
            <text:p text:style-name="P52"/>
          </table:table-cell>
          <table:table-cell table:style-name="Таблица4.C4" office:value-type="string">
            <text:p text:style-name="P54"/>
          </table:table-cell>
          <table:table-cell table:style-name="Таблица4.C4" office:value-type="string">
            <text:p text:style-name="P57">d</text:p>
          </table:table-cell>
          <table:table-cell table:style-name="Таблица4.F4" office:value-type="string">
            <text:p text:style-name="P52">1</text:p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01</text:p>
          </table:table-cell>
          <table:table-cell table:style-name="Таблица4.C4" office:value-type="string">
            <text:p text:style-name="P52"/>
          </table:table-cell>
          <table:table-cell table:style-name="Таблица4.C4" office:value-type="string">
            <text:p text:style-name="P52">1</text:p>
          </table:table-cell>
          <table:table-cell table:style-name="Таблица4.C4" office:value-type="string">
            <text:p text:style-name="P54"/>
          </table:table-cell>
          <table:table-cell table:style-name="Таблица4.F4" office:value-type="string">
            <text:p text:style-name="P52">1</text:p>
          </table:table-cell>
        </table:table-row>
        <table:table-row table:style-name="Таблица4.3">
          <table:table-cell table:style-name="Таблица4.A1" office:value-type="string">
            <text:p text:style-name="P50"><draw:custom-shape text:anchor-type="paragraph" draw:z-index="29" draw:name="Фигура5" draw:style-name="gr17" draw:text-style-name="P112" svg:width="0.795cm" svg:height="0.548cm" svg:x="9.017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6" draw:name="Фигура26" draw:style-name="gr7" draw:text-style-name="P113" svg:x1="4.71cm" svg:y1="0.692cm" svg:x2="11.153cm" svg:y2="0.653cm"><text:p/></draw:line></text:p>
          </table:table-cell>
          <table:table-cell table:style-name="Таблица4.A1" office:value-type="string">
            <text:p text:style-name="P50">11</text:p>
          </table:table-cell>
          <table:table-cell table:style-name="Таблица4.C4" office:value-type="string">
            <text:p text:style-name="P52"><draw:custom-shape text:anchor-type="paragraph" draw:z-index="28" draw:name="Фигура4" draw:style-name="gr18" draw:text-style-name="P112" svg:width="0.511cm" svg:height="0.53cm" svg:x="0.146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4.C4" office:value-type="string">
            <text:p text:style-name="P54"/>
          </table:table-cell>
          <table:table-cell table:style-name="Таблица4.C4" office:value-type="string">
            <text:p text:style-name="P57">1</text:p>
          </table:table-cell>
          <table:table-cell table:style-name="Таблица4.F4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11</text:p>
          </table:table-cell>
          <table:table-cell table:style-name="Таблица4.C4" office:value-type="string">
            <text:p text:style-name="P52">1</text:p>
          </table:table-cell>
          <table:table-cell table:style-name="Таблица4.C4" office:value-type="string">
            <text:p text:style-name="P54"/>
          </table:table-cell>
          <table:table-cell table:style-name="Таблица4.C4" office:value-type="string">
            <text:p text:style-name="P57"><draw:custom-shape text:anchor-type="paragraph" draw:z-index="45" draw:name="Фигура25" draw:style-name="gr10" draw:text-style-name="P112" svg:width="0.569cm" svg:height="1.228cm" svg:x="0.146cm" svg:y="0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4.F4" office:value-type="string">
            <text:p text:style-name="P57">1</text:p>
          </table:table-cell>
        </table:table-row>
        <table:table-row table:style-name="Таблица4.6">
          <table:table-cell table:style-name="Таблица4.A1" office:value-type="string">
            <text:p text:style-name="P50"><draw:line text:anchor-type="paragraph" draw:z-index="50" draw:name="Фигура22" draw:style-name="gr7" draw:text-style-name="P113" svg:x1="5.445cm" svg:y1="0.547cm" svg:x2="5.445cm" svg:y2="1.341cm"><text:p/></draw:line><draw:line text:anchor-type="paragraph" draw:z-index="51" draw:name="Фигура24" draw:style-name="gr7" draw:text-style-name="P113" svg:x1="2.461cm" svg:y1="0.584cm" svg:x2="2.461cm" svg:y2="1.341cm"><text:p/></draw:line></text:p>
          </table:table-cell>
          <table:table-cell table:style-name="Таблица4.A1" office:value-type="string">
            <text:p text:style-name="P50">10</text:p>
          </table:table-cell>
          <table:table-cell table:style-name="Таблица4.C4" office:value-type="string">
            <text:p text:style-name="P52"><draw:custom-shape text:anchor-type="paragraph" draw:z-index="48" draw:name="Фигура9" draw:style-name="gr9" draw:text-style-name="P112" svg:width="0.625cm" svg:height="0.567cm" svg:x="0.09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4.C4" office:value-type="string">
            <text:p text:style-name="P54"/>
          </table:table-cell>
          <table:table-cell table:style-name="Таблица4.C4" office:value-type="string">
            <text:p text:style-name="P57">1</text:p>
          </table:table-cell>
          <table:table-cell table:style-name="Таблица4.F4" office:value-type="string">
            <text:p text:style-name="P21"><draw:custom-shape text:anchor-type="paragraph" draw:z-index="49" draw:name="Фигура15" draw:style-name="gr8" draw:text-style-name="P112" svg:width="0.682cm" svg:height="0.53cm" svg:x="0.067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4.A1" office:value-type="string">
            <text:p text:style-name="P25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10</text:p>
          </table:table-cell>
          <table:table-cell table:style-name="Таблица4.C4" office:value-type="string">
            <text:p text:style-name="P54"/>
          </table:table-cell>
          <table:table-cell table:style-name="Таблица4.C4" office:value-type="string">
            <text:p text:style-name="P54"/>
          </table:table-cell>
          <table:table-cell table:style-name="Таблица4.C4" office:value-type="string">
            <text:p text:style-name="P57">d</text:p>
          </table:table-cell>
          <table:table-cell table:style-name="Таблица4.F4" office:value-type="string">
            <text:p text:style-name="P27">1</text:p>
          </table:table-cell>
        </table:table-row>
        <table:table-row table:style-name="Таблица4.6">
          <table:table-cell table:style-name="Таблица4.A1" office:value-type="string">
            <text:p text:style-name="P50"><draw:line text:anchor-type="paragraph" draw:z-index="52" draw:name="Фигура27" draw:style-name="gr7" draw:text-style-name="P113" svg:x1="5.446cm" svg:y1="0.577cm" svg:x2="2.461cm" svg:y2="0.577cm"><text:p/></draw:line></text:p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107">x<text:span text:style-name="T1">5</text:span><text:span text:style-name="T7">=0</text:span></text:p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25"/>
          </table:table-cell>
          <table:table-cell table:style-name="Таблица4.A1" office:value-type="string">
            <text:p text:style-name="P25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107"><text:span text:style-name="T7">x</text:span><text:span text:style-name="T1">5</text:span><text:span text:style-name="T7">=1</text:span></text:p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25"/>
          </table:table-cell>
        </table:table-row>
      </table:table>
      <text:p text:style-name="P10"/>
      <text:p text:style-name="P32"><text:soft-page-break/><text:span text:style-name="T35">По</text:span><text:span text:style-name="T36">л</text:span><text:span text:style-name="T35">учаем</text:span><text:span text:style-name="T35"><draw:frame draw:style-name="fr1" draw:name="Объект25" text:anchor-type="as-char" svg:y="-1.946cm" svg:width="6.526cm" svg:height="3.738cm" draw:z-index="47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9"><text:span text:style-name="T38">М</text:span><text:span text:style-name="T37">ДНФ имеет следующий вид: </text:span></text:p>
      <text:p text:style-name="P33"><text:span text:style-name="T34"><draw:frame draw:style-name="fr1" draw:name="Объект26" text:anchor-type="as-char" svg:y="-0.377cm" svg:width="12.689cm" svg:height="0.531cm" draw:z-index="53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0"><draw:line text:anchor-type="paragraph" draw:z-index="54" draw:name="Фигура28" draw:style-name="gr6" draw:text-style-name="P113" svg:x1="0.032cm" svg:y1="0.591cm" svg:x2="2.025cm" svg:y2="2.103cm"><text:p/></draw:line><draw:line text:anchor-type="paragraph" draw:z-index="55" draw:name="Фигура29" draw:style-name="gr6" draw:text-style-name="P113" svg:x1="7.033cm" svg:y1="0.591cm" svg:x2="9.028cm" svg:y2="2.103cm"><text:p/></draw:line><text:span text:style-name="T37">Определение МКНФ:</text:span>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A" table:number-columns-repeated="4"/>
        <table:table-column table:style-name="Таблица5.C"/>
        <table:table-column table:style-name="Таблица5.A" table:number-columns-repeated="3"/>
        <table:table-column table:style-name="Таблица5.L"/>
        <table:table-column table:style-name="Таблица5.M"/>
        <table:table-row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108"><text:span text:style-name="T39">x</text:span><text:span text:style-name="T4">4</text:span><text:span text:style-name="T12">x</text:span><text:span text:style-name="T4">5</text:span></text:p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108"><text:span text:style-name="T39">x</text:span><text:span text:style-name="T4">4</text:span><text:span text:style-name="T12">x</text:span><text:span text:style-name="T4">5</text:span></text:p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5"/>
          </table:table-cell>
        </table:table-row>
        <table:table-row>
          <table:table-cell table:style-name="Таблица5.A1" office:value-type="string">
            <text:p text:style-name="P51">x<text:span text:style-name="T3">2</text:span><text:span text:style-name="T7">x</text:span><text:span text:style-name="T3">3</text:span></text:p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00</text:p>
          </table:table-cell>
          <table:table-cell table:style-name="Таблица5.A1" office:value-type="string">
            <text:p text:style-name="P51">01</text:p>
          </table:table-cell>
          <table:table-cell table:style-name="Таблица5.A1" office:value-type="string">
            <text:p text:style-name="P51">11</text:p>
          </table:table-cell>
          <table:table-cell table:style-name="Таблица5.A1" office:value-type="string">
            <text:p text:style-name="P51">10</text:p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108"><text:span text:style-name="T39">x</text:span><text:span text:style-name="T4">2</text:span><text:span text:style-name="T12">x</text:span><text:span text:style-name="T4">3</text:span></text:p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00</text:p>
          </table:table-cell>
          <table:table-cell table:style-name="Таблица5.A1" office:value-type="string">
            <text:p text:style-name="P51">01</text:p>
          </table:table-cell>
          <table:table-cell table:style-name="Таблица5.A1" office:value-type="string">
            <text:p text:style-name="P51">11</text:p>
          </table:table-cell>
          <table:table-cell table:style-name="Таблица5.A1" office:value-type="string">
            <text:p text:style-name="P51">10</text:p>
          </table:table-cell>
        </table:table-row>
        <table:table-row table:style-name="Таблица5.3"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00</text:p>
          </table:table-cell>
          <table:table-cell table:style-name="Таблица5.C3" office:value-type="string">
            <text:p text:style-name="P59"><draw:custom-shape text:anchor-type="paragraph" draw:z-index="57" draw:name="Фигура31" draw:style-name="gr4" draw:text-style-name="P112" svg:width="3.721cm" svg:height="0.546cm" svg:x="0.042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Таблица5.C3" office:value-type="string">
            <text:p text:style-name="P59">0</text:p>
          </table:table-cell>
          <table:table-cell table:style-name="Таблица5.C3" office:value-type="string">
            <text:p text:style-name="P59">0</text:p>
          </table:table-cell>
          <table:table-cell table:style-name="Таблица5.F3" office:value-type="string">
            <text:p text:style-name="P59">0</text:p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00</text:p>
          </table:table-cell>
          <table:table-cell table:style-name="Таблица5.C3" office:value-type="string">
            <text:p text:style-name="P55"/>
          </table:table-cell>
          <table:table-cell table:style-name="Таблица5.C3" office:value-type="string">
            <text:p text:style-name="P59">d</text:p>
          </table:table-cell>
          <table:table-cell table:style-name="Таблица5.C3" office:value-type="string">
            <text:p text:style-name="P53"/>
          </table:table-cell>
          <table:table-cell table:style-name="Таблица5.F3" office:value-type="string">
            <text:p text:style-name="P59"/>
          </table:table-cell>
        </table:table-row>
        <table:table-row table:style-name="Таблица5.3"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01</text:p>
          </table:table-cell>
          <table:table-cell table:style-name="Таблица5.C4" office:value-type="string">
            <text:p text:style-name="P53"/>
          </table:table-cell>
          <table:table-cell table:style-name="Таблица5.C4" office:value-type="string">
            <text:p text:style-name="P59"><draw:custom-shape text:anchor-type="paragraph" draw:z-index="59" draw:name="Фигура33" draw:style-name="gr2" draw:text-style-name="P112" svg:width="0.634cm" svg:height="1.34cm" svg:x="0.078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Таблица5.C4" office:value-type="string">
            <text:p text:style-name="P58"/>
          </table:table-cell>
          <table:table-cell table:style-name="Таблица5.F4" office:value-type="string">
            <text:p text:style-name="P59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01</text:p>
          </table:table-cell>
          <table:table-cell table:style-name="Таблица5.C4" office:value-type="string">
            <text:p text:style-name="P53"/>
          </table:table-cell>
          <table:table-cell table:style-name="Таблица5.C4" office:value-type="string">
            <text:p text:style-name="P53"/>
          </table:table-cell>
          <table:table-cell table:style-name="Таблица5.C4" office:value-type="string">
            <text:p text:style-name="P55"/>
          </table:table-cell>
          <table:table-cell table:style-name="Таблица5.F4" office:value-type="string">
            <text:p text:style-name="P60">0</text:p>
          </table:table-cell>
        </table:table-row>
        <table:table-row table:style-name="Таблица5.3"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11</text:p>
          </table:table-cell>
          <table:table-cell table:style-name="Таблица5.C4" office:value-type="string">
            <text:p text:style-name="P59">0</text:p>
          </table:table-cell>
          <table:table-cell table:style-name="Таблица5.C4" office:value-type="string">
            <text:p text:style-name="P59">0</text:p>
          </table:table-cell>
          <table:table-cell table:style-name="Таблица5.C4" office:value-type="string">
            <text:p text:style-name="P59">0</text:p>
          </table:table-cell>
          <table:table-cell table:style-name="Таблица5.F4" office:value-type="string">
            <text:p text:style-name="P59"><draw:custom-shape text:anchor-type="paragraph" draw:z-index="56" draw:name="Фигура30" draw:style-name="gr5" draw:text-style-name="P112" svg:width="3.807cm" svg:height="0.53cm" svg:x="-3.006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0" draw:name="Фигура34" draw:style-name="gr1" draw:text-style-name="P112" svg:width="0.546cm" svg:height="1.28cm" svg:x="0.139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11</text:p>
          </table:table-cell>
          <table:table-cell table:style-name="Таблица5.C4" office:value-type="string">
            <text:p text:style-name="P53"/>
          </table:table-cell>
          <table:table-cell table:style-name="Таблица5.C4" office:value-type="string">
            <text:p text:style-name="P60">d</text:p>
          </table:table-cell>
          <table:table-cell table:style-name="Таблица5.C4" office:value-type="string">
            <text:p text:style-name="P58"/>
          </table:table-cell>
          <table:table-cell table:style-name="Таблица5.F4" office:value-type="string">
            <text:p text:style-name="P58"/>
          </table:table-cell>
        </table:table-row>
        <table:table-row table:style-name="Таблица5.6"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10</text:p>
          </table:table-cell>
          <table:table-cell table:style-name="Таблица5.C4" office:value-type="string">
            <text:p text:style-name="P53"/>
          </table:table-cell>
          <table:table-cell table:style-name="Таблица5.C4" office:value-type="string">
            <text:p text:style-name="P55"/>
          </table:table-cell>
          <table:table-cell table:style-name="Таблица5.C4" office:value-type="string">
            <text:p text:style-name="P58"/>
          </table:table-cell>
          <table:table-cell table:style-name="Таблица5.F4" office:value-type="string">
            <text:p text:style-name="P20">0</text:p>
          </table:table-cell>
          <table:table-cell table:style-name="Таблица5.A1" office:value-type="string">
            <text:p text:style-name="P26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>10</text:p>
          </table:table-cell>
          <table:table-cell table:style-name="Таблица5.C4" office:value-type="string">
            <text:p text:style-name="P60">0</text:p>
          </table:table-cell>
          <table:table-cell table:style-name="Таблица5.C4" office:value-type="string">
            <text:p text:style-name="P60">0</text:p>
          </table:table-cell>
          <table:table-cell table:style-name="Таблица5.C4" office:value-type="string">
            <text:p text:style-name="P60">0</text:p>
          </table:table-cell>
          <table:table-cell table:style-name="Таблица5.F4" office:value-type="string">
            <text:p text:style-name="P45"><draw:custom-shape text:anchor-type="paragraph" draw:z-index="58" draw:name="Фигура32" draw:style-name="gr3" draw:text-style-name="P112" svg:width="3.763cm" svg:height="0.53cm" svg:x="-2.995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</text:p>
          </table:table-cell>
        </table:table-row>
        <table:table-row table:style-name="Таблица5.6"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108"><text:span text:style-name="T40">x</text:span><text:span text:style-name="T5">1</text:span><text:span text:style-name="T13">=0</text:span></text:p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26"/>
          </table:table-cell>
          <table:table-cell table:style-name="Таблица5.A1" office:value-type="string">
            <text:p text:style-name="P26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108"><text:span text:style-name="T13">x</text:span><text:span text:style-name="T5">1</text:span><text:span text:style-name="T13">=1</text:span></text:p>
          </table:table-cell>
          <table:table-cell table:style-name="Таблица5.A1" office:value-type="string">
            <text:p text:style-name="P55"/>
          </table:table-cell>
          <table:table-cell table:style-name="Таблица5.A1" office:value-type="string">
            <text:p text:style-name="P26"/>
          </table:table-cell>
        </table:table-row>
      </table:table>
      <text:p text:style-name="P46"/>
      <text:p text:style-name="P46">Получаем <draw:frame draw:style-name="fr1" draw:name="Объект27" text:anchor-type="as-char" svg:y="-1.677cm" svg:width="6.491cm" svg:height="3.201cm" draw:z-index="61"><draw:object xlink:href="./Object 28" xlink:type="simple" xlink:show="embed" xlink:actuate="onLoad"/><draw:image xlink:href="./ObjectReplacements/Object 28" xlink:type="simple" xlink:show="embed" xlink:actuate="onLoad"/></draw:frame></text:p>
      <text:p text:style-name="P41">МКНФ имеет следующий вид:</text:p>
      <text:p text:style-name="P47"><draw:frame draw:style-name="fr1" draw:name="Объект28" text:anchor-type="as-char" svg:y="-0.386cm" svg:width="16.843cm" svg:height="0.542cm" draw:z-index="62"><draw:object xlink:href="./Object 29" xlink:type="simple" xlink:show="embed" xlink:actuate="onLoad"/><draw:image xlink:href="./ObjectReplacements/Object 29" xlink:type="simple" xlink:show="embed" xlink:actuate="onLoad"/></draw:frame></text:p>
      <text:p text:style-name="P47"/>
      <text:p text:style-name="P42">Преобразование минимальных форм булевой функции.</text:p>
      <text:p text:style-name="P42">Факторное преобразование для МДНФ:</text:p>
      <text:p text:style-name="P28"><draw:frame draw:style-name="fr1" draw:name="Объект29" text:anchor-type="as-char" svg:y="-0.377cm" svg:width="12.689cm" svg:height="0.531cm" draw:z-index="63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8"><text:span text:style-name="T41">S</text:span><text:span text:style-name="T6">Q</text:span><text:span text:style-name="T14">=32</text:span></text:p>
      <text:p text:style-name="P29"><text:span text:style-name="T7"><draw:frame draw:style-name="fr1" draw:name="Объект30" text:anchor-type="as-char" svg:y="-0.386cm" svg:width="11.053cm" svg:height="0.542cm" draw:z-index="64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9"><text:span text:style-name="T7">S</text:span><text:span text:style-name="T1">Q</text:span><text:span text:style-name="T7">=29</text:span></text:p>
      <text:p text:style-name="P29"><text:span text:style-name="T7">Декомпозиция: введем вспомогательную функцию</text:span></text:p>
      <text:p text:style-name="P29"><text:span text:style-name="T7"><draw:frame draw:style-name="fr1" draw:name="Объект31" text:anchor-type="as-char" svg:y="-0.589cm" svg:width="9.458cm" svg:height="1.092cm" draw:z-index="65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9"><text:span text:style-name="T7"/></text:p>
      <text:p text:style-name="P43"><text:span text:style-name="T7">Факторное преобразование для МКНФ:</text:span></text:p>
      <text:p text:style-name="P43"><text:span text:style-name="T7"><draw:frame draw:style-name="fr1" draw:name="Объект32" text:anchor-type="as-char" svg:y="-0.386cm" svg:width="16.843cm" svg:height="0.542cm" draw:z-index="6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30"><text:span text:style-name="T7">S</text:span><text:span text:style-name="T1">Q</text:span><text:span text:style-name="T7">=28</text:span></text:p>
      <text:p text:style-name="P30"><text:span text:style-name="T7"><draw:frame draw:style-name="fr1" draw:name="Объект33" text:anchor-type="as-char" svg:y="-0.386cm" svg:width="13.792cm" svg:height="0.542cm" draw:z-index="67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0"><text:span text:style-name="T7">S</text:span><text:span text:style-name="T1">Q</text:span><text:span text:style-name="T7">=27</text:span></text:p>
      <text:p text:style-name="P44"><text:soft-page-break/><text:span text:style-name="T7">Синтез комбинационных схем в булевом базисе</text:span></text:p>
      <text:p text:style-name="P31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8.309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3T14:22:24.495809626</meta:creation-date>
    <dc:date>2020-11-01T23:11:24.458532322</dc:date>
    <meta:editing-duration>PT1H31M54S</meta:editing-duration>
    <meta:editing-cycles>6</meta:editing-cycles>
    <meta:generator>LibreOffice/7.0.1.2$Linux_X86_64 LibreOffice_project/00$Build-2</meta:generator>
    <meta:document-statistic meta:table-count="7" meta:image-count="0" meta:object-count="34" meta:page-count="9" meta:paragraph-count="769" meta:word-count="1166" meta:character-count="3430" meta:non-whitespace-character-count="2957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sub>
                <mover accent="true">
                  <mi>x</mi>
                  <mo stretchy="false">¯</mo>
                </mover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i>x</mi>
              <mn>2</mn>
            </msub>
            <msub>
              <mover accent="true">
                <mi>x</mi>
                <mo stretchy="false">¯</mo>
              </mover>
              <mn>3</mn>
            </msub>
            <msub>
              <mover accent="true">
                <mi>x</mi>
                <mo stretchy="false">¯</mo>
              </mover>
              <mn>4</mn>
            </msub>
            <mrow>
              <mover accent="true">
                <msub>
                  <mi>x</mi>
                  <mn>5</mn>
                </msub>
                <mo stretchy="false">¯</mo>
              </mover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i>x</mi>
              <mn>2</mn>
            </msub>
            <msub>
              <mover accent="true">
                <mi>x</mi>
                <mo stretchy="false">¯</mo>
              </mover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i>x</mi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i>x</mi>
              <mn>2</mn>
            </msub>
            <msub>
              <mover accent="true">
                <mi>x</mi>
                <mo stretchy="false">¯</mo>
              </mover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row/>
            </mrow>
          </mrow>
        </mtd>
      </mtr>
      <mtr>
        <mtd>
          <mrow>
            <mrow>
              <mrow/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over accent="true">
                <mi>x</mi>
                <mo stretchy="false">¯</mo>
              </mover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over accent="true">
                <mi>x</mi>
                <mo stretchy="false">¯</mo>
              </mover>
              <mn>3</mn>
            </msub>
            <msub>
              <mi>x</mi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over accent="true">
                <mi>x</mi>
                <mo stretchy="false">¯</mo>
              </mover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i>x</mi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row/>
            </mrow>
          </mrow>
        </mtd>
      </mtr>
      <mtr>
        <mtd>
          <mrow>
            <mrow>
              <mrow/>
              <mo stretchy="false">∨</mo>
              <msub>
                <mi>x</mi>
                <mn>1</mn>
              </msub>
            </mrow>
            <msub>
              <mi>x</mi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i>x</mi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i>x</mi>
              <mn>2</mn>
            </msub>
            <msub>
              <mi>x</mi>
              <mn>3</mn>
            </msub>
            <msub>
              <mi>x</mi>
              <mn>4</mn>
            </msub>
            <msub>
              <mi>x</mi>
              <mn>5</mn>
            </msub>
          </mrow>
        </mtd>
      </mtr>
    </mtable>
    <annotation encoding="StarMath 5.0">f = {bar x}_1 {bar x}_2 x_3 {bar x}_4 {bar x}_5 or
{bar x}_1 {bar x}_2 x_3 x_4 {bar x}_5 or
{bar x}_1 {bar x}_2 x_3 x_4 x_5 or
{bar x}_1 x_2 {bar x}_3 {bar x}_4 bar x_5 or
{bar x}_1 x_2 {bar x}_3 {bar x}_4 x_5 or
{bar x}_1 x_2 {bar x}_3 x_4 x_5 or 
{} newline {} or 
x_1 {bar x}_2 {bar x}_3 {bar x}_4 {bar x}_5 or 
x_1 {bar x}_2 {bar x}_3 x_4 {bar x}_5 or 
x_1 {bar x}_2 {bar x}_3 x_4 x_5 or 
x_1 {bar x}_2 x_3 {bar x}_4 {bar x}_5 or 
x_1 {bar x}_2 x_3 {bar x}_4 x_5 or 
x_1 {bar x}_2 x_3 x_4 x_5 or {} 
newline {} or 
x_1 x_2 x_3 {bar x}_4 {bar x}_5 or 
x_1 x_2 x_3 x_4 {bar x}_5 or 
x_1 x_2 x_3 x_4 x_5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С</mi>
              <mn>6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C</mi>
                    </mtd>
                  </mtr>
                  <mtr>
                    <mtd>
                      <mi>E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6</mn>
              <mi>a</mi>
            </msubsup>
            <mo stretchy="false">=</mo>
            <mn>25</mn>
          </mrow>
        </mtd>
      </mtr>
      <mtr>
        <mtd>
          <mrow>
            <msubsup>
              <mi>S</mi>
              <mn>6</mn>
              <mi>b</mi>
            </msubsup>
            <mo stretchy="false">=</mo>
            <mn>32</mn>
          </mrow>
        </mtd>
      </mtr>
    </mtable>
    <annotation encoding="StarMath 5.0">С_6 = left lbrace stack {T # C # E # I}  right rbrace newline
S_6^a=25 newline
S_6^b=32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С</mi>
              <mn>7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E</mi>
                    </mtd>
                  </mtr>
                  <mtr>
                    <mtd>
                      <mi>F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7</mn>
              <mi>a</mi>
            </msubsup>
            <mo stretchy="false">=</mo>
            <mn>29</mn>
          </mrow>
        </mtd>
      </mtr>
      <mtr>
        <mtd>
          <mrow>
            <msubsup>
              <mi>S</mi>
              <mn>7</mn>
              <mi>b</mi>
            </msubsup>
            <mo stretchy="false">=</mo>
            <mn>37</mn>
          </mrow>
        </mtd>
      </mtr>
    </mtable>
    <annotation encoding="StarMath 5.0">С_7 = left lbrace stack {T # B # E # F # I}  right rbrace newline
S_7^a=29 newline
S_7^b=37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С</mi>
              <mn>8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F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8</mn>
              <mi>a</mi>
            </msubsup>
            <mo stretchy="false">=</mo>
            <mn>29</mn>
          </mrow>
        </mtd>
      </mtr>
      <mtr>
        <mtd>
          <mrow>
            <msubsup>
              <mi>S</mi>
              <mn>8</mn>
              <mi>b</mi>
            </msubsup>
            <mo stretchy="false">=</mo>
            <mn>37</mn>
          </mrow>
        </mtd>
      </mtr>
    </mtable>
    <annotation encoding="StarMath 5.0">С_8 = left lbrace stack {T # D # E # F # I}  right rbrace newline
S_8^a=29 newline
S_8^b=37</annotation>
  </semantics>
</math>
</file>

<file path=Object 13/content.xml><?xml version="1.0" encoding="utf-8"?>
<math xmlns="http://www.w3.org/1998/Math/MathML" display="block">
  <semantics>
    <mtable>
      <mtr>
        <mtd>
          <mrow>
            <msub>
              <mi>С</mi>
              <mn>3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3</mn>
              <mi>a</mi>
            </msubsup>
            <mo stretchy="false">=</mo>
            <mn>28</mn>
          </mrow>
        </mtd>
      </mtr>
      <mtr>
        <mtd>
          <mrow>
            <msubsup>
              <mi>S</mi>
              <mn>3</mn>
              <mi>b</mi>
            </msubsup>
            <mo stretchy="false">=</mo>
            <mn>36</mn>
          </mrow>
        </mtd>
      </mtr>
    </mtable>
    <annotation encoding="StarMath 5.0">С_3 = left lbrace stack {T # B # C # E # G}  right rbrace newline
S_3^a=28 newline
S_3^b=36</annotation>
  </semantics>
</math>
</file>

<file path=Object 14/content.xml><?xml version="1.0" encoding="utf-8"?>
<math xmlns="http://www.w3.org/1998/Math/MathML" display="block">
  <semantics>
    <mtable>
      <mtr>
        <mtd>
          <mrow>
            <msub>
              <mi>С</mi>
              <mn>10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C</mi>
                    </mtd>
                  </mtr>
                  <mtr>
                    <mtd>
                      <mi>F</mi>
                    </mtd>
                  </mtr>
                  <mtr>
                    <mtd>
                      <mi>G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0</mn>
              <mi>a</mi>
            </msubsup>
            <mo stretchy="false">=</mo>
            <mn>29</mn>
          </mrow>
        </mtd>
      </mtr>
      <mtr>
        <mtd>
          <mrow>
            <msubsup>
              <mi>S</mi>
              <mn>10</mn>
              <mi>b</mi>
            </msubsup>
            <mo stretchy="false">=</mo>
            <mn>37</mn>
          </mrow>
        </mtd>
      </mtr>
    </mtable>
    <annotation encoding="StarMath 5.0">С_10 = left lbrace stack {T # C # F # G # I}  right rbrace newline
S_10^a=29 newline
S_10^b=37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С</mi>
              <mn>11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F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1</mn>
              <mi>a</mi>
            </msubsup>
            <mo stretchy="false">=</mo>
            <mn>25</mn>
          </mrow>
        </mtd>
      </mtr>
      <mtr>
        <mtd>
          <mrow>
            <msubsup>
              <mi>S</mi>
              <mn>11</mn>
              <mi>b</mi>
            </msubsup>
            <mo stretchy="false">=</mo>
            <mn>32</mn>
          </mrow>
        </mtd>
      </mtr>
    </mtable>
    <annotation encoding="StarMath 5.0">С_11 = left lbrace stack {T # B # F # G}  right rbrace newline
S_11^a=25 newline
S_11^b=32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С</mi>
              <mn>12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D</mi>
                    </mtd>
                  </mtr>
                  <mtr>
                    <mtd>
                      <mi>F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2</mn>
              <mi>a</mi>
            </msubsup>
            <mo stretchy="false">=</mo>
            <mn>25</mn>
          </mrow>
        </mtd>
      </mtr>
      <mtr>
        <mtd>
          <mrow>
            <msubsup>
              <mi>S</mi>
              <mn>12</mn>
              <mi>b</mi>
            </msubsup>
            <mo stretchy="false">=</mo>
            <mn>32</mn>
          </mrow>
        </mtd>
      </mtr>
    </mtable>
    <annotation encoding="StarMath 5.0">С_12 = left lbrace stack {T # D # F # G}  right rbrace newline
S_12^a=25 newline
S_12^b=32</annotation>
  </semantics>
</math>
</file>

<file path=Object 17/content.xml><?xml version="1.0" encoding="utf-8"?>
<math xmlns="http://www.w3.org/1998/Math/MathML" display="block">
  <semantics>
    <mrow>
      <msub>
        <mi>С</mi>
        <mrow>
          <mn>1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0</mn>
                    <mi>X</mi>
                    <mn>0</mn>
                    <mi>X</mi>
                  </mrow>
                </mtd>
              </mtr>
              <mtr>
                <mtd>
                  <mrow>
                    <mn>001</mn>
                    <mi>X</mi>
                    <mn>0</mn>
                  </mrow>
                </mtd>
              </mtr>
              <mtr>
                <mtd>
                  <mrow>
                    <mi>X</mi>
                    <mn>0111</mn>
                  </mrow>
                </mtd>
              </mtr>
            </mtable>
          </mrow>
          <mo fence="true" stretchy="true">}</mo>
        </mrow>
      </mrow>
    </mrow>
    <annotation encoding="StarMath 5.0">С_1min (f) = left lbrace stack {100XX # 111XX # 0100X # 010X1 # 10X0X # 001X0 # X0111}  right rbrace</annotation>
  </semantics>
</math>
</file>

<file path=Object 18/content.xml><?xml version="1.0" encoding="utf-8"?>
<math xmlns="http://www.w3.org/1998/Math/MathML" display="block">
  <semantics>
    <mrow>
      <msub>
        <mi>С</mi>
        <mrow>
          <mn>2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</mn>
                    <mi>X</mi>
                    <mn>10</mn>
                    <mi>X</mi>
                  </mrow>
                </mtd>
              </mtr>
              <mtr>
                <mtd>
                  <mrow>
                    <mn>001</mn>
                    <mi>X</mi>
                    <mn>0</mn>
                  </mrow>
                </mtd>
              </mtr>
              <mtr>
                <mtd>
                  <mrow>
                    <mi>X</mi>
                    <mn>0111</mn>
                  </mrow>
                </mtd>
              </mtr>
            </mtable>
          </mrow>
          <mo fence="true" stretchy="true">}</mo>
        </mrow>
      </mrow>
    </mrow>
    <annotation encoding="StarMath 5.0">С_2min (f) = left lbrace stack {100XX # 111XX # 0100X # 010X1 # 1X10X # 001X0 # X0111}  right rbrace</annotation>
  </semantics>
</math>
</file>

<file path=Object 19/content.xml><?xml version="1.0" encoding="utf-8"?>
<math xmlns="http://www.w3.org/1998/Math/MathML" display="block">
  <semantics>
    <mrow>
      <msub>
        <mi>С</mi>
        <mrow>
          <mn>3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0</mn>
                    <mi mathvariant="italic">XX</mi>
                    <mn>1</mn>
                  </mrow>
                </mtd>
              </mtr>
              <mtr>
                <mtd>
                  <mrow>
                    <mi>X</mi>
                    <mn>0100</mn>
                  </mrow>
                </mtd>
              </mtr>
              <mtr>
                <mtd>
                  <mrow>
                    <mn>0011</mn>
                    <mi>X</mi>
                  </mrow>
                </mtd>
              </mtr>
            </mtable>
          </mrow>
          <mo fence="true" stretchy="true">}</mo>
        </mrow>
      </mrow>
    </mrow>
    <annotation encoding="StarMath 5.0">С_3min (f) = left lbrace stack {100XX # 111XX # 0100X # 010X1 # 10XX1 # X0100 # 0011X}  right rbrace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row>
                <mo fence="true" stretchy="false">(</mo>
                <mrow>
                  <mrow>
                    <msub>
                      <mi>x</mi>
                      <mn>1</mn>
                    </msub>
                    <mo stretchy="false">∨</mo>
                    <msub>
                      <mi>x</mi>
                      <mn>2</mn>
                    </msub>
                    <mo stretchy="false">∨</mo>
                    <msub>
                      <mi>x</mi>
                      <mn>3</mn>
                    </msub>
                    <mo stretchy="false">∨</mo>
                    <msub>
                      <mi>x</mi>
                      <mn>4</mn>
                    </msub>
                    <mo stretchy="false">∨</mo>
                    <msub>
                      <mi>x</mi>
                      <mn>5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</mrow>
        </mtd>
      </mtr>
    </mtable>
    <annotation encoding="StarMath 5.0">f = (x_{1} or x_{2} or x_{3} or x_{4} or x_{5})
(x_{1} or x_{2} or x_{3} or x_{4} or {bar x}_{5})
(x_{1} or x_{2} or x_{3} or {bar x}_{4} or x_{5})
(x_{1} or x_{2} or x_{3} or {bar x}_{4} or {bar x}_{5})
newline
(x_{1} or x_{2} or {bar x}_{3} or x_{4} or {bar x}_{5})
(x_{1} or {bar x}_{2} or x_{3} or {bar x}_{4} or x_{5})
(x_{1} or {bar x}_{2} or {bar x}_{3} or x_{4} or x_{5})
(x_{1} or {bar x}_{2} or {bar x}_{3} or x_{4} or {bar x}_{5})
newline
(x_{1} or {bar x}_{2} or {bar x}_{3} or {bar x}_{4} or x_{5})
(x_{1} or {bar x}_{2} or {bar x}_{3} or {bar x}_{4} or {bar x}_{5})
({bar x}_{1} or x_{2} or {bar x}_{3} or {bar x}_{4} or x_{5})
({bar x}_{1} or {bar x}_{2} or x_{3} or x_{4} or x_{5})
newline
({bar x}_{1} or {bar x}_{2} or x_{3} or x_{4} or {bar x}_{5})
({bar x}_{1} or {bar x}_{2} or x_{3} or {bar x}_{4} or {bar x}_{5})</annotation>
  </semantics>
</math>
</file>

<file path=Object 20/content.xml><?xml version="1.0" encoding="utf-8"?>
<math xmlns="http://www.w3.org/1998/Math/MathML" display="block">
  <semantics>
    <mrow>
      <msub>
        <mi>С</mi>
        <mrow>
          <mn>4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</mn>
                    <mi>X</mi>
                    <mn>1</mn>
                    <mi>X</mi>
                    <mn>1</mn>
                  </mrow>
                </mtd>
              </mtr>
              <mtr>
                <mtd>
                  <mrow>
                    <mn>001</mn>
                    <mi>X</mi>
                    <mn>0</mn>
                  </mrow>
                </mtd>
              </mtr>
              <mtr>
                <mtd>
                  <mrow>
                    <mi>X</mi>
                    <mn>0111</mn>
                  </mrow>
                </mtd>
              </mtr>
            </mtable>
          </mrow>
          <mo fence="true" stretchy="true">}</mo>
        </mrow>
      </mrow>
    </mrow>
    <annotation encoding="StarMath 5.0">С_4min (f) = left lbrace stack {100XX # 111XX # 0100X # 010X1 # 1X1X1 # 001X0 # X0111}  right rbrace</annotation>
  </semantics>
</math>
</file>

<file path=Object 21/content.xml><?xml version="1.0" encoding="utf-8"?>
<math xmlns="http://www.w3.org/1998/Math/MathML" display="block">
  <semantics>
    <mrow>
      <mrow>
        <msubsup>
          <mi>S</mi>
          <mi mathvariant="italic">min</mi>
          <mi>a</mi>
        </msubsup>
        <mo stretchy="false">=</mo>
        <mn>25</mn>
      </mrow>
      <mi>;</mi>
      <mrow>
        <msubsup>
          <mi>S</mi>
          <mi mathvariant="italic">min</mi>
          <mi>b</mi>
        </msubsup>
        <mo stretchy="false">=</mo>
        <mn>32</mn>
      </mrow>
    </mrow>
    <annotation encoding="StarMath 5.0">S_min^a=25; 
S_min
^b=32</annotation>
  </semantics>
</math>
</file>

<file path=Object 22/content.xml><?xml version="1.0" encoding="utf-8"?>
<math xmlns="http://www.w3.org/1998/Math/MathML" display="block">
  <semantics>
    <mrow>
      <mrow>
        <msub>
          <mi>f</mi>
          <mn>1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i>x</mi>
        <mn>4</mn>
      </msub>
      <msub>
        <mi>x</mi>
        <mn>5</mn>
      </msub>
    </mrow>
    <annotation encoding="StarMath 5.0">f_1= x_1 { bar x }_2 { bar x }_3 or 
x_1 x_2 x_3 or
{ bar x }_1 x_2 { bar x }_3 { bar x }_4 or
{ bar x }_1 x_2 { bar x }_3 x_5 or
x_1 { bar x }_2 { bar x }_4 or
{ bar x }_1 { bar x }_2 x_3 { bar x }_5 or
{ bar x }_2 x_3 x_4 x_5</annotation>
  </semantics>
</math>
</file>

<file path=Object 23/content.xml><?xml version="1.0" encoding="utf-8"?>
<math xmlns="http://www.w3.org/1998/Math/MathML" display="block">
  <semantics>
    <mrow>
      <mrow>
        <msub>
          <mi>f</mi>
          <mn>2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i>x</mi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i>x</mi>
        <mn>4</mn>
      </msub>
      <msub>
        <mi>x</mi>
        <mn>5</mn>
      </msub>
    </mrow>
    <annotation encoding="StarMath 5.0">f_2= x_1 { bar x }_2 { bar x }_3 or 
x_1 x_2 x_3 or
{ bar x }_1 x_2 { bar x }_3 { bar x }_4 or
{ bar x }_1 x_2 { bar x }_3 x_5 or
x_1 x_3 { bar x }_4 or
{ bar x }_1 { bar x }_2 x_3 { bar x }_5 or
{ bar x }_2 x_3 x_4 x_5</annotation>
  </semantics>
</math>
</file>

<file path=Object 24/content.xml><?xml version="1.0" encoding="utf-8"?>
<math xmlns="http://www.w3.org/1998/Math/MathML" display="block">
  <semantics>
    <mrow>
      <mrow>
        <msub>
          <mi>f</mi>
          <mn>3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i>x</mi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over accent="true">
          <mi>x</mi>
          <mo stretchy="false">¯</mo>
        </mover>
        <mn>4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sub>
        <mi>x</mi>
        <mn>4</mn>
      </msub>
    </mrow>
    <annotation encoding="StarMath 5.0">f_3= x_1 { bar x }_2 { bar x }_3 or 
x_1 x_2 x_3 or
{ bar x }_1 x_2 { bar x }_3 { bar x }_4 or
{ bar x }_1 x_2 { bar x }_3 x_5 or
x_1 { bar x }_2 x_5 or
{ bar x }_2 x_3 { bar x }_4 { bar x }_5 or
{ bar x }_1 { bar x }_2 x_3 x_4</annotation>
  </semantics>
</math>
</file>

<file path=Object 25/content.xml><?xml version="1.0" encoding="utf-8"?>
<math xmlns="http://www.w3.org/1998/Math/MathML" display="block">
  <semantics>
    <mrow>
      <mrow>
        <msub>
          <mi>f</mi>
          <mn>4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i>x</mi>
        <mn>3</mn>
      </msub>
      <mrow>
        <msub>
          <mi>x</mi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over accent="true">
          <mi>x</mi>
          <mo stretchy="false">¯</mo>
        </mover>
        <mn>4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sub>
        <mi>x</mi>
        <mn>4</mn>
      </msub>
    </mrow>
    <annotation encoding="StarMath 5.0">f_4= x_1 { bar x }_2 { bar x }_3 or 
x_1 x_2 x_3 or
{ bar x }_1 x_2 { bar x }_3 { bar x }_4 or
{ bar x }_1 x_2 { bar x }_3 x_5 or
x_1 x_3 x_5 or
{ bar x }_2 x_3 { bar x }_4 { bar x }_5 or
{ bar x }_1 { bar x }_2 x_3 x_4</annotation>
  </semantics>
</math>
</file>

<file path=Object 26/content.xml><?xml version="1.0" encoding="utf-8"?>
<math xmlns="http://www.w3.org/1998/Math/MathML" display="block">
  <semantics>
    <mrow>
      <msub>
        <mi>С</mi>
        <mi mathvariant="italic">min</mi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0</mn>
                    <mi mathvariant="italic">XX</mi>
                    <mn>1</mn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0011</mn>
                    <mi>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i>X</mi>
                    <mn>0100</mn>
                  </mrow>
                </mtd>
              </mtr>
            </mtable>
          </mrow>
          <mo fence="true" stretchy="true">}</mo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6</mn>
              </mtd>
            </mtr>
            <mtr>
              <mtd>
                <mn>7</mn>
              </mtd>
            </mtr>
          </mtable>
        </mrow>
        <mo fence="true" stretchy="true">)</mo>
      </mrow>
      <mrow>
        <msup>
          <mi>S</mi>
          <mi>a</mi>
        </msup>
        <mo stretchy="false">=</mo>
        <mn>25</mn>
      </mrow>
      <mi>,</mi>
      <mrow>
        <msup>
          <mi>S</mi>
          <mi>b</mi>
        </msup>
        <mo stretchy="false">=</mo>
        <mn>32</mn>
      </mrow>
    </mrow>
    <annotation encoding="StarMath 5.0">С_min ( f )= left lbrace stack 
{100XX # 10XX1 # 111XX # 010X1 # 0011X # 0100X # X0100} 
right rbrace left ( stack {1 # 2 # 3 # 4 # 5 # 6 # 7} right )
S^a = 25, S^b = 32 </annotation>
  </semantics>
</math>
</file>

<file path=Object 27/content.xml><?xml version="1.0" encoding="utf-8"?>
<math xmlns="http://www.w3.org/1998/Math/MathML" display="block">
  <semantics>
    <mrow>
      <mrow>
        <mi>f</mi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i>x</mi>
          <mn>5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row>
        <msub>
          <mi>x</mi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over accent="true">
          <mi>x</mi>
          <mo stretchy="false">¯</mo>
        </mover>
        <mn>4</mn>
      </msub>
      <msub>
        <mover accent="true">
          <mi>x</mi>
          <mo stretchy="false">¯</mo>
        </mover>
        <mn>5</mn>
      </msub>
    </mrow>
    <annotation encoding="StarMath 5.0">
f = x_1 { bar x }_2 { bar x }_3 or
x_1 { bar x }_2 x_5 or
x_1 x_2 x_3 or
{ bar x }_1 x_2 { bar x }_3 x_5 or
{ bar x }_1 { bar x }_2 x_3 x_4 or
{ bar x }_1 x_2 { bar x }_3 { bar x }_4 or
{ bar x }_2 x_3 { bar x }_4 { bar x }_5
</annotation>
  </semantics>
</math>
</file>

<file path=Object 28/content.xml><?xml version="1.0" encoding="utf-8"?>
<math xmlns="http://www.w3.org/1998/Math/MathML" display="block">
  <semantics>
    <mrow>
      <msub>
        <mi>C</mi>
        <mi mathvariant="italic">min</mi>
      </msub>
      <mrow>
        <mover accent="true">
          <mrow>
            <mo fence="true" stretchy="false">(</mo>
            <mrow>
              <mi>f</mi>
            </mrow>
            <mo fence="true" stretchy="false">)</mo>
          </mrow>
          <mo stretchy="false">¯</mo>
        </mover>
        <mo stretchy="false">=</mo>
        <mrow>
          <mo fence="true" stretchy="true">{</mo>
          <mrow>
            <mtable>
              <mtr>
                <mtd>
                  <mrow>
                    <mn>000</mn>
                    <mi mathvariant="italic">XX</mi>
                  </mrow>
                </mtd>
              </mtr>
              <mtr>
                <mtd>
                  <mrow>
                    <mn>011</mn>
                    <mi mathvariant="italic">XX</mi>
                  </mrow>
                </mtd>
              </mtr>
              <mtr>
                <mtd>
                  <mrow>
                    <mn>110</mn>
                    <mi mathvariant="italic">XX</mi>
                  </mrow>
                </mtd>
              </mtr>
              <mtr>
                <mtd>
                  <mrow>
                    <mn>0</mn>
                    <mi>X</mi>
                    <mn>101</mn>
                  </mrow>
                </mtd>
              </mtr>
              <mtr>
                <mtd>
                  <mrow>
                    <mn>01</mn>
                    <mi>X</mi>
                    <mn>10</mn>
                  </mrow>
                </mtd>
              </mtr>
              <mtr>
                <mtd>
                  <mrow>
                    <mn>1</mn>
                    <mn>0</mn>
                    <mn>1</mn>
                    <mn>1</mn>
                    <mn>0</mn>
                  </mrow>
                </mtd>
              </mtr>
            </mtable>
          </mrow>
          <mo fence="true" stretchy="true">}</mo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6</mn>
              </mtd>
            </mtr>
          </mtable>
        </mrow>
        <mo fence="true" stretchy="true">)</mo>
      </mrow>
      <mrow>
        <msup>
          <mi>S</mi>
          <mi>a</mi>
        </msup>
        <mo stretchy="false">=</mo>
        <mn>22</mn>
      </mrow>
      <mi>,</mi>
      <mrow>
        <msup>
          <mi>S</mi>
          <mi>b</mi>
        </msup>
        <mo stretchy="false">=</mo>
        <mn>28</mn>
      </mrow>
    </mrow>
    <annotation encoding="StarMath 5.0">C_min bar ( f )= left lbrace stack 
{000XX # 011XX # 110XX # 0X101 # 01X10 # 1 0 1 1 0} 
right rbrace
left ( stack {1 # 2 # 3 # 4 # 5 # 6} right  )
S^a = 22, S^b = 28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2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over accent="true">
                  <mi>x</mi>
                  <mo stretchy="false">¯</mo>
                </mover>
                <mn>2</mn>
              </msub>
              <mo stretchy="false">∨</mo>
              <msub>
                <mover accent="true">
                  <mi>x</mi>
                  <mo stretchy="false">¯</mo>
                </mover>
                <mn>3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over accent="true">
                  <mi>x</mi>
                  <mo stretchy="false">¯</mo>
                </mover>
                <mn>1</mn>
              </msub>
              <mo stretchy="false">∨</mo>
              <msub>
                <mover accent="true">
                  <mi>x</mi>
                  <mo stretchy="false">¯</mo>
                </mover>
                <mn>2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over accent="true">
                  <mi>x</mi>
                  <mo stretchy="false">¯</mo>
                </mover>
                <mn>3</mn>
              </msub>
              <mo stretchy="false">∨</mo>
              <msub>
                <mi>x</mi>
                <mn>4</mn>
              </msub>
              <mo stretchy="false">∨</mo>
              <msub>
                <mover accent="true">
                  <mi>x</mi>
                  <mo stretchy="false">¯</mo>
                </mover>
                <mn>5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over accent="true">
                  <mi>x</mi>
                  <mo stretchy="false">¯</mo>
                </mover>
                <mn>2</mn>
              </msub>
              <mo stretchy="false">∨</mo>
              <msub>
                <mover accent="true">
                  <mi>x</mi>
                  <mo stretchy="false">¯</mo>
                </mover>
                <mn>4</mn>
              </msub>
              <mo stretchy="false">∨</mo>
              <msub>
                <mi>x</mi>
                <mn>5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over accent="true">
                  <mi>x</mi>
                  <mo stretchy="false">¯</mo>
                </mover>
                <mn>1</mn>
              </msub>
              <mo stretchy="false">∨</mo>
              <msub>
                <mi>x</mi>
                <mn>2</mn>
              </msub>
              <mo stretchy="false">∨</mo>
              <msub>
                <mover accent="true">
                  <mi>x</mi>
                  <mo stretchy="false">¯</mo>
                </mover>
                <mn>3</mn>
              </msub>
              <mo stretchy="false">∨</mo>
              <msub>
                <mover accent="true">
                  <mi>x</mi>
                  <mo stretchy="false">¯</mo>
                </mover>
                <mn>4</mn>
              </msub>
              <mo stretchy="false">∨</mo>
              <msub>
                <mi>x</mi>
                <mn>5</mn>
              </msub>
            </mrow>
          </mrow>
          <mo fence="true" stretchy="false">)</mo>
        </mrow>
      </mrow>
    </mrow>
    <annotation encoding="StarMath 5.0">f = ( x_1 or x_2 or x_3  ) cdot
( x_1 or {bar x}_2 or {bar x}_3) cdot
( {bar x}_1 or {bar x}_2 or x_3 ) cdot
( x_1 or {bar x}_3 or x_4 or {bar x}_5 ) cdot
( x_1 or {bar x}_2 or {bar x}_4 or x_5 ) cdot
( {bar x}_1 or x_2 or {bar x}_3 or {bar x}_4 or x_5 )</annotation>
  </semantics>
</math>
</file>

<file path=Object 3/content.xml><?xml version="1.0" encoding="utf-8"?>
<math xmlns="http://www.w3.org/1998/Math/MathML" display="block">
  <semantics>
    <mrow>
      <mi>T</mi>
      <mo stretchy="false">=</mo>
      <mrow>
        <mo fence="true" stretchy="true">{</mo>
        <mrow>
          <mtable>
            <mtr>
              <mtd>
                <mrow>
                  <mn>100</mn>
                  <mi mathvariant="italic">XX</mi>
                </mrow>
              </mtd>
            </mtr>
            <mtr>
              <mtd>
                <mrow>
                  <mn>111</mn>
                  <mi mathvariant="italic">XX</mi>
                </mrow>
              </mtd>
            </mtr>
            <mtr>
              <mtd>
                <mrow>
                  <mn>0100</mn>
                  <mi>X</mi>
                </mrow>
              </mtd>
            </mtr>
            <mtr>
              <mtd>
                <mrow>
                  <mn>010</mn>
                  <mi>X</mi>
                  <mn>1</mn>
                </mrow>
              </mtd>
            </mtr>
          </mtable>
        </mrow>
        <mo fence="true" stretchy="true">}</mo>
      </mrow>
    </mrow>
    <annotation encoding="StarMath 5.0">T =  left lbrace stack{100XX # 111XX # 0100X # 010X1} right rbrace 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i>x</mi>
          <mn>5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row>
        <msub>
          <mi>x</mi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over accent="true">
          <mi>x</mi>
          <mo stretchy="false">¯</mo>
        </mover>
        <mn>4</mn>
      </msub>
      <msub>
        <mover accent="true">
          <mi>x</mi>
          <mo stretchy="false">¯</mo>
        </mover>
        <mn>5</mn>
      </msub>
    </mrow>
    <annotation encoding="StarMath 5.0">f = x_1 { bar x }_2 { bar x }_3 or
x_1 { bar x }_2 x_5 or
x_1 x_2 x_3 or
{ bar x }_1 x_2 { bar x }_3 x_5 or
{ bar x }_1 { bar x }_2 x_3 x_4 or
{ bar x }_1 x_2 { bar x }_3 { bar x }_4 or
{ bar x }_2 x_3 { bar x }_4 { bar x }_5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sub>
          <mi>x</mi>
          <mn>1</mn>
        </msub>
      </mrow>
      <mrow>
        <mrow>
          <mo fence="true" stretchy="false">(</mo>
          <mrow>
            <mrow>
              <msub>
                <mover accent="true">
                  <mi>x</mi>
                  <mo stretchy="false">¯</mo>
                </mover>
                <mn>2</mn>
              </msub>
              <mrow>
                <mrow>
                  <mo fence="true" stretchy="false">(</mo>
                  <mrow>
                    <mrow>
                      <msub>
                        <mover accent="true">
                          <mi>x</mi>
                          <mo stretchy="false">¯</mo>
                        </mover>
                        <mn>3</mn>
                      </msub>
                      <mo stretchy="false">∨</mo>
                      <msub>
                        <mi>x</mi>
                        <mn>5</mn>
                      </msub>
                    </mrow>
                  </mrow>
                  <mo fence="true" stretchy="false">)</mo>
                </mrow>
                <mo stretchy="false">∨</mo>
                <msub>
                  <mi>x</mi>
                  <mn>2</mn>
                </msub>
              </mrow>
              <msub>
                <mi>x</mi>
                <mn>3</mn>
              </msub>
            </mrow>
          </mrow>
          <mo fence="true" stretchy="false">)</mo>
        </mrow>
        <mo stretchy="false">∨</mo>
        <msub>
          <mover accent="true">
            <mi>x</mi>
            <mo stretchy="false">¯</mo>
          </mover>
          <mn>1</mn>
        </msub>
      </mrow>
      <mrow>
        <mrow>
          <mo fence="true" stretchy="false">(</mo>
          <mrow>
            <mrow>
              <msub>
                <mi>x</mi>
                <mn>2</mn>
              </msub>
              <msub>
                <mover accent="true">
                  <mi>x</mi>
                  <mo stretchy="false">¯</mo>
                </mover>
                <mn>3</mn>
              </msub>
              <mrow>
                <mrow>
                  <mo fence="true" stretchy="false">(</mo>
                  <mrow>
                    <mrow>
                      <msub>
                        <mi>x</mi>
                        <mn>5</mn>
                      </msub>
                      <mo stretchy="false">∨</mo>
                      <msub>
                        <mover accent="true">
                          <mi>x</mi>
                          <mo stretchy="false">¯</mo>
                        </mover>
                        <mn>4</mn>
                      </msub>
                    </mrow>
                  </mrow>
                  <mo fence="true" stretchy="false">)</mo>
                </mrow>
                <mo stretchy="false">∨</mo>
                <msub>
                  <mover accent="true">
                    <mi>x</mi>
                    <mo stretchy="false">¯</mo>
                  </mover>
                  <mn>2</mn>
                </msub>
              </mrow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over accent="true">
          <mi>x</mi>
          <mo stretchy="false">¯</mo>
        </mover>
        <mn>4</mn>
      </msub>
      <msub>
        <mover accent="true">
          <mi>x</mi>
          <mo stretchy="false">¯</mo>
        </mover>
        <mn>5</mn>
      </msub>
    </mrow>
    <annotation encoding="StarMath 5.0">f = x_1( {bar x}_2 ( {bar x}_3 or x_5 ) or x_2 x_3 ) or 
{ bar x }_1( x_2 {bar x}_3( x_5 or {bar x}_4 ) or 
{bar x}_2 x_3 x_4 ) or { bar x }_2 x_3 { bar x }_4 { bar x }_5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i>φ</mi>
              <mo stretchy="false">=</mo>
              <mrow>
                <msub>
                  <mover accent="true">
                    <mi>x</mi>
                    <mo stretchy="false">¯</mo>
                  </mover>
                  <mn>3</mn>
                </msub>
                <mo stretchy="false">∨</mo>
                <msub>
                  <mi>x</mi>
                  <mn>5</mn>
                </msub>
              </mrow>
            </mrow>
            <mspace width="1.5em"/>
            <mrow>
              <mover accent="true">
                <mi>φ</mi>
                <mo stretchy="false">¯</mo>
              </mover>
              <mo stretchy="false">=</mo>
              <msub>
                <mi>x</mi>
                <mn>3</mn>
              </msub>
            </mrow>
            <msub>
              <mover accent="true">
                <mi>x</mi>
                <mo stretchy="false">¯</mo>
              </mover>
              <mn>5</mn>
            </msub>
          </mrow>
        </mtd>
      </mtr>
      <mtr>
        <mtd>
          <mrow>
            <mrow>
              <mi>f</mi>
              <mo stretchy="false">=</mo>
              <msub>
                <mi>x</mi>
                <mn>1</mn>
              </msub>
            </mrow>
            <mrow>
              <mrow>
                <mo fence="true" stretchy="false">(</mo>
                <mrow>
                  <mrow>
                    <msub>
                      <mover accent="true">
                        <mi>x</mi>
                        <mo stretchy="false">¯</mo>
                      </mover>
                      <mn>2</mn>
                    </msub>
                    <mrow>
                      <mi>φ</mi>
                      <mo stretchy="false">∨</mo>
                      <msub>
                        <mi>x</mi>
                        <mn>2</mn>
                      </msub>
                    </mrow>
                    <msub>
                      <mi>x</mi>
                      <mn>3</mn>
                    </msub>
                  </mrow>
                </mrow>
                <mo fence="true" stretchy="false">)</mo>
              </mrow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row>
              <mrow>
                <mo fence="true" stretchy="false">(</mo>
                <mrow>
                  <mrow>
                    <msub>
                      <mi>x</mi>
                      <mn>2</mn>
                    </msub>
                    <msub>
                      <mover accent="true">
                        <mi>x</mi>
                        <mo stretchy="false">¯</mo>
                      </mover>
                      <mn>3</mn>
                    </msub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n>5</mn>
                            </msub>
                            <mo stretchy="false">∨</mo>
                            <msub>
                              <mover accent="true">
                                <mi>x</mi>
                                <mo stretchy="false">¯</mo>
                              </mover>
                              <mn>4</mn>
                            </msub>
                          </mrow>
                        </mrow>
                        <mo fence="true" stretchy="false">)</mo>
                      </mrow>
                      <mo stretchy="false">∨</mo>
                      <msub>
                        <mover accent="true">
                          <mi>x</mi>
                          <mo stretchy="false">¯</mo>
                        </mover>
                        <mn>2</mn>
                      </msub>
                    </mrow>
                    <msub>
                      <mi>x</mi>
                      <mn>3</mn>
                    </msub>
                    <msub>
                      <mi>x</mi>
                      <mn>4</mn>
                    </msub>
                  </mrow>
                </mrow>
                <mo fence="true" stretchy="false">)</mo>
              </mrow>
              <mo stretchy="false">∨</mo>
              <msub>
                <mover accent="true">
                  <mi>x</mi>
                  <mo stretchy="false">¯</mo>
                </mover>
                <mn>2</mn>
              </msub>
            </mrow>
            <msub>
              <mover accent="true">
                <mi>x</mi>
                <mo stretchy="false">¯</mo>
              </mover>
              <mn>4</mn>
            </msub>
            <mover accent="true">
              <mi>φ</mi>
              <mo stretchy="false">¯</mo>
            </mover>
          </mrow>
        </mtd>
      </mtr>
    </mtable>
    <annotation encoding="StarMath 5.0">%varphi = { bar x }_3 or x_5 ``` bar %varphi = x_3 { bar x }_5 newline
f = x_1( {bar x}_2 %varphi or x_2 x_3 ) or
{ bar x }_1( x_2 {bar x}_3( x_5 or {bar x}_4 ) or
{bar x}_2 x_3 x_4 ) or { bar x }_2 { bar x }_4 bar %varphi</annotation>
  </semantics>
</math>
</file>

<file path=Object 33/content.xml><?xml version="1.0" encoding="utf-8"?>
<math xmlns="http://www.w3.org/1998/Math/MathML" display="block">
  <semantics>
    <mrow>
      <mi>f</mi>
      <mo stretchy="false">=</mo>
      <mrow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2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over accent="true">
                  <mi>x</mi>
                  <mo stretchy="false">¯</mo>
                </mover>
                <mn>2</mn>
              </msub>
              <mo stretchy="false">∨</mo>
              <msub>
                <mover accent="true">
                  <mi>x</mi>
                  <mo stretchy="false">¯</mo>
                </mover>
                <mn>3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over accent="true">
                  <mi>x</mi>
                  <mo stretchy="false">¯</mo>
                </mover>
                <mn>1</mn>
              </msub>
              <mo stretchy="false">∨</mo>
              <msub>
                <mover accent="true">
                  <mi>x</mi>
                  <mo stretchy="false">¯</mo>
                </mover>
                <mn>2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over accent="true">
                  <mi>x</mi>
                  <mo stretchy="false">¯</mo>
                </mover>
                <mn>3</mn>
              </msub>
              <mo stretchy="false">∨</mo>
              <msub>
                <mi>x</mi>
                <mn>4</mn>
              </msub>
              <mo stretchy="false">∨</mo>
              <msub>
                <mover accent="true">
                  <mi>x</mi>
                  <mo stretchy="false">¯</mo>
                </mover>
                <mn>5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over accent="true">
                  <mi>x</mi>
                  <mo stretchy="false">¯</mo>
                </mover>
                <mn>2</mn>
              </msub>
              <mo stretchy="false">∨</mo>
              <msub>
                <mover accent="true">
                  <mi>x</mi>
                  <mo stretchy="false">¯</mo>
                </mover>
                <mn>4</mn>
              </msub>
              <mo stretchy="false">∨</mo>
              <msub>
                <mi>x</mi>
                <mn>5</mn>
              </msub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over accent="true">
                  <mi>x</mi>
                  <mo stretchy="false">¯</mo>
                </mover>
                <mn>1</mn>
              </msub>
              <mo stretchy="false">∨</mo>
              <msub>
                <mi>x</mi>
                <mn>2</mn>
              </msub>
              <mo stretchy="false">∨</mo>
              <msub>
                <mover accent="true">
                  <mi>x</mi>
                  <mo stretchy="false">¯</mo>
                </mover>
                <mn>3</mn>
              </msub>
              <mo stretchy="false">∨</mo>
              <msub>
                <mover accent="true">
                  <mi>x</mi>
                  <mo stretchy="false">¯</mo>
                </mover>
                <mn>4</mn>
              </msub>
              <mo stretchy="false">∨</mo>
              <msub>
                <mi>x</mi>
                <mn>5</mn>
              </msub>
            </mrow>
          </mrow>
          <mo fence="true" stretchy="false">)</mo>
        </mrow>
      </mrow>
    </mrow>
    <annotation encoding="StarMath 5.0">f = ( x_1 or x_2 or x_3  ) cdot
( x_1 or {bar x}_2 or {bar x}_3) cdot
( {bar x}_1 or {bar x}_2 or x_3 ) cdot
( x_1 or {bar x}_3 or x_4 or {bar x}_5 ) cdot
( x_1 or {bar x}_2 or {bar x}_4 or x_5 ) cdot
( {bar x}_1 or x_2 or {bar x}_3 or {bar x}_4 or x_5 )</annotation>
  </semantics>
</math>
</file>

<file path=Object 34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row>
                <msub>
                  <mi>x</mi>
                  <mn>1</mn>
                </msub>
                <mo stretchy="false">∨</mo>
                <msub>
                  <mover accent="true">
                    <mi>x</mi>
                    <mo stretchy="false">¯</mo>
                  </mover>
                  <mn>3</mn>
                </msub>
                <mo stretchy="false">∨</mo>
                <msub>
                  <mover accent="true">
                    <mi>x</mi>
                    <mo stretchy="false">¯</mo>
                  </mover>
                  <mn>2</mn>
                </msub>
              </mrow>
              <mrow>
                <mo fence="true" stretchy="false">(</mo>
                <mrow>
                  <mrow>
                    <msub>
                      <mi>x</mi>
                      <mn>4</mn>
                    </msub>
                    <mo stretchy="false">∨</mo>
                    <msub>
                      <mover accent="true">
                        <mi>x</mi>
                        <mo stretchy="false">¯</mo>
                      </mover>
                      <mn>5</mn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  <mrow>
        <mo fence="true" stretchy="false">(</mo>
        <mrow>
          <mrow>
            <msub>
              <mi>x</mi>
              <mn>1</mn>
            </msub>
            <mo stretchy="false">∨</mo>
            <msub>
              <mi>x</mi>
              <mn>2</mn>
            </msub>
            <mo stretchy="false">∨</mo>
            <msub>
              <mi>x</mi>
              <mn>3</mn>
            </msub>
          </mrow>
        </mrow>
        <mo fence="true" stretchy="false">)</mo>
      </mrow>
      <mrow>
        <mo fence="true" stretchy="false">(</mo>
        <mrow>
          <mrow>
            <msub>
              <mover accent="true">
                <mi>x</mi>
                <mo stretchy="false">¯</mo>
              </mover>
              <mn>1</mn>
            </msub>
            <mo stretchy="false">∨</mo>
            <msub>
              <mover accent="true">
                <mi>x</mi>
                <mo stretchy="false">¯</mo>
              </mover>
              <mn>2</mn>
            </msub>
            <mo stretchy="false">∨</mo>
            <msub>
              <mi>x</mi>
              <mn>3</mn>
            </msub>
          </mrow>
        </mrow>
        <mo fence="true" stretchy="false">)</mo>
      </mrow>
      <mrow>
        <mo fence="true" stretchy="false">(</mo>
        <mrow>
          <mrow>
            <mrow>
              <msub>
                <mover accent="true">
                  <mi>x</mi>
                  <mo stretchy="false">¯</mo>
                </mover>
                <mn>4</mn>
              </msub>
              <mo stretchy="false">∨</mo>
              <msub>
                <mi>x</mi>
                <mn>5</mn>
              </msub>
              <mo stretchy="false">∨</mo>
              <mrow>
                <mo fence="true" stretchy="false">(</mo>
                <mrow>
                  <mrow>
                    <msub>
                      <mi>x</mi>
                      <mn>1</mn>
                    </msub>
                    <mo stretchy="false">∨</mo>
                    <msub>
                      <mover accent="true">
                        <mi>x</mi>
                        <mo stretchy="false">¯</mo>
                      </mover>
                      <mn>2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f=( x_1 or {bar x}_3 or {bar x}_2 (x_4 or {bar x}_5) )
(x_1 or x_2 or x_3)
( {bar x}_1 or {bar x}_2 or x_3 )
( {bar x}_4 or x_5 or (x_1 or {bar x}_2)({bar x}_1 or x_2 or {bar x}_3))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i>E</mi>
                    <mo stretchy="false">∨</mo>
                    <mi>F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E</mi>
                  <mo stretchy="false">∨</mo>
                  <mi>G</mi>
                </mrow>
              </mrow>
              <mo fence="true" stretchy="false">)</mo>
            </mrow>
            <mrow>
              <mo fence="true" stretchy="false">(</mo>
              <mrow>
                <mrow>
                  <mi>G</mi>
                  <mo stretchy="false">∨</mo>
                  <mi>I</mi>
                </mrow>
              </mrow>
              <mo fence="true" stretchy="false">)</mo>
            </mrow>
            <mrow>
              <mo fence="true" stretchy="false">(</mo>
              <mrow>
                <mrow>
                  <mi>A</mi>
                  <mo stretchy="false">∨</mo>
                  <mi>C</mi>
                  <mo stretchy="false">∨</mo>
                  <mi>F</mi>
                </mrow>
              </mrow>
              <mo fence="true" stretchy="false">)</mo>
            </mrow>
            <mrow>
              <mo fence="true" stretchy="false">(</mo>
              <mrow>
                <mrow>
                  <mi>A</mi>
                  <mo stretchy="false">∨</mo>
                  <mi>B</mi>
                  <mo stretchy="false">∨</mo>
                  <mi>C</mi>
                  <mo stretchy="false">∨</mo>
                  <mi>D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B</mi>
                    <mo stretchy="false">∨</mo>
                    <mi>D</mi>
                    <mo stretchy="false">∨</mo>
                    <mi>I</mi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/>
            <mo stretchy="false">=</mo>
            <mrow>
              <mi mathvariant="italic">ABEG</mi>
              <mo stretchy="false">∨</mo>
              <mi mathvariant="italic">ADEG</mi>
              <mo stretchy="false">∨</mo>
              <mi mathvariant="italic">BCEG</mi>
              <mo stretchy="false">∨</mo>
              <mi mathvariant="italic">CDEG</mi>
              <mo stretchy="false">∨</mo>
              <mi mathvariant="italic">AEI</mi>
              <mo stretchy="false">∨</mo>
              <mi mathvariant="italic">CEI</mi>
              <mo stretchy="false">∨</mo>
              <mi mathvariant="italic">BEFI</mi>
              <mo stretchy="false">∨</mo>
              <mi mathvariant="italic">DEFI</mi>
              <mo stretchy="false">∨</mo>
              <mi mathvariant="italic">AFGI</mi>
              <mo stretchy="false">∨</mo>
              <mi mathvariant="italic">CFGI</mi>
              <mo stretchy="false">∨</mo>
              <mi mathvariant="italic">BFG</mi>
              <mo stretchy="false">∨</mo>
              <mi mathvariant="italic">DFG</mi>
            </mrow>
          </mrow>
        </mtd>
      </mtr>
    </mtable>
    <annotation encoding="StarMath 5.0">Y=( E or F )( E or G )( G or I )( A or C or F )( A or B or C or D )( B or D or I )= {}newline{ }=
ABEG or ADEG or BCEG or CDEG or AEI or CEI or BEFI or DEFI or AFGI or CFGI or BFG or DFG
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С</mi>
              <mn>1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</mn>
              <mi>a</mi>
            </msubsup>
            <mo stretchy="false">=</mo>
            <mn>28</mn>
          </mrow>
        </mtd>
      </mtr>
      <mtr>
        <mtd>
          <msubsup>
            <mi>S</mi>
            <mn>1</mn>
            <mi>b</mi>
          </msubsup>
        </mtd>
      </mtr>
    </mtable>
    <annotation encoding="StarMath 5.0">С_1 = left lbrace stack {T # A # B # E # G}  right rbrace newline
S_1^a=28 newline
S_1^b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>С</mi>
              <mn>2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A</mi>
                    </mtd>
                  </mtr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2</mn>
              <mi>a</mi>
            </msubsup>
            <mo stretchy="false">=</mo>
            <mn>28</mn>
          </mrow>
        </mtd>
      </mtr>
      <mtr>
        <mtd>
          <mrow>
            <msubsup>
              <mi>S</mi>
              <mn>2</mn>
              <mi>b</mi>
            </msubsup>
            <mo stretchy="false">=</mo>
            <mn>36</mn>
          </mrow>
        </mtd>
      </mtr>
    </mtable>
    <annotation encoding="StarMath 5.0">С_2 = left lbrace stack {T # A # D # E # G}  right rbrace newline
S_2^a=28 newline
S_2^b=36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С</mi>
              <mn>3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3</mn>
              <mi>a</mi>
            </msubsup>
            <mo stretchy="false">=</mo>
            <mn>28</mn>
          </mrow>
        </mtd>
      </mtr>
      <mtr>
        <mtd>
          <mrow>
            <msubsup>
              <mi>S</mi>
              <mn>3</mn>
              <mi>b</mi>
            </msubsup>
            <mo stretchy="false">=</mo>
            <mn>36</mn>
          </mrow>
        </mtd>
      </mtr>
    </mtable>
    <annotation encoding="StarMath 5.0">С_3 = left lbrace stack {T # B # C # E # G}  right rbrace newline
S_3^a=28 newline
S_3^b=36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С</mi>
              <mn>4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C</mi>
                    </mtd>
                  </mtr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4</mn>
              <mi>a</mi>
            </msubsup>
            <mo stretchy="false">=</mo>
            <mn>28</mn>
          </mrow>
        </mtd>
      </mtr>
      <mtr>
        <mtd>
          <mrow>
            <msubsup>
              <mi>S</mi>
              <mn>4</mn>
              <mi>b</mi>
            </msubsup>
            <mo stretchy="false">=</mo>
            <mn>36</mn>
          </mrow>
        </mtd>
      </mtr>
    </mtable>
    <annotation encoding="StarMath 5.0">С_4 = left lbrace stack {T # C # D # E # G}  right rbrace newline
S_4^a=28 newline
S_4^b=36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С</mi>
              <mn>5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A</mi>
                    </mtd>
                  </mtr>
                  <mtr>
                    <mtd>
                      <mi>E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5</mn>
              <mi>a</mi>
            </msubsup>
            <mo stretchy="false">=</mo>
            <mn>25</mn>
          </mrow>
        </mtd>
      </mtr>
      <mtr>
        <mtd>
          <mrow>
            <msubsup>
              <mi>S</mi>
              <mn>5</mn>
              <mi>b</mi>
            </msubsup>
            <mo stretchy="false">=</mo>
            <mn>32</mn>
          </mrow>
        </mtd>
      </mtr>
    </mtable>
    <annotation encoding="StarMath 5.0">С_5 = left lbrace stack {T # A # E # I}  right rbrace newline
S_5^a=25 newline
S_5^b=32</annotation>
  </semantics>
</math>
</file>